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2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_price_historical_1666026590-1665421790" table:style-name="ta1">
        <table:shapes>
          <draw:frame draw:z-index="0" draw:style-name="gr1" draw:text-style-name="P1" svg:width="8.0016in" svg:height="5.7201in" svg:x="18.0169in" svg:y="0.2823in">
            <draw:object draw:notify-on-update-of-ranges="'histogram_price_historical_1666026590-1665421790'.A1:'histogram_price_historical_1666026590-1665421790'.Y1 'histogram_price_historical_1666026590-1665421790'.A2:'histogram_price_historical_1666026590-1665421790'.Y2 'histogram_price_historical_1666026590-1665421790'.A4:'histogram_price_historical_1666026590-1665421790'.Y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7429in" svg:height="4.9567in" svg:x="18.1571in" svg:y="6.5567in">
            <draw:object draw:notify-on-update-of-ranges="'histogram_price_historical_1666026590-1665421790'.A21:'histogram_price_historical_1666026590-1665421790'.Y21 'histogram_price_historical_1666026590-1665421790'.A22:'histogram_price_historical_1666026590-1665421790'.Y22 'histogram_price_historical_1666026590-1665421790'.A23:'histogram_price_historical_1666026590-1665421790'.Y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in" svg:height="3.5449in" svg:x="18.3941in" svg:y="11.2417in">
            <draw:object draw:notify-on-update-of-ranges="'histogram_price_historical_1666026590-1665421790'.A30:'histogram_price_historical_1666026590-1665421790'.Y30 'histogram_price_historical_1666026590-1665421790'.A41:'histogram_price_historical_1666026590-1665421790'.Y41 'histogram_price_historical_1666026590-1665421790'.A42:'histogram_price_historical_1666026590-1665421790'.Y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in" svg:height="3.5449in" svg:x="11.5016in" svg:y="5.1453in">
            <draw:object draw:notify-on-update-of-ranges="'histogram_price_historical_1666026590-1665421790'.A2:'histogram_price_historical_1666026590-1665421790'.Y2 'histogram_price_historical_1666026590-1665421790'.A4:'histogram_price_historical_1666026590-1665421790'.Y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13in" svg:height="3.5453in" svg:x="1.6051in" svg:y="5.6783in">
            <draw:object draw:notify-on-update-of-ranges="'histogram_price_historical_1666026590-1665421790'.A22:'histogram_price_historical_1666026590-1665421790'.Y22 'histogram_price_historical_1666026590-1665421790'.A23:'histogram_price_historical_1666026590-1665421790'.Y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2472in" svg:y="5.1949in">
            <draw:object draw:notify-on-update-of-ranges="'histogram_price_historical_1666026590-1665421790'.A30:'histogram_price_historical_1666026590-1665421790'.Y30 'histogram_price_historical_1666026590-1665421790'.A63:'histogram_price_historical_1666026590-1665421790'.Y63 'histogram_price_historical_1666026590-1665421790'.A64:'histogram_price_historical_1666026590-1665421790'.Y6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13in" svg:height="3.5453in" svg:x="5.9689in" svg:y="8.0622in">
            <draw:object draw:notify-on-update-of-ranges="'histogram_price_historical_1666026590-1665421790'.A59:'histogram_price_historical_1666026590-1665421790'.Y59 'histogram_price_historical_1666026590-1665421790'.A71:'histogram_price_historical_1666026590-1665421790'.Y71 'histogram_price_historical_1666026590-1665421790'.A72:'histogram_price_historical_1666026590-1665421790'.Y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1.1406in" svg:y="7.1256in">
            <draw:object draw:notify-on-update-of-ranges="'histogram_price_historical_1666026590-1665421790'.A77:'histogram_price_historical_1666026590-1665421790'.X77 'histogram_price_historical_1666026590-1665421790'.A78:'histogram_price_historical_1666026590-1665421790'.X7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13.2472in" svg:y="10.3504in">
            <draw:object draw:notify-on-update-of-ranges="'histogram_price_historical_1666026590-1665421790'.A59:'histogram_price_historical_1666026590-1665421790'.X59 'histogram_price_historical_1666026590-1665421790'.A79:'histogram_price_historical_1666026590-1665421790'.X79 'histogram_price_historical_1666026590-1665421790'.A80:'histogram_price_historical_1666026590-1665421790'.X8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style-name="ce1" office:value-type="percentage" office:value="-0.035684" calcext:value-type="percentage">
            <text:p>-3.57%</text:p>
          </table:table-cell>
          <table:table-cell table:style-name="ce1" office:value-type="percentage" office:value="-0.032581" calcext:value-type="percentage">
            <text:p>-3.26%</text:p>
          </table:table-cell>
          <table:table-cell table:style-name="ce1" office:value-type="percentage" office:value="-0.029478" calcext:value-type="percentage">
            <text:p>-2.95%</text:p>
          </table:table-cell>
          <table:table-cell table:style-name="ce1" office:value-type="percentage" office:value="-0.026375" calcext:value-type="percentage">
            <text:p>-2.64%</text:p>
          </table:table-cell>
          <table:table-cell table:style-name="ce1" office:value-type="percentage" office:value="-0.023272" calcext:value-type="percentage">
            <text:p>-2.33%</text:p>
          </table:table-cell>
          <table:table-cell table:style-name="ce1" office:value-type="percentage" office:value="-0.020169" calcext:value-type="percentage">
            <text:p>-2.02%</text:p>
          </table:table-cell>
          <table:table-cell table:style-name="ce1" office:value-type="percentage" office:value="-0.017066" calcext:value-type="percentage">
            <text:p>-1.71%</text:p>
          </table:table-cell>
          <table:table-cell table:style-name="ce1" office:value-type="percentage" office:value="-0.013963" calcext:value-type="percentage">
            <text:p>-1.40%</text:p>
          </table:table-cell>
          <table:table-cell table:style-name="ce1" office:value-type="percentage" office:value="-0.01086" calcext:value-type="percentage">
            <text:p>-1.09%</text:p>
          </table:table-cell>
          <table:table-cell table:style-name="ce1" office:value-type="percentage" office:value="-0.007757" calcext:value-type="percentage">
            <text:p>-0.78%</text:p>
          </table:table-cell>
          <table:table-cell table:style-name="ce1" office:value-type="percentage" office:value="-0.004654" calcext:value-type="percentage">
            <text:p>-0.47%</text:p>
          </table:table-cell>
          <table:table-cell table:style-name="ce1" office:value-type="percentage" office:value="-0.001551" calcext:value-type="percentage">
            <text:p>-0.16%</text:p>
          </table:table-cell>
          <table:table-cell table:style-name="ce1" office:value-type="percentage" office:value="0.001552" calcext:value-type="percentage">
            <text:p>0.16%</text:p>
          </table:table-cell>
          <table:table-cell table:style-name="ce1" office:value-type="percentage" office:value="0.004654" calcext:value-type="percentage">
            <text:p>0.47%</text:p>
          </table:table-cell>
          <table:table-cell table:style-name="ce1" office:value-type="percentage" office:value="0.007758" calcext:value-type="percentage">
            <text:p>0.78%</text:p>
          </table:table-cell>
          <table:table-cell table:style-name="ce1" office:value-type="percentage" office:value="0.010861" calcext:value-type="percentage">
            <text:p>1.09%</text:p>
          </table:table-cell>
          <table:table-cell table:style-name="ce1" office:value-type="percentage" office:value="0.013964" calcext:value-type="percentage">
            <text:p>1.40%</text:p>
          </table:table-cell>
          <table:table-cell table:style-name="ce1" office:value-type="percentage" office:value="0.017067" calcext:value-type="percentage">
            <text:p>1.71%</text:p>
          </table:table-cell>
          <table:table-cell table:style-name="ce1" office:value-type="percentage" office:value="0.020169" calcext:value-type="percentage">
            <text:p>2.02%</text:p>
          </table:table-cell>
          <table:table-cell table:style-name="ce1" office:value-type="percentage" office:value="0.023273" calcext:value-type="percentage">
            <text:p>2.33%</text:p>
          </table:table-cell>
          <table:table-cell table:style-name="ce1" office:value-type="percentage" office:value="0.026376" calcext:value-type="percentage">
            <text:p>2.64%</text:p>
          </table:table-cell>
          <table:table-cell table:style-name="ce1" office:value-type="percentage" office:value="0.029478" calcext:value-type="percentage">
            <text:p>2.95%</text:p>
          </table:table-cell>
          <table:table-cell table:style-name="ce1" office:value-type="percentage" office:value="0.032582" calcext:value-type="percentage">
            <text:p>3.26%</text:p>
          </table:table-cell>
          <table:table-cell table:style-name="ce1" office:value-type="percentage" office:value="0.035685" calcext:value-type="percentage">
            <text:p>3.57%</text:p>
          </table:table-cell>
          <table:table-cell table:style-name="ce1" office:value-type="percentage" office:value="0.038787" calcext:value-type="percentage">
            <text:p>3.88%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8" calcext:value-type="float">
            <text:p>468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334" calcext:value-type="float">
            <text:p>334</text:p>
          </table:table-cell>
          <table:table-cell office:value-type="float" office:value="570" calcext:value-type="float">
            <text:p>570</text:p>
          </table:table-cell>
          <table:table-cell office:value-type="float" office:value="792" calcext:value-type="float">
            <text:p>792</text:p>
          </table:table-cell>
          <table:table-cell office:value-type="float" office:value="871" calcext:value-type="float">
            <text:p>871</text:p>
          </table:table-cell>
          <table:table-cell office:value-type="float" office:value="565" calcext:value-type="float">
            <text:p>565</text:p>
          </table:table-cell>
          <table:table-cell office:value-type="float" office:value="327" calcext:value-type="float">
            <text:p>327</text:p>
          </table:table-cell>
          <table:table-cell office:value-type="float" office:value="788" calcext:value-type="float">
            <text:p>788</text:p>
          </table:table-cell>
          <table:table-cell office:value-type="float" office:value="410" calcext:value-type="float">
            <text:p>410</text:p>
          </table:table-cell>
          <table:table-cell office:value-type="float" office:value="950" calcext:value-type="float">
            <text:p>950</text:p>
          </table:table-cell>
          <table:table-cell office:value-type="float" office:value="670" calcext:value-type="float">
            <text:p>670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26" calcext:value-type="float">
            <text:p>526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percentage" office:value="-0.035684" calcext:value-type="percentage">
            <text:p>-3.57%</text:p>
          </table:table-cell>
          <table:table-cell table:style-name="ce1" office:value-type="percentage" office:value="-0.032581" calcext:value-type="percentage">
            <text:p>-3.26%</text:p>
          </table:table-cell>
          <table:table-cell table:style-name="ce1" office:value-type="percentage" office:value="-0.029478" calcext:value-type="percentage">
            <text:p>-2.95%</text:p>
          </table:table-cell>
          <table:table-cell table:style-name="ce1" office:value-type="percentage" office:value="-0.026375" calcext:value-type="percentage">
            <text:p>-2.64%</text:p>
          </table:table-cell>
          <table:table-cell table:style-name="ce1" office:value-type="percentage" office:value="-0.023272" calcext:value-type="percentage">
            <text:p>-2.33%</text:p>
          </table:table-cell>
          <table:table-cell table:style-name="ce1" office:value-type="percentage" office:value="-0.020169" calcext:value-type="percentage">
            <text:p>-2.02%</text:p>
          </table:table-cell>
          <table:table-cell table:style-name="ce1" office:value-type="percentage" office:value="-0.017066" calcext:value-type="percentage">
            <text:p>-1.71%</text:p>
          </table:table-cell>
          <table:table-cell table:style-name="ce1" office:value-type="percentage" office:value="-0.013963" calcext:value-type="percentage">
            <text:p>-1.40%</text:p>
          </table:table-cell>
          <table:table-cell table:style-name="ce1" office:value-type="percentage" office:value="-0.01086" calcext:value-type="percentage">
            <text:p>-1.09%</text:p>
          </table:table-cell>
          <table:table-cell table:style-name="ce1" office:value-type="percentage" office:value="-0.007757" calcext:value-type="percentage">
            <text:p>-0.78%</text:p>
          </table:table-cell>
          <table:table-cell table:style-name="ce1" office:value-type="percentage" office:value="-0.004654" calcext:value-type="percentage">
            <text:p>-0.47%</text:p>
          </table:table-cell>
          <table:table-cell table:style-name="ce1" office:value-type="percentage" office:value="-0.001551" calcext:value-type="percentage">
            <text:p>-0.16%</text:p>
          </table:table-cell>
          <table:table-cell table:style-name="ce1" office:value-type="percentage" office:value="0.001552" calcext:value-type="percentage">
            <text:p>0.16%</text:p>
          </table:table-cell>
          <table:table-cell table:style-name="ce1" office:value-type="percentage" office:value="0.004654" calcext:value-type="percentage">
            <text:p>0.47%</text:p>
          </table:table-cell>
          <table:table-cell table:style-name="ce1" office:value-type="percentage" office:value="0.007758" calcext:value-type="percentage">
            <text:p>0.78%</text:p>
          </table:table-cell>
          <table:table-cell table:style-name="ce1" office:value-type="percentage" office:value="0.010861" calcext:value-type="percentage">
            <text:p>1.09%</text:p>
          </table:table-cell>
          <table:table-cell table:style-name="ce1" office:value-type="percentage" office:value="0.013964" calcext:value-type="percentage">
            <text:p>1.40%</text:p>
          </table:table-cell>
          <table:table-cell table:style-name="ce1" office:value-type="percentage" office:value="0.017067" calcext:value-type="percentage">
            <text:p>1.71%</text:p>
          </table:table-cell>
          <table:table-cell table:style-name="ce1" office:value-type="percentage" office:value="0.020169" calcext:value-type="percentage">
            <text:p>2.02%</text:p>
          </table:table-cell>
          <table:table-cell table:style-name="ce1" office:value-type="percentage" office:value="0.023273" calcext:value-type="percentage">
            <text:p>2.33%</text:p>
          </table:table-cell>
          <table:table-cell table:style-name="ce1" office:value-type="percentage" office:value="0.026376" calcext:value-type="percentage">
            <text:p>2.64%</text:p>
          </table:table-cell>
          <table:table-cell table:style-name="ce1" office:value-type="percentage" office:value="0.029478" calcext:value-type="percentage">
            <text:p>2.95%</text:p>
          </table:table-cell>
          <table:table-cell table:style-name="ce1" office:value-type="percentage" office:value="0.032582" calcext:value-type="percentage">
            <text:p>3.26%</text:p>
          </table:table-cell>
          <table:table-cell table:style-name="ce1" office:value-type="percentage" office:value="0.035685" calcext:value-type="percentage">
            <text:p>3.57%</text:p>
          </table:table-cell>
          <table:table-cell table:style-name="ce1" office:value-type="percentage" office:value="0.038787" calcext:value-type="percentage">
            <text:p>3.88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float" office:value="600" calcext:value-type="float">
            <text:p>600</text:p>
          </table:table-cell>
          <table:table-cell office:value-type="float" office:value="288" calcext:value-type="float">
            <text:p>288</text:p>
          </table:table-cell>
          <table:table-cell office:value-type="float" office:value="269" calcext:value-type="float">
            <text:p>269</text:p>
          </table:table-cell>
          <table:table-cell office:value-type="float" office:value="584" calcext:value-type="float">
            <text:p>584</text:p>
          </table:table-cell>
          <table:table-cell office:value-type="float" office:value="282" calcext:value-type="float">
            <text:p>282</text:p>
          </table:table-cell>
          <table:table-cell office:value-type="float" office:value="687" calcext:value-type="float">
            <text:p>687</text:p>
          </table:table-cell>
          <table:table-cell office:value-type="float" office:value="808" calcext:value-type="float">
            <text:p>808</text:p>
          </table:table-cell>
          <table:table-cell office:value-type="float" office:value="396" calcext:value-type="float">
            <text:p>396</text:p>
          </table:table-cell>
          <table:table-cell office:value-type="float" office:value="587" calcext:value-type="float">
            <text:p>587</text:p>
          </table:table-cell>
          <table:table-cell office:value-type="float" office:value="331" calcext:value-type="float">
            <text:p>331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373" calcext:value-type="float">
            <text:p>37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percentage" office:value="-0.035684" calcext:value-type="percentage">
            <text:p>-3.57%</text:p>
          </table:table-cell>
          <table:table-cell table:style-name="ce1" office:value-type="percentage" office:value="-0.032581" calcext:value-type="percentage">
            <text:p>-3.26%</text:p>
          </table:table-cell>
          <table:table-cell table:style-name="ce1" office:value-type="percentage" office:value="-0.029478" calcext:value-type="percentage">
            <text:p>-2.95%</text:p>
          </table:table-cell>
          <table:table-cell table:style-name="ce1" office:value-type="percentage" office:value="-0.026375" calcext:value-type="percentage">
            <text:p>-2.64%</text:p>
          </table:table-cell>
          <table:table-cell table:style-name="ce1" office:value-type="percentage" office:value="-0.023272" calcext:value-type="percentage">
            <text:p>-2.33%</text:p>
          </table:table-cell>
          <table:table-cell table:style-name="ce1" office:value-type="percentage" office:value="-0.020169" calcext:value-type="percentage">
            <text:p>-2.02%</text:p>
          </table:table-cell>
          <table:table-cell table:style-name="ce1" office:value-type="percentage" office:value="-0.017066" calcext:value-type="percentage">
            <text:p>-1.71%</text:p>
          </table:table-cell>
          <table:table-cell table:style-name="ce1" office:value-type="percentage" office:value="-0.013963" calcext:value-type="percentage">
            <text:p>-1.40%</text:p>
          </table:table-cell>
          <table:table-cell table:style-name="ce1" office:value-type="percentage" office:value="-0.01086" calcext:value-type="percentage">
            <text:p>-1.09%</text:p>
          </table:table-cell>
          <table:table-cell table:style-name="ce1" office:value-type="percentage" office:value="-0.007757" calcext:value-type="percentage">
            <text:p>-0.78%</text:p>
          </table:table-cell>
          <table:table-cell table:style-name="ce1" office:value-type="percentage" office:value="-0.004654" calcext:value-type="percentage">
            <text:p>-0.47%</text:p>
          </table:table-cell>
          <table:table-cell table:style-name="ce1" office:value-type="percentage" office:value="-0.001551" calcext:value-type="percentage">
            <text:p>-0.16%</text:p>
          </table:table-cell>
          <table:table-cell table:style-name="ce1" office:value-type="percentage" office:value="0.001552" calcext:value-type="percentage">
            <text:p>0.16%</text:p>
          </table:table-cell>
          <table:table-cell table:style-name="ce1" office:value-type="percentage" office:value="0.004654" calcext:value-type="percentage">
            <text:p>0.47%</text:p>
          </table:table-cell>
          <table:table-cell table:style-name="ce1" office:value-type="percentage" office:value="0.007758" calcext:value-type="percentage">
            <text:p>0.78%</text:p>
          </table:table-cell>
          <table:table-cell table:style-name="ce1" office:value-type="percentage" office:value="0.010861" calcext:value-type="percentage">
            <text:p>1.09%</text:p>
          </table:table-cell>
          <table:table-cell table:style-name="ce1" office:value-type="percentage" office:value="0.013964" calcext:value-type="percentage">
            <text:p>1.40%</text:p>
          </table:table-cell>
          <table:table-cell table:style-name="ce1" office:value-type="percentage" office:value="0.017067" calcext:value-type="percentage">
            <text:p>1.71%</text:p>
          </table:table-cell>
          <table:table-cell table:style-name="ce1" office:value-type="percentage" office:value="0.020169" calcext:value-type="percentage">
            <text:p>2.02%</text:p>
          </table:table-cell>
          <table:table-cell table:style-name="ce1" office:value-type="percentage" office:value="0.023273" calcext:value-type="percentage">
            <text:p>2.33%</text:p>
          </table:table-cell>
          <table:table-cell table:style-name="ce1" office:value-type="percentage" office:value="0.026376" calcext:value-type="percentage">
            <text:p>2.64%</text:p>
          </table:table-cell>
          <table:table-cell table:style-name="ce1" office:value-type="percentage" office:value="0.029478" calcext:value-type="percentage">
            <text:p>2.95%</text:p>
          </table:table-cell>
          <table:table-cell table:style-name="ce1" office:value-type="percentage" office:value="0.032582" calcext:value-type="percentage">
            <text:p>3.26%</text:p>
          </table:table-cell>
          <table:table-cell table:style-name="ce1" office:value-type="percentage" office:value="0.035685" calcext:value-type="percentage">
            <text:p>3.57%</text:p>
          </table:table-cell>
          <table:table-cell table:style-name="ce1" office:value-type="percentage" office:value="0.038787" calcext:value-type="percentage">
            <text:p>3.88%</text:p>
          </table:table-cell>
        </table:table-row>
        <table:table-row table:style-name="ro1">
          <table:table-cell table:style-name="ce2" table:formula="of:=EXP(-[.A10])" office:value-type="float" office:value="1" calcext:value-type="float">
            <text:p>1</text:p>
          </table:table-cell>
          <table:table-cell table:style-name="ce2" table:formula="of:=EXP(-[.B10])" office:value-type="float" office:value="1" calcext:value-type="float">
            <text:p>1</text:p>
          </table:table-cell>
          <table:table-cell table:style-name="ce2" table:formula="of:=EXP(-[.C10])" office:value-type="float" office:value="4.24835425529159E-018" calcext:value-type="float">
            <text:p>4.24835425529159E-18</text:p>
          </table:table-cell>
          <table:table-cell table:style-name="ce2" table:formula="of:=EXP(-[.D10])" office:value-type="float" office:value="5.62577643123978E-204" calcext:value-type="float">
            <text:p>5.62577643123978E-204</text:p>
          </table:table-cell>
          <table:table-cell table:style-name="ce2" table:formula="of:=EXP(-[.E10])" office:value-type="float" office:value="2.53469490430836E-089" calcext:value-type="float">
            <text:p>2.53469490430836E-89</text:p>
          </table:table-cell>
          <table:table-cell table:style-name="ce2" table:formula="of:=EXP(-[.F10])" office:value-type="float" office:value="2.03109266273481E-042" calcext:value-type="float">
            <text:p>2.03109266273481E-42</text:p>
          </table:table-cell>
          <table:table-cell table:style-name="ce2" table:formula="of:=EXP(-[.G10])" office:value-type="float" office:value="8.82354376845842E-146" calcext:value-type="float">
            <text:p>8.82354376845842E-146</text:p>
          </table:table-cell>
          <table:table-cell table:style-name="ce2" table:formula="of:=EXP(-[.H10])" office:value-type="float" office:value="2.83233953946406E-248" calcext:value-type="float">
            <text:p>2.83233953946406E-248</text:p>
          </table:table-cell>
          <table:table-cell table:style-name="ce2" table:formula="of:=EXP(-[.I10])" office:value-type="float" office:value="0" calcext:value-type="float">
            <text:p>0</text:p>
          </table:table-cell>
          <table:table-cell table:style-name="ce2" table:formula="of:=EXP(-[.J10])" office:value-type="float" office:value="0" calcext:value-type="float">
            <text:p>0</text:p>
          </table:table-cell>
          <table:table-cell table:style-name="ce2" table:formula="of:=EXP(-[.K10])" office:value-type="float" office:value="4.20356458702998E-246" calcext:value-type="float">
            <text:p>4.20356458702998E-246</text:p>
          </table:table-cell>
          <table:table-cell table:style-name="ce2" table:formula="of:=EXP(-[.L10])" office:value-type="float" office:value="9.6761906713363E-143" calcext:value-type="float">
            <text:p>9.6761906713363E-143</text:p>
          </table:table-cell>
          <table:table-cell table:style-name="ce9" table:formula="of:=EXP(-[.M10])" office:value-type="float" office:value="0" calcext:value-type="float">
            <text:p>0.000</text:p>
          </table:table-cell>
          <table:table-cell table:style-name="ce2" table:formula="of:=EXP(-[.N10])" office:value-type="float" office:value="8.69485651740623E-179" calcext:value-type="float">
            <text:p>8.69485651740623E-179</text:p>
          </table:table-cell>
          <table:table-cell table:style-name="ce2" table:formula="of:=EXP(-[.O10])" office:value-type="float" office:value="0" calcext:value-type="float">
            <text:p>0</text:p>
          </table:table-cell>
          <table:table-cell table:style-name="ce2" table:formula="of:=EXP(-[.P10])" office:value-type="float" office:value="1.05365182766942E-291" calcext:value-type="float">
            <text:p>1.05365182766942E-291</text:p>
          </table:table-cell>
          <table:table-cell table:style-name="ce2" table:formula="of:=EXP(-[.Q10])" office:value-type="float" office:value="3.10603745490428E-245" calcext:value-type="float">
            <text:p>3.10603745490428E-245</text:p>
          </table:table-cell>
          <table:table-cell table:style-name="ce2" table:formula="of:=EXP(-[.R10])" office:value-type="float" office:value="1.14264732316776E-245" calcext:value-type="float">
            <text:p>1.14264732316776E-245</text:p>
          </table:table-cell>
          <table:table-cell table:style-name="ce2" table:formula="of:=EXP(-[.S10])" office:value-type="float" office:value="3.64000951492807E-229" calcext:value-type="float">
            <text:p>3.64000951492807E-229</text:p>
          </table:table-cell>
          <table:table-cell table:style-name="ce2" table:formula="of:=EXP(-[.T10])" office:value-type="float" office:value="6.28288051123946E-092" calcext:value-type="float">
            <text:p>6.28288051123946E-92</text:p>
          </table:table-cell>
          <table:table-cell table:style-name="ce2" table:formula="of:=EXP(-[.U10])" office:value-type="float" office:value="5.03457535876498E-045" calcext:value-type="float">
            <text:p>5.03457535876498E-45</text:p>
          </table:table-cell>
          <table:table-cell table:style-name="ce2" table:formula="of:=EXP(-[.V10])" office:value-type="float" office:value="7.25561125960653E-109" calcext:value-type="float">
            <text:p>7.25561125960653E-109</text:p>
          </table:table-cell>
          <table:table-cell table:style-name="ce2" table:formula="of:=EXP(-[.W10])" office:value-type="float" office:value="2.17052201130364E-029" calcext:value-type="float">
            <text:p>2.17052201130364E-29</text:p>
          </table:table-cell>
          <table:table-cell table:style-name="ce2" table:formula="of:=EXP(-[.X10])" office:value-type="float" office:value="0.00000226032940698105" calcext:value-type="float">
            <text:p>2.26032940698105E-06</text:p>
          </table:table-cell>
          <table:table-cell table:style-name="ce2" table:formula="of:=EXP(-[.Y10])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EXP(-[.A11])" office:value-type="float" office:value="2.86251858054939E-020" calcext:value-type="float">
            <text:p>2.86251858054939E-20</text:p>
          </table:table-cell>
          <table:table-cell table:style-name="ce2" table:formula="of:=EXP(-[.B11])" office:value-type="float" office:value="0.00000000010261879632" calcext:value-type="float">
            <text:p>1.0261879632E-10</text:p>
          </table:table-cell>
          <table:table-cell table:style-name="ce2" table:formula="of:=EXP(-[.C11])" office:value-type="float" office:value="9.46262946583638E-057" calcext:value-type="float">
            <text:p>9.46262946583638E-57</text:p>
          </table:table-cell>
          <table:table-cell table:style-name="ce2" table:formula="of:=EXP(-[.D11])" office:value-type="float" office:value="2.34555133854291E-059" calcext:value-type="float">
            <text:p>2.34555133854291E-59</text:p>
          </table:table-cell>
          <table:table-cell table:style-name="ce2" table:formula="of:=EXP(-[.E11])" office:value-type="float" office:value="4.07955866717756E-041" calcext:value-type="float">
            <text:p>4.07955866717756E-41</text:p>
          </table:table-cell>
          <table:table-cell table:style-name="ce2" table:formula="of:=EXP(-[.F11])" office:value-type="float" office:value="8.59836997230016E-136" calcext:value-type="float">
            <text:p>8.59836997230016E-136</text:p>
          </table:table-cell>
          <table:table-cell table:style-name="ce2" table:formula="of:=EXP(-[.G11])" office:value-type="float" office:value="3.46883002392922E-133" calcext:value-type="float">
            <text:p>3.46883002392922E-133</text:p>
          </table:table-cell>
          <table:table-cell table:style-name="ce2" table:formula="of:=EXP(-[.H11])" office:value-type="float" office:value="8.04603043473817E-149" calcext:value-type="float">
            <text:p>8.04603043473817E-149</text:p>
          </table:table-cell>
          <table:table-cell table:style-name="ce2" table:formula="of:=EXP(-[.I11])" office:value-type="float" office:value="1.136E-321" calcext:value-type="float">
            <text:p>1.136E-321</text:p>
          </table:table-cell>
          <table:table-cell table:style-name="ce2" table:formula="of:=EXP(-[.J11])" office:value-type="float" office:value="2.65039655300431E-261" calcext:value-type="float">
            <text:p>2.65039655300431E-261</text:p>
          </table:table-cell>
          <table:table-cell table:style-name="ce2" table:formula="of:=EXP(-[.K11])" office:value-type="float" office:value="8.37894253381937E-126" calcext:value-type="float">
            <text:p>8.37894253381937E-126</text:p>
          </table:table-cell>
          <table:table-cell table:style-name="ce2" table:formula="of:=EXP(-[.L11])" office:value-type="float" office:value="1.4954929430744E-117" calcext:value-type="float">
            <text:p>1.4954929430744E-117</text:p>
          </table:table-cell>
          <table:table-cell table:style-name="ce2" table:formula="of:=EXP(-[.M11])" office:value-type="float" office:value="2.35517166931694E-254" calcext:value-type="float">
            <text:p>2.35517166931694E-254</text:p>
          </table:table-cell>
          <table:table-cell table:style-name="ce2" table:formula="of:=EXP(-[.N11])" office:value-type="float" office:value="3.38030667716371E-123" calcext:value-type="float">
            <text:p>3.38030667716371E-123</text:p>
          </table:table-cell>
          <table:table-cell table:style-name="ce2" table:formula="of:=EXP(-[.O11])" office:value-type="float" office:value="4.36205294383555E-299" calcext:value-type="float">
            <text:p>4.36205294383555E-299</text:p>
          </table:table-cell>
          <table:table-cell table:style-name="ce2" table:formula="of:=EXP(-[.P11])" office:value-type="float" office:value="0" calcext:value-type="float">
            <text:p>0</text:p>
          </table:table-cell>
          <table:table-cell table:style-name="ce2" table:formula="of:=EXP(-[.Q11])" office:value-type="float" office:value="1.04564716980308E-172" calcext:value-type="float">
            <text:p>1.04564716980308E-172</text:p>
          </table:table-cell>
          <table:table-cell table:style-name="ce2" table:formula="of:=EXP(-[.R11])" office:value-type="float" office:value="1.17257092918339E-255" calcext:value-type="float">
            <text:p>1.17257092918339E-255</text:p>
          </table:table-cell>
          <table:table-cell table:style-name="ce2" table:formula="of:=EXP(-[.S11])" office:value-type="float" office:value="1.77225614154734E-144" calcext:value-type="float">
            <text:p>1.77225614154734E-144</text:p>
          </table:table-cell>
          <table:table-cell table:style-name="ce2" table:formula="of:=EXP(-[.T11])" office:value-type="float" office:value="2.25235790554522E-082" calcext:value-type="float">
            <text:p>2.25235790554522E-82</text:p>
          </table:table-cell>
          <table:table-cell table:style-name="ce2" table:formula="of:=EXP(-[.U11])" office:value-type="float" office:value="8.75651076269652E-027" calcext:value-type="float">
            <text:p>8.75651076269652E-27</text:p>
          </table:table-cell>
          <table:table-cell table:style-name="ce2" table:formula="of:=EXP(-[.V11])" office:value-type="float" office:value="1.01896261438574E-162" calcext:value-type="float">
            <text:p>1.01896261438574E-162</text:p>
          </table:table-cell>
          <table:table-cell table:style-name="ce2" table:formula="of:=EXP(-[.W11])" office:value-type="float" office:value="6.47023492564546E-026" calcext:value-type="float">
            <text:p>6.47023492564546E-26</text:p>
          </table:table-cell>
          <table:table-cell table:style-name="ce2" table:formula="of:=EXP(-[.X11])" office:value-type="float" office:value="0.00000000003775134544" calcext:value-type="float">
            <text:p>3.775134544E-11</text:p>
          </table:table-cell>
          <table:table-cell table:style-name="ce2" table:formula="of:=EXP(-[.Y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percentage" office:value="-0.035684" calcext:value-type="percentage">
            <text:p>-3.57%</text:p>
          </table:table-cell>
          <table:table-cell table:style-name="ce1" office:value-type="percentage" office:value="-0.032581" calcext:value-type="percentage">
            <text:p>-3.26%</text:p>
          </table:table-cell>
          <table:table-cell table:style-name="ce1" office:value-type="percentage" office:value="-0.029478" calcext:value-type="percentage">
            <text:p>-2.95%</text:p>
          </table:table-cell>
          <table:table-cell table:style-name="ce1" office:value-type="percentage" office:value="-0.026375" calcext:value-type="percentage">
            <text:p>-2.64%</text:p>
          </table:table-cell>
          <table:table-cell table:style-name="ce1" office:value-type="percentage" office:value="-0.023272" calcext:value-type="percentage">
            <text:p>-2.33%</text:p>
          </table:table-cell>
          <table:table-cell table:style-name="ce1" office:value-type="percentage" office:value="-0.020169" calcext:value-type="percentage">
            <text:p>-2.02%</text:p>
          </table:table-cell>
          <table:table-cell table:style-name="ce1" office:value-type="percentage" office:value="-0.017066" calcext:value-type="percentage">
            <text:p>-1.71%</text:p>
          </table:table-cell>
          <table:table-cell table:style-name="ce1" office:value-type="percentage" office:value="-0.013963" calcext:value-type="percentage">
            <text:p>-1.40%</text:p>
          </table:table-cell>
          <table:table-cell table:style-name="ce1" office:value-type="percentage" office:value="-0.01086" calcext:value-type="percentage">
            <text:p>-1.09%</text:p>
          </table:table-cell>
          <table:table-cell table:style-name="ce1" office:value-type="percentage" office:value="-0.007757" calcext:value-type="percentage">
            <text:p>-0.78%</text:p>
          </table:table-cell>
          <table:table-cell table:style-name="ce1" office:value-type="percentage" office:value="-0.004654" calcext:value-type="percentage">
            <text:p>-0.47%</text:p>
          </table:table-cell>
          <table:table-cell table:style-name="ce1" office:value-type="percentage" office:value="-0.001551" calcext:value-type="percentage">
            <text:p>-0.16%</text:p>
          </table:table-cell>
          <table:table-cell table:style-name="ce1" office:value-type="percentage" office:value="0.001552" calcext:value-type="percentage">
            <text:p>0.16%</text:p>
          </table:table-cell>
          <table:table-cell table:style-name="ce1" office:value-type="percentage" office:value="0.004654" calcext:value-type="percentage">
            <text:p>0.47%</text:p>
          </table:table-cell>
          <table:table-cell table:style-name="ce1" office:value-type="percentage" office:value="0.007758" calcext:value-type="percentage">
            <text:p>0.78%</text:p>
          </table:table-cell>
          <table:table-cell table:style-name="ce1" office:value-type="percentage" office:value="0.010861" calcext:value-type="percentage">
            <text:p>1.09%</text:p>
          </table:table-cell>
          <table:table-cell table:style-name="ce1" office:value-type="percentage" office:value="0.013964" calcext:value-type="percentage">
            <text:p>1.40%</text:p>
          </table:table-cell>
          <table:table-cell table:style-name="ce1" office:value-type="percentage" office:value="0.017067" calcext:value-type="percentage">
            <text:p>1.71%</text:p>
          </table:table-cell>
          <table:table-cell table:style-name="ce1" office:value-type="percentage" office:value="0.020169" calcext:value-type="percentage">
            <text:p>2.02%</text:p>
          </table:table-cell>
          <table:table-cell table:style-name="ce1" office:value-type="percentage" office:value="0.023273" calcext:value-type="percentage">
            <text:p>2.33%</text:p>
          </table:table-cell>
          <table:table-cell table:style-name="ce1" office:value-type="percentage" office:value="0.026376" calcext:value-type="percentage">
            <text:p>2.64%</text:p>
          </table:table-cell>
          <table:table-cell table:style-name="ce1" office:value-type="percentage" office:value="0.029478" calcext:value-type="percentage">
            <text:p>2.95%</text:p>
          </table:table-cell>
          <table:table-cell table:style-name="ce1" office:value-type="percentage" office:value="0.032582" calcext:value-type="percentage">
            <text:p>3.26%</text:p>
          </table:table-cell>
          <table:table-cell table:style-name="ce1" office:value-type="percentage" office:value="0.035685" calcext:value-type="percentage">
            <text:p>3.57%</text:p>
          </table:table-cell>
          <table:table-cell table:style-name="ce1" office:value-type="percentage" office:value="0.038787" calcext:value-type="percentage">
            <text:p>3.88%</text:p>
          </table:table-cell>
        </table:table-row>
        <table:table-row table:style-name="ro1">
          <table:table-cell table:style-name="ce2" table:formula="of:=1/[.A13]" office:value-type="float" office:value="1" calcext:value-type="float">
            <text:p>1</text:p>
          </table:table-cell>
          <table:table-cell table:style-name="ce2" table:formula="of:=1/[.B13]" office:value-type="float" office:value="1" calcext:value-type="float">
            <text:p>1</text:p>
          </table:table-cell>
          <table:table-cell table:style-name="ce2" table:formula="of:=1/[.C13]" office:value-type="float" office:value="2.3538526683702E+017" calcext:value-type="float">
            <text:p>2.3538526683702E+017</text:p>
          </table:table-cell>
          <table:table-cell table:style-name="ce2" table:formula="of:=1/[.D13]" office:value-type="float" office:value="1.77753242103086E+203" calcext:value-type="float">
            <text:p>1.77753242103086E+203</text:p>
          </table:table-cell>
          <table:table-cell table:style-name="ce2" table:formula="of:=1/[.E13]" office:value-type="float" office:value="3.94524799927694E+088" calcext:value-type="float">
            <text:p>3.94524799927694E+088</text:p>
          </table:table-cell>
          <table:table-cell table:style-name="ce2" table:formula="of:=1/[.F13]" office:value-type="float" office:value="4.92345828601206E+041" calcext:value-type="float">
            <text:p>4.92345828601206E+041</text:p>
          </table:table-cell>
          <table:table-cell table:style-name="ce2" table:formula="of:=1/[.G13]" office:value-type="float" office:value="1.13333148929879E+145" calcext:value-type="float">
            <text:p>1.13333148929879E+145</text:p>
          </table:table-cell>
          <table:table-cell table:style-name="ce2" table:formula="of:=1/[.H13]" office:value-type="float" office:value="3.53065014298823E+247" calcext:value-type="float">
            <text:p>3.53065014298823E+247</text:p>
          </table:table-cell>
          <table:table-cell table:style-name="ce2" table:formula="of:=1/[.I13]" office:value-type="string" office:string-value="" calcext:value-type="error">
            <text:p>#DIV/0!</text:p>
          </table:table-cell>
          <table:table-cell table:style-name="ce2" table:formula="of:=1/[.J13]" office:value-type="string" office:string-value="" calcext:value-type="error">
            <text:p>#DIV/0!</text:p>
          </table:table-cell>
          <table:table-cell table:style-name="ce2" table:formula="of:=1/[.K13]" office:value-type="float" office:value="2.37893335357682E+245" calcext:value-type="float">
            <text:p>2.37893335357682E+245</text:p>
          </table:table-cell>
          <table:table-cell table:style-name="ce2" table:formula="of:=1/[.L13]" office:value-type="float" office:value="1.0334645460866E+142" calcext:value-type="float">
            <text:p>1.0334645460866E+142</text:p>
          </table:table-cell>
          <table:table-cell table:style-name="ce2" table:formula="of:=1/[.M13]" office:value-type="string" office:string-value="" calcext:value-type="error">
            <text:p>#DIV/0!</text:p>
          </table:table-cell>
          <table:table-cell table:style-name="ce2" table:formula="of:=1/[.N13]" office:value-type="float" office:value="1.1501052352021E+178" calcext:value-type="float">
            <text:p>1.1501052352021E+178</text:p>
          </table:table-cell>
          <table:table-cell table:style-name="ce2" table:formula="of:=1/[.O13]" office:value-type="string" office:string-value="" calcext:value-type="error">
            <text:p>#DIV/0!</text:p>
          </table:table-cell>
          <table:table-cell table:style-name="ce2" table:formula="of:=1/[.P13]" office:value-type="float" office:value="9.49080117112224E+290" calcext:value-type="float">
            <text:p>9.49080117112224E+290</text:p>
          </table:table-cell>
          <table:table-cell table:style-name="ce2" table:formula="of:=1/[.Q13]" office:value-type="float" office:value="3.21953619207344E+244" calcext:value-type="float">
            <text:p>3.21953619207344E+244</text:p>
          </table:table-cell>
          <table:table-cell table:style-name="ce2" table:formula="of:=1/[.R13]" office:value-type="float" office:value="8.75160672697946E+244" calcext:value-type="float">
            <text:p>8.75160672697946E+244</text:p>
          </table:table-cell>
          <table:table-cell table:style-name="ce2" table:formula="of:=1/[.S13]" office:value-type="float" office:value="2.74724556597693E+228" calcext:value-type="float">
            <text:p>2.74724556597693E+228</text:p>
          </table:table-cell>
          <table:table-cell table:style-name="ce2" table:formula="of:=1/[.T13]" office:value-type="float" office:value="1.59162664037792E+091" calcext:value-type="float">
            <text:p>1.59162664037792E+091</text:p>
          </table:table-cell>
          <table:table-cell table:style-name="ce2" table:formula="of:=1/[.U13]" office:value-type="float" office:value="1.98626483613765E+044" calcext:value-type="float">
            <text:p>1.98626483613765E+044</text:p>
          </table:table-cell>
          <table:table-cell table:style-name="ce2" table:formula="of:=1/[.V13]" office:value-type="float" office:value="1.37824362995741E+108" calcext:value-type="float">
            <text:p>1.37824362995741E+108</text:p>
          </table:table-cell>
          <table:table-cell table:style-name="ce2" table:formula="of:=1/[.W13]" office:value-type="float" office:value="4.60718663433129E+028" calcext:value-type="float">
            <text:p>4.60718663433129E+028</text:p>
          </table:table-cell>
          <table:table-cell table:style-name="ce2" table:formula="of:=1/[.X13]" office:value-type="float" office:value="442413.392008921" calcext:value-type="float">
            <text:p>442413.392008921</text:p>
          </table:table-cell>
          <table:table-cell table:style-name="ce2" table:formula="of:=1/[.Y13]" office:value-type="float" office:value="1" calcext:value-type="float">
            <text:p>1</text:p>
          </table:table-cell>
        </table:table-row>
        <table:table-row table:style-name="ro1">
          <table:table-cell table:style-name="ce2" table:formula="of:=1/[.A14]" office:value-type="float" office:value="3.49342710574851E+019" calcext:value-type="float">
            <text:p>3.49342710574851E+019</text:p>
          </table:table-cell>
          <table:table-cell table:style-name="ce2" table:formula="of:=1/[.B14]" office:value-type="float" office:value="9744803446.2489" calcext:value-type="float">
            <text:p>9744803446.2489</text:p>
          </table:table-cell>
          <table:table-cell table:style-name="ce2" table:formula="of:=1/[.C14]" office:value-type="float" office:value="1.05678871143626E+056" calcext:value-type="float">
            <text:p>1.05678871143626E+056</text:p>
          </table:table-cell>
          <table:table-cell table:style-name="ce2" table:formula="of:=1/[.D14]" office:value-type="float" office:value="4.26338994831472E+058" calcext:value-type="float">
            <text:p>4.26338994831472E+058</text:p>
          </table:table-cell>
          <table:table-cell table:style-name="ce2" table:formula="of:=1/[.E14]" office:value-type="float" office:value="2.45124554292009E+040" calcext:value-type="float">
            <text:p>2.45124554292009E+040</text:p>
          </table:table-cell>
          <table:table-cell table:style-name="ce2" table:formula="of:=1/[.F14]" office:value-type="float" office:value="1.16301113260016E+135" calcext:value-type="float">
            <text:p>1.16301113260016E+135</text:p>
          </table:table-cell>
          <table:table-cell table:style-name="ce2" table:formula="of:=1/[.G14]" office:value-type="float" office:value="2.88281637641985E+132" calcext:value-type="float">
            <text:p>2.88281637641985E+132</text:p>
          </table:table-cell>
          <table:table-cell table:style-name="ce2" table:formula="of:=1/[.H14]" office:value-type="float" office:value="1.24284889065616E+148" calcext:value-type="float">
            <text:p>1.24284889065616E+148</text:p>
          </table:table-cell>
          <table:table-cell table:style-name="ce2" table:formula="of:=1/[.I14]" office:value-type="string" office:string-value="" calcext:value-type="error">
            <text:p>#NUM!</text:p>
          </table:table-cell>
          <table:table-cell table:style-name="ce2" table:formula="of:=1/[.J14]" office:value-type="float" office:value="3.77302030092994E+260" calcext:value-type="float">
            <text:p>3.77302030092994E+260</text:p>
          </table:table-cell>
          <table:table-cell table:style-name="ce2" table:formula="of:=1/[.K14]" office:value-type="float" office:value="1.19346802530721E+125" calcext:value-type="float">
            <text:p>1.19346802530721E+125</text:p>
          </table:table-cell>
          <table:table-cell table:style-name="ce2" table:formula="of:=1/[.L14]" office:value-type="float" office:value="6.68675840050588E+116" calcext:value-type="float">
            <text:p>6.68675840050588E+116</text:p>
          </table:table-cell>
          <table:table-cell table:style-name="ce2" table:formula="of:=1/[.M14]" office:value-type="float" office:value="4.24597498784462E+253" calcext:value-type="float">
            <text:p>4.24597498784462E+253</text:p>
          </table:table-cell>
          <table:table-cell table:style-name="ce2" table:formula="of:=1/[.N14]" office:value-type="float" office:value="2.95831146551195E+122" calcext:value-type="float">
            <text:p>2.95831146551195E+122</text:p>
          </table:table-cell>
          <table:table-cell table:style-name="ce2" table:formula="of:=1/[.O14]" office:value-type="float" office:value="2.29249853882035E+298" calcext:value-type="float">
            <text:p>2.29249853882035E+298</text:p>
          </table:table-cell>
          <table:table-cell table:style-name="ce2" table:formula="of:=1/[.P14]" office:value-type="string" office:string-value="" calcext:value-type="error">
            <text:p>#DIV/0!</text:p>
          </table:table-cell>
          <table:table-cell table:style-name="ce2" table:formula="of:=1/[.Q14]" office:value-type="float" office:value="9.5634553306191E+171" calcext:value-type="float">
            <text:p>9.5634553306191E+171</text:p>
          </table:table-cell>
          <table:table-cell table:style-name="ce2" table:formula="of:=1/[.R14]" office:value-type="float" office:value="8.52826873932845E+254" calcext:value-type="float">
            <text:p>8.52826873932845E+254</text:p>
          </table:table-cell>
          <table:table-cell table:style-name="ce2" table:formula="of:=1/[.S14]" office:value-type="float" office:value="5.64252523411717E+143" calcext:value-type="float">
            <text:p>5.64252523411717E+143</text:p>
          </table:table-cell>
          <table:table-cell table:style-name="ce2" table:formula="of:=1/[.T14]" office:value-type="float" office:value="4.43979172909438E+081" calcext:value-type="float">
            <text:p>4.43979172909438E+081</text:p>
          </table:table-cell>
          <table:table-cell table:style-name="ce2" table:formula="of:=1/[.U14]" office:value-type="float" office:value="1.14200738981568E+026" calcext:value-type="float">
            <text:p>1.14200738981568E+026</text:p>
          </table:table-cell>
          <table:table-cell table:style-name="ce2" table:formula="of:=1/[.V14]" office:value-type="float" office:value="9.8139027465971E+161" calcext:value-type="float">
            <text:p>9.8139027465971E+161</text:p>
          </table:table-cell>
          <table:table-cell table:style-name="ce2" table:formula="of:=1/[.W14]" office:value-type="float" office:value="1.5455389355901E+025" calcext:value-type="float">
            <text:p>1.5455389355901E+025</text:p>
          </table:table-cell>
          <table:table-cell table:style-name="ce2" table:formula="of:=1/[.X14]" office:value-type="float" office:value="26489122129.8435" calcext:value-type="float">
            <text:p>26489122129.8435</text:p>
          </table:table-cell>
          <table:table-cell table:style-name="ce2" table:formula="of:=1/[.Y14]" office:value-type="float" office:value="1" calcext:value-type="float">
            <text:p>1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formula="of:=SUM([.A10:.Y10])" office:value-type="float" office:value="9378" calcext:value-type="float">
            <text:p>9378</text:p>
          </table:table-cell>
          <table:table-cell table:formula="of:=[.A19]+[.A20]" office:value-type="float" office:value="17034" calcext:value-type="float">
            <text:p>17034</text:p>
          </table:table-cell>
          <table:table-cell table:number-columns-repeated="23"/>
        </table:table-row>
        <table:table-row table:style-name="ro1">
          <table:table-cell table:formula="of:=SUM([.A11:.Y11])" office:value-type="float" office:value="7656" calcext:value-type="float">
            <text:p>7656</text:p>
          </table:table-cell>
          <table:table-cell table:number-columns-repeated="24"/>
        </table:table-row>
        <table:table-row table:style-name="ro1">
          <table:table-cell table:style-name="ce1" office:value-type="percentage" office:value="-0.035684" calcext:value-type="percentage">
            <text:p>-3.57%</text:p>
          </table:table-cell>
          <table:table-cell table:style-name="ce1" office:value-type="percentage" office:value="-0.032581" calcext:value-type="percentage">
            <text:p>-3.26%</text:p>
          </table:table-cell>
          <table:table-cell table:style-name="ce1" office:value-type="percentage" office:value="-0.029478" calcext:value-type="percentage">
            <text:p>-2.95%</text:p>
          </table:table-cell>
          <table:table-cell table:style-name="ce1" office:value-type="percentage" office:value="-0.026375" calcext:value-type="percentage">
            <text:p>-2.64%</text:p>
          </table:table-cell>
          <table:table-cell table:style-name="ce1" office:value-type="percentage" office:value="-0.023272" calcext:value-type="percentage">
            <text:p>-2.33%</text:p>
          </table:table-cell>
          <table:table-cell table:style-name="ce1" office:value-type="percentage" office:value="-0.020169" calcext:value-type="percentage">
            <text:p>-2.02%</text:p>
          </table:table-cell>
          <table:table-cell table:style-name="ce1" office:value-type="percentage" office:value="-0.017066" calcext:value-type="percentage">
            <text:p>-1.71%</text:p>
          </table:table-cell>
          <table:table-cell table:style-name="ce1" office:value-type="percentage" office:value="-0.013963" calcext:value-type="percentage">
            <text:p>-1.40%</text:p>
          </table:table-cell>
          <table:table-cell table:style-name="ce1" office:value-type="percentage" office:value="-0.01086" calcext:value-type="percentage">
            <text:p>-1.09%</text:p>
          </table:table-cell>
          <table:table-cell table:style-name="ce1" office:value-type="percentage" office:value="-0.007757" calcext:value-type="percentage">
            <text:p>-0.78%</text:p>
          </table:table-cell>
          <table:table-cell table:style-name="ce1" office:value-type="percentage" office:value="-0.004654" calcext:value-type="percentage">
            <text:p>-0.47%</text:p>
          </table:table-cell>
          <table:table-cell table:style-name="ce1" office:value-type="percentage" office:value="-0.001551" calcext:value-type="percentage">
            <text:p>-0.16%</text:p>
          </table:table-cell>
          <table:table-cell table:style-name="ce1" office:value-type="percentage" office:value="0.001552" calcext:value-type="percentage">
            <text:p>0.16%</text:p>
          </table:table-cell>
          <table:table-cell table:style-name="ce1" office:value-type="percentage" office:value="0.004654" calcext:value-type="percentage">
            <text:p>0.47%</text:p>
          </table:table-cell>
          <table:table-cell table:style-name="ce1" office:value-type="percentage" office:value="0.007758" calcext:value-type="percentage">
            <text:p>0.78%</text:p>
          </table:table-cell>
          <table:table-cell table:style-name="ce1" office:value-type="percentage" office:value="0.010861" calcext:value-type="percentage">
            <text:p>1.09%</text:p>
          </table:table-cell>
          <table:table-cell table:style-name="ce1" office:value-type="percentage" office:value="0.013964" calcext:value-type="percentage">
            <text:p>1.40%</text:p>
          </table:table-cell>
          <table:table-cell table:style-name="ce1" office:value-type="percentage" office:value="0.017067" calcext:value-type="percentage">
            <text:p>1.71%</text:p>
          </table:table-cell>
          <table:table-cell table:style-name="ce1" office:value-type="percentage" office:value="0.020169" calcext:value-type="percentage">
            <text:p>2.02%</text:p>
          </table:table-cell>
          <table:table-cell table:style-name="ce1" office:value-type="percentage" office:value="0.023273" calcext:value-type="percentage">
            <text:p>2.33%</text:p>
          </table:table-cell>
          <table:table-cell table:style-name="ce1" office:value-type="percentage" office:value="0.026376" calcext:value-type="percentage">
            <text:p>2.64%</text:p>
          </table:table-cell>
          <table:table-cell table:style-name="ce1" office:value-type="percentage" office:value="0.029478" calcext:value-type="percentage">
            <text:p>2.95%</text:p>
          </table:table-cell>
          <table:table-cell table:style-name="ce1" office:value-type="percentage" office:value="0.032582" calcext:value-type="percentage">
            <text:p>3.26%</text:p>
          </table:table-cell>
          <table:table-cell table:style-name="ce1" office:value-type="percentage" office:value="0.035685" calcext:value-type="percentage">
            <text:p>3.57%</text:p>
          </table:table-cell>
          <table:table-cell table:style-name="ce1" office:value-type="percentage" office:value="0.038787" calcext:value-type="percentage">
            <text:p>3.88%</text:p>
          </table:table-cell>
        </table:table-row>
        <table:table-row table:style-name="ro1">
          <table:table-cell table:style-name="ce3" table:formula="of:=[.A10]/[.$A$19]" office:value-type="percentage" office:value="0" calcext:value-type="percentage">
            <text:p>0.00%</text:p>
          </table:table-cell>
          <table:table-cell table:style-name="ce3" table:formula="of:=[.B10]/[.$A$19]" office:value-type="percentage" office:value="0" calcext:value-type="percentage">
            <text:p>0.00%</text:p>
          </table:table-cell>
          <table:table-cell table:style-name="ce3" table:formula="of:=[.C10]/[.$A$19]" office:value-type="percentage" office:value="0.00426530177010023" calcext:value-type="percentage">
            <text:p>0.43%</text:p>
          </table:table-cell>
          <table:table-cell table:style-name="ce3" table:formula="of:=[.D10]/[.$A$19]" office:value-type="percentage" office:value="0.0499040307101727" calcext:value-type="percentage">
            <text:p>4.99%</text:p>
          </table:table-cell>
          <table:table-cell table:style-name="ce3" table:formula="of:=[.E10]/[.$A$19]" office:value-type="percentage" office:value="0.0217530390275112" calcext:value-type="percentage">
            <text:p>2.18%</text:p>
          </table:table-cell>
          <table:table-cell table:style-name="ce3" table:formula="of:=[.F10]/[.$A$19]" office:value-type="percentage" office:value="0.0102367242482406" calcext:value-type="percentage">
            <text:p>1.02%</text:p>
          </table:table-cell>
          <table:table-cell table:style-name="ce3" table:formula="of:=[.G10]/[.$A$19]" office:value-type="percentage" office:value="0.035615269780337" calcext:value-type="percentage">
            <text:p>3.56%</text:p>
          </table:table-cell>
          <table:table-cell table:style-name="ce3" table:formula="of:=[.H10]/[.$A$19]" office:value-type="percentage" office:value="0.0607805502239283" calcext:value-type="percentage">
            <text:p>6.08%</text:p>
          </table:table-cell>
          <table:table-cell table:style-name="ce3" table:formula="of:=[.I10]/[.$A$19]" office:value-type="percentage" office:value="0.0844529750479846" calcext:value-type="percentage">
            <text:p>8.45%</text:p>
          </table:table-cell>
          <table:table-cell table:style-name="ce3" table:formula="of:=[.J10]/[.$A$19]" office:value-type="percentage" office:value="0.0928769460439326" calcext:value-type="percentage">
            <text:p>9.29%</text:p>
          </table:table-cell>
          <table:table-cell table:style-name="ce3" table:formula="of:=[.K10]/[.$A$19]" office:value-type="percentage" office:value="0.0602473875026658" calcext:value-type="percentage">
            <text:p>6.02%</text:p>
          </table:table-cell>
          <table:table-cell table:style-name="ce3" table:formula="of:=[.L10]/[.$A$19]" office:value-type="percentage" office:value="0.0348688419705694" calcext:value-type="percentage">
            <text:p>3.49%</text:p>
          </table:table-cell>
          <table:table-cell table:style-name="ce3" table:formula="of:=[.M10]/[.$A$19]" office:value-type="percentage" office:value="0.0840264448709746" calcext:value-type="percentage">
            <text:p>8.40%</text:p>
          </table:table-cell>
          <table:table-cell table:style-name="ce3" table:formula="of:=[.N10]/[.$A$19]" office:value-type="percentage" office:value="0.0437193431435274" calcext:value-type="percentage">
            <text:p>4.37%</text:p>
          </table:table-cell>
          <table:table-cell table:style-name="ce3" table:formula="of:=[.O10]/[.$A$19]" office:value-type="percentage" office:value="0.101300917039881" calcext:value-type="percentage">
            <text:p>10.13%</text:p>
          </table:table-cell>
          <table:table-cell table:style-name="ce3" table:formula="of:=[.P10]/[.$A$19]" office:value-type="percentage" office:value="0.0714438046491789" calcext:value-type="percentage">
            <text:p>7.14%</text:p>
          </table:table-cell>
          <table:table-cell table:style-name="ce3" table:formula="of:=[.Q10]/[.$A$19]" office:value-type="percentage" office:value="0.0600341224141608" calcext:value-type="percentage">
            <text:p>6.00%</text:p>
          </table:table-cell>
          <table:table-cell table:style-name="ce3" table:formula="of:=[.R10]/[.$A$19]" office:value-type="percentage" office:value="0.0601407549584133" calcext:value-type="percentage">
            <text:p>6.01%</text:p>
          </table:table-cell>
          <table:table-cell table:style-name="ce3" table:formula="of:=[.S10]/[.$A$19]" office:value-type="percentage" office:value="0.0560887182768181" calcext:value-type="percentage">
            <text:p>5.61%</text:p>
          </table:table-cell>
          <table:table-cell table:style-name="ce3" table:formula="of:=[.T10]/[.$A$19]" office:value-type="percentage" office:value="0.0223928342930262" calcext:value-type="percentage">
            <text:p>2.24%</text:p>
          </table:table-cell>
          <table:table-cell table:style-name="ce3" table:formula="of:=[.U10]/[.$A$19]" office:value-type="percentage" office:value="0.0108765195137556" calcext:value-type="percentage">
            <text:p>1.09%</text:p>
          </table:table-cell>
          <table:table-cell table:style-name="ce3" table:formula="of:=[.V10]/[.$A$19]" office:value-type="percentage" office:value="0.026551503518874" calcext:value-type="percentage">
            <text:p>2.66%</text:p>
          </table:table-cell>
          <table:table-cell table:style-name="ce3" table:formula="of:=[.W10]/[.$A$19]" office:value-type="percentage" office:value="0.00703774792066539" calcext:value-type="percentage">
            <text:p>0.70%</text:p>
          </table:table-cell>
          <table:table-cell table:style-name="ce3" table:formula="of:=[.X10]/[.$A$19]" office:value-type="percentage" office:value="0.00138622307528258" calcext:value-type="percentage">
            <text:p>0.14%</text:p>
          </table:table-cell>
          <table:table-cell table:style-name="ce3" table:formula="of:=[.Y10]/[.$A$19]" office:value-type="percentage" office:value="0" calcext:value-type="percentage">
            <text:p>0.00%</text:p>
          </table:table-cell>
        </table:table-row>
        <table:table-row table:style-name="ro1">
          <table:table-cell table:style-name="ce3" table:formula="of:=[.A11]/[.$A$20]" office:value-type="percentage" office:value="0.00587774294670846" calcext:value-type="percentage">
            <text:p>0.59%</text:p>
          </table:table-cell>
          <table:table-cell table:style-name="ce3" table:formula="of:=[.B11]/[.$A$20]" office:value-type="percentage" office:value="0.00300417972831766" calcext:value-type="percentage">
            <text:p>0.30%</text:p>
          </table:table-cell>
          <table:table-cell table:style-name="ce3" table:formula="of:=[.C11]/[.$A$20]" office:value-type="percentage" office:value="0.0168495297805643" calcext:value-type="percentage">
            <text:p>1.68%</text:p>
          </table:table-cell>
          <table:table-cell table:style-name="ce3" table:formula="of:=[.D11]/[.$A$20]" office:value-type="percentage" office:value="0.0176332288401254" calcext:value-type="percentage">
            <text:p>1.76%</text:p>
          </table:table-cell>
          <table:table-cell table:style-name="ce3" table:formula="of:=[.E11]/[.$A$20]" office:value-type="percentage" office:value="0.0121473354231975" calcext:value-type="percentage">
            <text:p>1.21%</text:p>
          </table:table-cell>
          <table:table-cell table:style-name="ce3" table:formula="of:=[.F11]/[.$A$20]" office:value-type="percentage" office:value="0.0406217345872518" calcext:value-type="percentage">
            <text:p>4.06%</text:p>
          </table:table-cell>
          <table:table-cell table:style-name="ce3" table:formula="of:=[.G11]/[.$A$20]" office:value-type="percentage" office:value="0.0398380355276907" calcext:value-type="percentage">
            <text:p>3.98%</text:p>
          </table:table-cell>
          <table:table-cell table:style-name="ce3" table:formula="of:=[.H11]/[.$A$20]" office:value-type="percentage" office:value="0.0445402298850575" calcext:value-type="percentage">
            <text:p>4.45%</text:p>
          </table:table-cell>
          <table:table-cell table:style-name="ce3" table:formula="of:=[.I11]/[.$A$20]" office:value-type="percentage" office:value="0.0965256008359457" calcext:value-type="percentage">
            <text:p>9.65%</text:p>
          </table:table-cell>
          <table:table-cell table:style-name="ce3" table:formula="of:=[.J11]/[.$A$20]" office:value-type="percentage" office:value="0.0783699059561129" calcext:value-type="percentage">
            <text:p>7.84%</text:p>
          </table:table-cell>
          <table:table-cell table:style-name="ce3" table:formula="of:=[.K11]/[.$A$20]" office:value-type="percentage" office:value="0.0376175548589342" calcext:value-type="percentage">
            <text:p>3.76%</text:p>
          </table:table-cell>
          <table:table-cell table:style-name="ce3" table:formula="of:=[.L11]/[.$A$20]" office:value-type="percentage" office:value="0.0351358411703239" calcext:value-type="percentage">
            <text:p>3.51%</text:p>
          </table:table-cell>
          <table:table-cell table:style-name="ce3" table:formula="of:=[.M11]/[.$A$20]" office:value-type="percentage" office:value="0.0762800417972832" calcext:value-type="percentage">
            <text:p>7.63%</text:p>
          </table:table-cell>
          <table:table-cell table:style-name="ce3" table:formula="of:=[.N11]/[.$A$20]" office:value-type="percentage" office:value="0.036833855799373" calcext:value-type="percentage">
            <text:p>3.68%</text:p>
          </table:table-cell>
          <table:table-cell table:style-name="ce3" table:formula="of:=[.O11]/[.$A$20]" office:value-type="percentage" office:value="0.0897335423197492" calcext:value-type="percentage">
            <text:p>8.97%</text:p>
          </table:table-cell>
          <table:table-cell table:style-name="ce3" table:formula="of:=[.P11]/[.$A$20]" office:value-type="percentage" office:value="0.105538140020899" calcext:value-type="percentage">
            <text:p>10.55%</text:p>
          </table:table-cell>
          <table:table-cell table:style-name="ce3" table:formula="of:=[.Q11]/[.$A$20]" office:value-type="percentage" office:value="0.0517241379310345" calcext:value-type="percentage">
            <text:p>5.17%</text:p>
          </table:table-cell>
          <table:table-cell table:style-name="ce3" table:formula="of:=[.R11]/[.$A$20]" office:value-type="percentage" office:value="0.0766718913270637" calcext:value-type="percentage">
            <text:p>7.67%</text:p>
          </table:table-cell>
          <table:table-cell table:style-name="ce3" table:formula="of:=[.S11]/[.$A$20]" office:value-type="percentage" office:value="0.0432340647857889" calcext:value-type="percentage">
            <text:p>4.32%</text:p>
          </table:table-cell>
          <table:table-cell table:style-name="ce3" table:formula="of:=[.T11]/[.$A$20]" office:value-type="percentage" office:value="0.0245559038662487" calcext:value-type="percentage">
            <text:p>2.46%</text:p>
          </table:table-cell>
          <table:table-cell table:style-name="ce3" table:formula="of:=[.U11]/[.$A$20]" office:value-type="percentage" office:value="0.00783699059561129" calcext:value-type="percentage">
            <text:p>0.78%</text:p>
          </table:table-cell>
          <table:table-cell table:style-name="ce3" table:formula="of:=[.V11]/[.$A$20]" office:value-type="percentage" office:value="0.0487199582027168" calcext:value-type="percentage">
            <text:p>4.87%</text:p>
          </table:table-cell>
          <table:table-cell table:style-name="ce3" table:formula="of:=[.W11]/[.$A$20]" office:value-type="percentage" office:value="0.00757575757575758" calcext:value-type="percentage">
            <text:p>0.76%</text:p>
          </table:table-cell>
          <table:table-cell table:style-name="ce3" table:formula="of:=[.X11]/[.$A$20]" office:value-type="percentage" office:value="0.00313479623824451" calcext:value-type="percentage">
            <text:p>0.31%</text:p>
          </table:table-cell>
          <table:table-cell table:style-name="ce3" table:formula="of:=[.Y11]/[.$A$20]" office:value-type="percentage" office:value="0" calcext:value-type="percentage">
            <text:p>0.00%</text:p>
          </table:table-cell>
        </table:table-row>
        <table:table-row table:style-name="ro1">
          <table:table-cell table:style-name="ce1" office:value-type="percentage" office:value="-0.035684" calcext:value-type="percentage">
            <text:p>-3.57%</text:p>
          </table:table-cell>
          <table:table-cell table:style-name="ce1" office:value-type="percentage" office:value="-0.032581" calcext:value-type="percentage">
            <text:p>-3.26%</text:p>
          </table:table-cell>
          <table:table-cell table:style-name="ce1" office:value-type="percentage" office:value="-0.029478" calcext:value-type="percentage">
            <text:p>-2.95%</text:p>
          </table:table-cell>
          <table:table-cell table:style-name="ce1" office:value-type="percentage" office:value="-0.026375" calcext:value-type="percentage">
            <text:p>-2.64%</text:p>
          </table:table-cell>
          <table:table-cell table:style-name="ce1" office:value-type="percentage" office:value="-0.023272" calcext:value-type="percentage">
            <text:p>-2.33%</text:p>
          </table:table-cell>
          <table:table-cell table:style-name="ce1" office:value-type="percentage" office:value="-0.020169" calcext:value-type="percentage">
            <text:p>-2.02%</text:p>
          </table:table-cell>
          <table:table-cell table:style-name="ce1" office:value-type="percentage" office:value="-0.017066" calcext:value-type="percentage">
            <text:p>-1.71%</text:p>
          </table:table-cell>
          <table:table-cell table:style-name="ce1" office:value-type="percentage" office:value="-0.013963" calcext:value-type="percentage">
            <text:p>-1.40%</text:p>
          </table:table-cell>
          <table:table-cell table:style-name="ce1" office:value-type="percentage" office:value="-0.01086" calcext:value-type="percentage">
            <text:p>-1.09%</text:p>
          </table:table-cell>
          <table:table-cell table:style-name="ce1" office:value-type="percentage" office:value="-0.007757" calcext:value-type="percentage">
            <text:p>-0.78%</text:p>
          </table:table-cell>
          <table:table-cell table:style-name="ce1" office:value-type="percentage" office:value="-0.004654" calcext:value-type="percentage">
            <text:p>-0.47%</text:p>
          </table:table-cell>
          <table:table-cell table:style-name="ce1" office:value-type="percentage" office:value="-0.001551" calcext:value-type="percentage">
            <text:p>-0.16%</text:p>
          </table:table-cell>
          <table:table-cell table:style-name="ce1" office:value-type="percentage" office:value="0.001552" calcext:value-type="percentage">
            <text:p>0.16%</text:p>
          </table:table-cell>
          <table:table-cell table:style-name="ce1" office:value-type="percentage" office:value="0.004654" calcext:value-type="percentage">
            <text:p>0.47%</text:p>
          </table:table-cell>
          <table:table-cell table:style-name="ce1" office:value-type="percentage" office:value="0.007758" calcext:value-type="percentage">
            <text:p>0.78%</text:p>
          </table:table-cell>
          <table:table-cell table:style-name="ce1" office:value-type="percentage" office:value="0.010861" calcext:value-type="percentage">
            <text:p>1.09%</text:p>
          </table:table-cell>
          <table:table-cell table:style-name="ce1" office:value-type="percentage" office:value="0.013964" calcext:value-type="percentage">
            <text:p>1.40%</text:p>
          </table:table-cell>
          <table:table-cell table:style-name="ce1" office:value-type="percentage" office:value="0.017067" calcext:value-type="percentage">
            <text:p>1.71%</text:p>
          </table:table-cell>
          <table:table-cell table:style-name="ce1" office:value-type="percentage" office:value="0.020169" calcext:value-type="percentage">
            <text:p>2.02%</text:p>
          </table:table-cell>
          <table:table-cell table:style-name="ce1" office:value-type="percentage" office:value="0.023273" calcext:value-type="percentage">
            <text:p>2.33%</text:p>
          </table:table-cell>
          <table:table-cell table:style-name="ce1" office:value-type="percentage" office:value="0.026376" calcext:value-type="percentage">
            <text:p>2.64%</text:p>
          </table:table-cell>
          <table:table-cell table:style-name="ce1" office:value-type="percentage" office:value="0.029478" calcext:value-type="percentage">
            <text:p>2.95%</text:p>
          </table:table-cell>
          <table:table-cell table:style-name="ce1" office:value-type="percentage" office:value="0.032582" calcext:value-type="percentage">
            <text:p>3.26%</text:p>
          </table:table-cell>
          <table:table-cell table:style-name="ce1" office:value-type="percentage" office:value="0.035685" calcext:value-type="percentage">
            <text:p>3.57%</text:p>
          </table:table-cell>
          <table:table-cell table:style-name="ce1" office:value-type="percentage" office:value="0.038787" calcext:value-type="percentage">
            <text:p>3.88%</text:p>
          </table:table-cell>
        </table:table-row>
        <table:table-row table:style-name="ro1">
          <table:table-cell table:style-name="ce2" table:formula="of:=1+[.A13]" office:value-type="float" office:value="2" calcext:value-type="float">
            <text:p>2</text:p>
          </table:table-cell>
          <table:table-cell table:style-name="ce2" table:formula="of:=1+[.B13]" office:value-type="float" office:value="2" calcext:value-type="float">
            <text:p>2</text:p>
          </table:table-cell>
          <table:table-cell table:style-name="ce2" table:formula="of:=1+[.C13]" office:value-type="float" office:value="1" calcext:value-type="float">
            <text:p>1</text:p>
          </table:table-cell>
          <table:table-cell table:style-name="ce2" table:formula="of:=1+[.D13]" office:value-type="float" office:value="1" calcext:value-type="float">
            <text:p>1</text:p>
          </table:table-cell>
          <table:table-cell table:style-name="ce2" table:formula="of:=1+[.E13]" office:value-type="float" office:value="1" calcext:value-type="float">
            <text:p>1</text:p>
          </table:table-cell>
          <table:table-cell table:style-name="ce2" table:formula="of:=1+[.F13]" office:value-type="float" office:value="1" calcext:value-type="float">
            <text:p>1</text:p>
          </table:table-cell>
          <table:table-cell table:style-name="ce2" table:formula="of:=1+[.G13]" office:value-type="float" office:value="1" calcext:value-type="float">
            <text:p>1</text:p>
          </table:table-cell>
          <table:table-cell table:style-name="ce2" table:formula="of:=1+[.H13]" office:value-type="float" office:value="1" calcext:value-type="float">
            <text:p>1</text:p>
          </table:table-cell>
          <table:table-cell table:style-name="ce2" table:formula="of:=1+[.I13]" office:value-type="float" office:value="1" calcext:value-type="float">
            <text:p>1</text:p>
          </table:table-cell>
          <table:table-cell table:style-name="ce2" table:formula="of:=1+[.J13]" office:value-type="float" office:value="1" calcext:value-type="float">
            <text:p>1</text:p>
          </table:table-cell>
          <table:table-cell table:style-name="ce2" table:formula="of:=1+[.K13]" office:value-type="float" office:value="1" calcext:value-type="float">
            <text:p>1</text:p>
          </table:table-cell>
          <table:table-cell table:style-name="ce2" table:formula="of:=1+[.L13]" office:value-type="float" office:value="1" calcext:value-type="float">
            <text:p>1</text:p>
          </table:table-cell>
          <table:table-cell table:style-name="ce2" table:formula="of:=1+[.M13]" office:value-type="float" office:value="1" calcext:value-type="float">
            <text:p>1</text:p>
          </table:table-cell>
          <table:table-cell table:style-name="ce2" table:formula="of:=1+[.N13]" office:value-type="float" office:value="1" calcext:value-type="float">
            <text:p>1</text:p>
          </table:table-cell>
          <table:table-cell table:style-name="ce2" table:formula="of:=1+[.O13]" office:value-type="float" office:value="1" calcext:value-type="float">
            <text:p>1</text:p>
          </table:table-cell>
          <table:table-cell table:style-name="ce2" table:formula="of:=1+[.P13]" office:value-type="float" office:value="1" calcext:value-type="float">
            <text:p>1</text:p>
          </table:table-cell>
          <table:table-cell table:style-name="ce2" table:formula="of:=1+[.Q13]" office:value-type="float" office:value="1" calcext:value-type="float">
            <text:p>1</text:p>
          </table:table-cell>
          <table:table-cell table:style-name="ce2" table:formula="of:=1+[.R13]" office:value-type="float" office:value="1" calcext:value-type="float">
            <text:p>1</text:p>
          </table:table-cell>
          <table:table-cell table:style-name="ce2" table:formula="of:=1+[.S13]" office:value-type="float" office:value="1" calcext:value-type="float">
            <text:p>1</text:p>
          </table:table-cell>
          <table:table-cell table:style-name="ce2" table:formula="of:=1+[.T13]" office:value-type="float" office:value="1" calcext:value-type="float">
            <text:p>1</text:p>
          </table:table-cell>
          <table:table-cell table:style-name="ce2" table:formula="of:=1+[.U13]" office:value-type="float" office:value="1" calcext:value-type="float">
            <text:p>1</text:p>
          </table:table-cell>
          <table:table-cell table:style-name="ce2" table:formula="of:=1+[.V13]" office:value-type="float" office:value="1" calcext:value-type="float">
            <text:p>1</text:p>
          </table:table-cell>
          <table:table-cell table:style-name="ce2" table:formula="of:=1+[.W13]" office:value-type="float" office:value="1" calcext:value-type="float">
            <text:p>1</text:p>
          </table:table-cell>
          <table:table-cell table:style-name="ce2" table:formula="of:=1+[.X13]" office:value-type="float" office:value="1.00000226032941" calcext:value-type="float">
            <text:p>1.00000226032941</text:p>
          </table:table-cell>
          <table:table-cell table:style-name="ce2" table:formula="of:=1+[.Y13]" office:value-type="float" office:value="2" calcext:value-type="float">
            <text:p>2</text:p>
          </table:table-cell>
        </table:table-row>
        <table:table-row table:style-name="ro1">
          <table:table-cell table:style-name="ce2" table:formula="of:=1+[.A14]" office:value-type="float" office:value="1" calcext:value-type="float">
            <text:p>1</text:p>
          </table:table-cell>
          <table:table-cell table:style-name="ce2" table:formula="of:=1+[.B14]" office:value-type="float" office:value="1.00000000010262" calcext:value-type="float">
            <text:p>1.00000000010262</text:p>
          </table:table-cell>
          <table:table-cell table:style-name="ce2" table:formula="of:=1+[.C14]" office:value-type="float" office:value="1" calcext:value-type="float">
            <text:p>1</text:p>
          </table:table-cell>
          <table:table-cell table:style-name="ce2" table:formula="of:=1+[.D14]" office:value-type="float" office:value="1" calcext:value-type="float">
            <text:p>1</text:p>
          </table:table-cell>
          <table:table-cell table:style-name="ce2" table:formula="of:=1+[.E14]" office:value-type="float" office:value="1" calcext:value-type="float">
            <text:p>1</text:p>
          </table:table-cell>
          <table:table-cell table:style-name="ce2" table:formula="of:=1+[.F14]" office:value-type="float" office:value="1" calcext:value-type="float">
            <text:p>1</text:p>
          </table:table-cell>
          <table:table-cell table:style-name="ce2" table:formula="of:=1+[.G14]" office:value-type="float" office:value="1" calcext:value-type="float">
            <text:p>1</text:p>
          </table:table-cell>
          <table:table-cell table:style-name="ce2" table:formula="of:=1+[.H14]" office:value-type="float" office:value="1" calcext:value-type="float">
            <text:p>1</text:p>
          </table:table-cell>
          <table:table-cell table:style-name="ce2" table:formula="of:=1+[.I14]" office:value-type="float" office:value="1" calcext:value-type="float">
            <text:p>1</text:p>
          </table:table-cell>
          <table:table-cell table:style-name="ce2" table:formula="of:=1+[.J14]" office:value-type="float" office:value="1" calcext:value-type="float">
            <text:p>1</text:p>
          </table:table-cell>
          <table:table-cell table:style-name="ce2" table:formula="of:=1+[.K14]" office:value-type="float" office:value="1" calcext:value-type="float">
            <text:p>1</text:p>
          </table:table-cell>
          <table:table-cell table:style-name="ce2" table:formula="of:=1+[.L14]" office:value-type="float" office:value="1" calcext:value-type="float">
            <text:p>1</text:p>
          </table:table-cell>
          <table:table-cell table:style-name="ce2" table:formula="of:=1+[.M14]" office:value-type="float" office:value="1" calcext:value-type="float">
            <text:p>1</text:p>
          </table:table-cell>
          <table:table-cell table:style-name="ce2" table:formula="of:=1+[.N14]" office:value-type="float" office:value="1" calcext:value-type="float">
            <text:p>1</text:p>
          </table:table-cell>
          <table:table-cell table:style-name="ce2" table:formula="of:=1+[.O14]" office:value-type="float" office:value="1" calcext:value-type="float">
            <text:p>1</text:p>
          </table:table-cell>
          <table:table-cell table:style-name="ce2" table:formula="of:=1+[.P14]" office:value-type="float" office:value="1" calcext:value-type="float">
            <text:p>1</text:p>
          </table:table-cell>
          <table:table-cell table:style-name="ce2" table:formula="of:=1+[.Q14]" office:value-type="float" office:value="1" calcext:value-type="float">
            <text:p>1</text:p>
          </table:table-cell>
          <table:table-cell table:style-name="ce2" table:formula="of:=1+[.R14]" office:value-type="float" office:value="1" calcext:value-type="float">
            <text:p>1</text:p>
          </table:table-cell>
          <table:table-cell table:style-name="ce2" table:formula="of:=1+[.S14]" office:value-type="float" office:value="1" calcext:value-type="float">
            <text:p>1</text:p>
          </table:table-cell>
          <table:table-cell table:style-name="ce2" table:formula="of:=1+[.T14]" office:value-type="float" office:value="1" calcext:value-type="float">
            <text:p>1</text:p>
          </table:table-cell>
          <table:table-cell table:style-name="ce2" table:formula="of:=1+[.U14]" office:value-type="float" office:value="1" calcext:value-type="float">
            <text:p>1</text:p>
          </table:table-cell>
          <table:table-cell table:style-name="ce2" table:formula="of:=1+[.V14]" office:value-type="float" office:value="1" calcext:value-type="float">
            <text:p>1</text:p>
          </table:table-cell>
          <table:table-cell table:style-name="ce2" table:formula="of:=1+[.W14]" office:value-type="float" office:value="1" calcext:value-type="float">
            <text:p>1</text:p>
          </table:table-cell>
          <table:table-cell table:style-name="ce2" table:formula="of:=1+[.X14]" office:value-type="float" office:value="1.00000000003775" calcext:value-type="float">
            <text:p>1.00000000003775</text:p>
          </table:table-cell>
          <table:table-cell table:style-name="ce2" table:formula="of:=1+[.Y14]" office:value-type="float" office:value="2" calcext:value-type="float">
            <text:p>2</text:p>
          </table:table-cell>
        </table:table-row>
        <table:table-row table:style-name="ro1">
          <table:table-cell table:style-name="ce2" table:formula="of:=1/[.A25]" office:value-type="float" office:value="0.5" calcext:value-type="float">
            <text:p>0.5</text:p>
          </table:table-cell>
          <table:table-cell table:style-name="ce2" table:formula="of:=1/[.B25]" office:value-type="float" office:value="0.5" calcext:value-type="float">
            <text:p>0.5</text:p>
          </table:table-cell>
          <table:table-cell table:style-name="ce2" table:formula="of:=1/[.C25]" office:value-type="float" office:value="1" calcext:value-type="float">
            <text:p>1</text:p>
          </table:table-cell>
          <table:table-cell table:style-name="ce2" table:formula="of:=1/[.D25]" office:value-type="float" office:value="1" calcext:value-type="float">
            <text:p>1</text:p>
          </table:table-cell>
          <table:table-cell table:style-name="ce2" table:formula="of:=1/[.E25]" office:value-type="float" office:value="1" calcext:value-type="float">
            <text:p>1</text:p>
          </table:table-cell>
          <table:table-cell table:style-name="ce2" table:formula="of:=1/[.F25]" office:value-type="float" office:value="1" calcext:value-type="float">
            <text:p>1</text:p>
          </table:table-cell>
          <table:table-cell table:style-name="ce2" table:formula="of:=1/[.G25]" office:value-type="float" office:value="1" calcext:value-type="float">
            <text:p>1</text:p>
          </table:table-cell>
          <table:table-cell table:style-name="ce2" table:formula="of:=1/[.H25]" office:value-type="float" office:value="1" calcext:value-type="float">
            <text:p>1</text:p>
          </table:table-cell>
          <table:table-cell table:style-name="ce2" table:formula="of:=1/[.I25]" office:value-type="float" office:value="1" calcext:value-type="float">
            <text:p>1</text:p>
          </table:table-cell>
          <table:table-cell table:style-name="ce2" table:formula="of:=1/[.J25]" office:value-type="float" office:value="1" calcext:value-type="float">
            <text:p>1</text:p>
          </table:table-cell>
          <table:table-cell table:style-name="ce2" table:formula="of:=1/[.K25]" office:value-type="float" office:value="1" calcext:value-type="float">
            <text:p>1</text:p>
          </table:table-cell>
          <table:table-cell table:style-name="ce2" table:formula="of:=1/[.L25]" office:value-type="float" office:value="1" calcext:value-type="float">
            <text:p>1</text:p>
          </table:table-cell>
          <table:table-cell table:style-name="ce2" table:formula="of:=1/[.M25]" office:value-type="float" office:value="1" calcext:value-type="float">
            <text:p>1</text:p>
          </table:table-cell>
          <table:table-cell table:style-name="ce2" table:formula="of:=1/[.N25]" office:value-type="float" office:value="1" calcext:value-type="float">
            <text:p>1</text:p>
          </table:table-cell>
          <table:table-cell table:style-name="ce2" table:formula="of:=1/[.O25]" office:value-type="float" office:value="1" calcext:value-type="float">
            <text:p>1</text:p>
          </table:table-cell>
          <table:table-cell table:style-name="ce2" table:formula="of:=1/[.P25]" office:value-type="float" office:value="1" calcext:value-type="float">
            <text:p>1</text:p>
          </table:table-cell>
          <table:table-cell table:style-name="ce2" table:formula="of:=1/[.Q25]" office:value-type="float" office:value="1" calcext:value-type="float">
            <text:p>1</text:p>
          </table:table-cell>
          <table:table-cell table:style-name="ce2" table:formula="of:=1/[.R25]" office:value-type="float" office:value="1" calcext:value-type="float">
            <text:p>1</text:p>
          </table:table-cell>
          <table:table-cell table:style-name="ce2" table:formula="of:=1/[.S25]" office:value-type="float" office:value="1" calcext:value-type="float">
            <text:p>1</text:p>
          </table:table-cell>
          <table:table-cell table:style-name="ce2" table:formula="of:=1/[.T25]" office:value-type="float" office:value="1" calcext:value-type="float">
            <text:p>1</text:p>
          </table:table-cell>
          <table:table-cell table:style-name="ce2" table:formula="of:=1/[.U25]" office:value-type="float" office:value="1" calcext:value-type="float">
            <text:p>1</text:p>
          </table:table-cell>
          <table:table-cell table:style-name="ce2" table:formula="of:=1/[.V25]" office:value-type="float" office:value="1" calcext:value-type="float">
            <text:p>1</text:p>
          </table:table-cell>
          <table:table-cell table:style-name="ce2" table:formula="of:=1/[.W25]" office:value-type="float" office:value="1" calcext:value-type="float">
            <text:p>1</text:p>
          </table:table-cell>
          <table:table-cell table:style-name="ce2" table:formula="of:=1/[.X25]" office:value-type="float" office:value="0.999997739675702" calcext:value-type="float">
            <text:p>0.999997739675702</text:p>
          </table:table-cell>
          <table:table-cell table:style-name="ce2" table:formula="of:=1/[.Y25]" office:value-type="float" office:value="0.5" calcext:value-type="float">
            <text:p>0.5</text:p>
          </table:table-cell>
        </table:table-row>
        <table:table-row table:style-name="ro1">
          <table:table-cell table:style-name="ce2" table:formula="of:=1/[.A26]" office:value-type="float" office:value="1" calcext:value-type="float">
            <text:p>1</text:p>
          </table:table-cell>
          <table:table-cell table:style-name="ce2" table:formula="of:=1/[.B26]" office:value-type="float" office:value="0.999999999897381" calcext:value-type="float">
            <text:p>0.999999999897381</text:p>
          </table:table-cell>
          <table:table-cell table:style-name="ce2" table:formula="of:=1/[.C26]" office:value-type="float" office:value="1" calcext:value-type="float">
            <text:p>1</text:p>
          </table:table-cell>
          <table:table-cell table:style-name="ce2" table:formula="of:=1/[.D26]" office:value-type="float" office:value="1" calcext:value-type="float">
            <text:p>1</text:p>
          </table:table-cell>
          <table:table-cell table:style-name="ce2" table:formula="of:=1/[.E26]" office:value-type="float" office:value="1" calcext:value-type="float">
            <text:p>1</text:p>
          </table:table-cell>
          <table:table-cell table:style-name="ce2" table:formula="of:=1/[.F26]" office:value-type="float" office:value="1" calcext:value-type="float">
            <text:p>1</text:p>
          </table:table-cell>
          <table:table-cell table:style-name="ce2" table:formula="of:=1/[.G26]" office:value-type="float" office:value="1" calcext:value-type="float">
            <text:p>1</text:p>
          </table:table-cell>
          <table:table-cell table:style-name="ce2" table:formula="of:=1/[.H26]" office:value-type="float" office:value="1" calcext:value-type="float">
            <text:p>1</text:p>
          </table:table-cell>
          <table:table-cell table:style-name="ce2" table:formula="of:=1/[.I26]" office:value-type="float" office:value="1" calcext:value-type="float">
            <text:p>1</text:p>
          </table:table-cell>
          <table:table-cell table:style-name="ce2" table:formula="of:=1/[.J26]" office:value-type="float" office:value="1" calcext:value-type="float">
            <text:p>1</text:p>
          </table:table-cell>
          <table:table-cell table:style-name="ce2" table:formula="of:=1/[.K26]" office:value-type="float" office:value="1" calcext:value-type="float">
            <text:p>1</text:p>
          </table:table-cell>
          <table:table-cell table:style-name="ce2" table:formula="of:=1/[.L26]" office:value-type="float" office:value="1" calcext:value-type="float">
            <text:p>1</text:p>
          </table:table-cell>
          <table:table-cell table:style-name="ce2" table:formula="of:=1/[.M26]" office:value-type="float" office:value="1" calcext:value-type="float">
            <text:p>1</text:p>
          </table:table-cell>
          <table:table-cell table:style-name="ce2" table:formula="of:=1/[.N26]" office:value-type="float" office:value="1" calcext:value-type="float">
            <text:p>1</text:p>
          </table:table-cell>
          <table:table-cell table:style-name="ce2" table:formula="of:=1/[.O26]" office:value-type="float" office:value="1" calcext:value-type="float">
            <text:p>1</text:p>
          </table:table-cell>
          <table:table-cell table:style-name="ce2" table:formula="of:=1/[.P26]" office:value-type="float" office:value="1" calcext:value-type="float">
            <text:p>1</text:p>
          </table:table-cell>
          <table:table-cell table:style-name="ce2" table:formula="of:=1/[.Q26]" office:value-type="float" office:value="1" calcext:value-type="float">
            <text:p>1</text:p>
          </table:table-cell>
          <table:table-cell table:style-name="ce2" table:formula="of:=1/[.R26]" office:value-type="float" office:value="1" calcext:value-type="float">
            <text:p>1</text:p>
          </table:table-cell>
          <table:table-cell table:style-name="ce2" table:formula="of:=1/[.S26]" office:value-type="float" office:value="1" calcext:value-type="float">
            <text:p>1</text:p>
          </table:table-cell>
          <table:table-cell table:style-name="ce2" table:formula="of:=1/[.T26]" office:value-type="float" office:value="1" calcext:value-type="float">
            <text:p>1</text:p>
          </table:table-cell>
          <table:table-cell table:style-name="ce2" table:formula="of:=1/[.U26]" office:value-type="float" office:value="1" calcext:value-type="float">
            <text:p>1</text:p>
          </table:table-cell>
          <table:table-cell table:style-name="ce2" table:formula="of:=1/[.V26]" office:value-type="float" office:value="1" calcext:value-type="float">
            <text:p>1</text:p>
          </table:table-cell>
          <table:table-cell table:style-name="ce2" table:formula="of:=1/[.W26]" office:value-type="float" office:value="1" calcext:value-type="float">
            <text:p>1</text:p>
          </table:table-cell>
          <table:table-cell table:style-name="ce2" table:formula="of:=1/[.X26]" office:value-type="float" office:value="0.999999999962249" calcext:value-type="float">
            <text:p>0.999999999962249</text:p>
          </table:table-cell>
          <table:table-cell table:style-name="ce2" table:formula="of:=1/[.Y26]" office:value-type="float" office:value="0.5" calcext:value-type="float">
            <text:p>0.5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percentage" office:value="-0.035684" calcext:value-type="percentage">
            <text:p>-3.57%</text:p>
          </table:table-cell>
          <table:table-cell table:style-name="ce1" office:value-type="percentage" office:value="-0.032581" calcext:value-type="percentage">
            <text:p>-3.26%</text:p>
          </table:table-cell>
          <table:table-cell table:style-name="ce1" office:value-type="percentage" office:value="-0.029478" calcext:value-type="percentage">
            <text:p>-2.95%</text:p>
          </table:table-cell>
          <table:table-cell table:style-name="ce1" office:value-type="percentage" office:value="-0.026375" calcext:value-type="percentage">
            <text:p>-2.64%</text:p>
          </table:table-cell>
          <table:table-cell table:style-name="ce1" office:value-type="percentage" office:value="-0.023272" calcext:value-type="percentage">
            <text:p>-2.33%</text:p>
          </table:table-cell>
          <table:table-cell table:style-name="ce1" office:value-type="percentage" office:value="-0.020169" calcext:value-type="percentage">
            <text:p>-2.02%</text:p>
          </table:table-cell>
          <table:table-cell table:style-name="ce1" office:value-type="percentage" office:value="-0.017066" calcext:value-type="percentage">
            <text:p>-1.71%</text:p>
          </table:table-cell>
          <table:table-cell table:style-name="ce1" office:value-type="percentage" office:value="-0.013963" calcext:value-type="percentage">
            <text:p>-1.40%</text:p>
          </table:table-cell>
          <table:table-cell table:style-name="ce1" office:value-type="percentage" office:value="-0.01086" calcext:value-type="percentage">
            <text:p>-1.09%</text:p>
          </table:table-cell>
          <table:table-cell table:style-name="ce1" office:value-type="percentage" office:value="-0.007757" calcext:value-type="percentage">
            <text:p>-0.78%</text:p>
          </table:table-cell>
          <table:table-cell table:style-name="ce1" office:value-type="percentage" office:value="-0.004654" calcext:value-type="percentage">
            <text:p>-0.47%</text:p>
          </table:table-cell>
          <table:table-cell table:style-name="ce1" office:value-type="percentage" office:value="-0.001551" calcext:value-type="percentage">
            <text:p>-0.16%</text:p>
          </table:table-cell>
          <table:table-cell table:style-name="ce1" office:value-type="percentage" office:value="0.001552" calcext:value-type="percentage">
            <text:p>0.16%</text:p>
          </table:table-cell>
          <table:table-cell table:style-name="ce1" office:value-type="percentage" office:value="0.004654" calcext:value-type="percentage">
            <text:p>0.47%</text:p>
          </table:table-cell>
          <table:table-cell table:style-name="ce1" office:value-type="percentage" office:value="0.007758" calcext:value-type="percentage">
            <text:p>0.78%</text:p>
          </table:table-cell>
          <table:table-cell table:style-name="ce1" office:value-type="percentage" office:value="0.010861" calcext:value-type="percentage">
            <text:p>1.09%</text:p>
          </table:table-cell>
          <table:table-cell table:style-name="ce1" office:value-type="percentage" office:value="0.013964" calcext:value-type="percentage">
            <text:p>1.40%</text:p>
          </table:table-cell>
          <table:table-cell table:style-name="ce1" office:value-type="percentage" office:value="0.017067" calcext:value-type="percentage">
            <text:p>1.71%</text:p>
          </table:table-cell>
          <table:table-cell table:style-name="ce1" office:value-type="percentage" office:value="0.020169" calcext:value-type="percentage">
            <text:p>2.02%</text:p>
          </table:table-cell>
          <table:table-cell table:style-name="ce1" office:value-type="percentage" office:value="0.023273" calcext:value-type="percentage">
            <text:p>2.33%</text:p>
          </table:table-cell>
          <table:table-cell table:style-name="ce1" office:value-type="percentage" office:value="0.026376" calcext:value-type="percentage">
            <text:p>2.64%</text:p>
          </table:table-cell>
          <table:table-cell table:style-name="ce1" office:value-type="percentage" office:value="0.029478" calcext:value-type="percentage">
            <text:p>2.95%</text:p>
          </table:table-cell>
          <table:table-cell table:style-name="ce1" office:value-type="percentage" office:value="0.032582" calcext:value-type="percentage">
            <text:p>3.26%</text:p>
          </table:table-cell>
          <table:table-cell table:style-name="ce1" office:value-type="percentage" office:value="0.035685" calcext:value-type="percentage">
            <text:p>3.57%</text:p>
          </table:table-cell>
          <table:table-cell table:style-name="ce1" office:value-type="percentage" office:value="0.038787" calcext:value-type="percentage">
            <text:p>3.88%</text:p>
          </table:table-cell>
        </table:table-row>
        <table:table-row table:style-name="ro1">
          <table:table-cell table:formula="of:=EXP(-[.A22])" office:value-type="float" office:value="1" calcext:value-type="float">
            <text:p>1</text:p>
          </table:table-cell>
          <table:table-cell table:formula="of:=EXP(-[.B22])" office:value-type="float" office:value="1" calcext:value-type="float">
            <text:p>1</text:p>
          </table:table-cell>
          <table:table-cell table:formula="of:=EXP(-[.C22])" office:value-type="float" office:value="0.995743781710311" calcext:value-type="float">
            <text:p>0.995743781710311</text:p>
          </table:table-cell>
          <table:table-cell table:formula="of:=EXP(-[.D22])" office:value-type="float" office:value="0.951320717693648" calcext:value-type="float">
            <text:p>0.951320717693648</text:p>
          </table:table-cell>
          <table:table-cell table:formula="of:=EXP(-[.E22])" office:value-type="float" office:value="0.978481852044742" calcext:value-type="float">
            <text:p>0.978481852044742</text:p>
          </table:table-cell>
          <table:table-cell table:formula="of:=EXP(-[.F22])" office:value-type="float" office:value="0.989815492684754" calcext:value-type="float">
            <text:p>0.989815492684754</text:p>
          </table:table-cell>
          <table:table-cell table:formula="of:=EXP(-[.G22])" office:value-type="float" office:value="0.965011491156033" calcext:value-type="float">
            <text:p>0.965011491156033</text:p>
          </table:table-cell>
          <table:table-cell table:formula="of:=EXP(-[.H22])" office:value-type="float" office:value="0.941029725881138" calcext:value-type="float">
            <text:p>0.941029725881138</text:p>
          </table:table-cell>
          <table:table-cell table:formula="of:=EXP(-[.I22])" office:value-type="float" office:value="0.919014870990927" calcext:value-type="float">
            <text:p>0.919014870990927</text:p>
          </table:table-cell>
          <table:table-cell table:formula="of:=EXP(-[.J22])" office:value-type="float" office:value="0.91130563316015" calcext:value-type="float">
            <text:p>0.91130563316015</text:p>
          </table:table-cell>
          <table:table-cell table:formula="of:=EXP(-[.K22])" office:value-type="float" office:value="0.941531581624076" calcext:value-type="float">
            <text:p>0.941531581624076</text:p>
          </table:table-cell>
          <table:table-cell table:formula="of:=EXP(-[.L22])" office:value-type="float" office:value="0.965732071466913" calcext:value-type="float">
            <text:p>0.965732071466913</text:p>
          </table:table-cell>
          <table:table-cell table:formula="of:=EXP(-[.M22])" office:value-type="float" office:value="0.919406942175678" calcext:value-type="float">
            <text:p>0.919406942175678</text:p>
          </table:table-cell>
          <table:table-cell table:formula="of:=EXP(-[.N22])" office:value-type="float" office:value="0.957222570854871" calcext:value-type="float">
            <text:p>0.957222570854871</text:p>
          </table:table-cell>
          <table:table-cell table:formula="of:=EXP(-[.O22])" office:value-type="float" office:value="0.903661064955302" calcext:value-type="float">
            <text:p>0.903661064955302</text:p>
          </table:table-cell>
          <table:table-cell table:formula="of:=EXP(-[.P22])" office:value-type="float" office:value="0.931048596727327" calcext:value-type="float">
            <text:p>0.931048596727327</text:p>
          </table:table-cell>
          <table:table-cell table:formula="of:=EXP(-[.Q22])" office:value-type="float" office:value="0.941732398853052" calcext:value-type="float">
            <text:p>0.941732398853052</text:p>
          </table:table-cell>
          <table:table-cell table:formula="of:=EXP(-[.R22])" office:value-type="float" office:value="0.941631984885151" calcext:value-type="float">
            <text:p>0.941631984885151</text:p>
          </table:table-cell>
          <table:table-cell table:formula="of:=EXP(-[.S22])" office:value-type="float" office:value="0.945455253008623" calcext:value-type="float">
            <text:p>0.945455253008623</text:p>
          </table:table-cell>
          <table:table-cell table:formula="of:=EXP(-[.T22])" office:value-type="float" office:value="0.977856024210602" calcext:value-type="float">
            <text:p>0.977856024210602</text:p>
          </table:table-cell>
          <table:table-cell table:formula="of:=EXP(-[.U22])" office:value-type="float" office:value="0.989182415960141" calcext:value-type="float">
            <text:p>0.989182415960141</text:p>
          </table:table-cell>
          <table:table-cell table:formula="of:=EXP(-[.V22])" office:value-type="float" office:value="0.973797888526028" calcext:value-type="float">
            <text:p>0.973797888526028</text:p>
          </table:table-cell>
          <table:table-cell table:formula="of:=EXP(-[.W22])" office:value-type="float" office:value="0.992986959032819" calcext:value-type="float">
            <text:p>0.992986959032819</text:p>
          </table:table-cell>
          <table:table-cell table:formula="of:=EXP(-[.X22])" office:value-type="float" office:value="0.998614737288114" calcext:value-type="float">
            <text:p>0.998614737288114</text:p>
          </table:table-cell>
          <table:table-cell table:formula="of:=EXP(-[.Y22])" office:value-type="float" office:value="1" calcext:value-type="float">
            <text:p>1</text:p>
          </table:table-cell>
        </table:table-row>
        <table:table-row table:style-name="ro1">
          <table:table-cell table:formula="of:=EXP(-[.A23])" office:value-type="float" office:value="0.99413949719013" calcext:value-type="float">
            <text:p>0.99413949719013</text:p>
          </table:table-cell>
          <table:table-cell table:formula="of:=EXP(-[.B23])" office:value-type="float" office:value="0.997000328304159" calcext:value-type="float">
            <text:p>0.997000328304159</text:p>
          </table:table-cell>
          <table:table-cell table:formula="of:=EXP(-[.C23])" office:value-type="float" office:value="0.983291629611251" calcext:value-type="float">
            <text:p>0.983291629611251</text:p>
          </table:table-cell>
          <table:table-cell table:formula="of:=EXP(-[.D23])" office:value-type="float" office:value="0.982521326768083" calcext:value-type="float">
            <text:p>0.982521326768083</text:p>
          </table:table-cell>
          <table:table-cell table:formula="of:=EXP(-[.E23])" office:value-type="float" office:value="0.987926145621835" calcext:value-type="float">
            <text:p>0.987926145621835</text:p>
          </table:table-cell>
          <table:table-cell table:formula="of:=EXP(-[.F23])" office:value-type="float" office:value="0.960192268786908" calcext:value-type="float">
            <text:p>0.960192268786908</text:p>
          </table:table-cell>
          <table:table-cell table:formula="of:=EXP(-[.G23])" office:value-type="float" office:value="0.960945065509466" calcext:value-type="float">
            <text:p>0.960945065509466</text:p>
          </table:table-cell>
          <table:table-cell table:formula="of:=EXP(-[.H23])" office:value-type="float" office:value="0.956437121964159" calcext:value-type="float">
            <text:p>0.956437121964159</text:p>
          </table:table-cell>
          <table:table-cell table:formula="of:=EXP(-[.I23])" office:value-type="float" office:value="0.907986652084878" calcext:value-type="float">
            <text:p>0.907986652084878</text:p>
          </table:table-cell>
          <table:table-cell table:formula="of:=EXP(-[.J23])" office:value-type="float" office:value="0.9246223399668" calcext:value-type="float">
            <text:p>0.9246223399668</text:p>
          </table:table-cell>
          <table:table-cell table:formula="of:=EXP(-[.K23])" office:value-type="float" office:value="0.963081196191921" calcext:value-type="float">
            <text:p>0.963081196191921</text:p>
          </table:table-cell>
          <table:table-cell table:formula="of:=EXP(-[.L23])" office:value-type="float" office:value="0.965474256196421" calcext:value-type="float">
            <text:p>0.965474256196421</text:p>
          </table:table-cell>
          <table:table-cell table:formula="of:=EXP(-[.M23])" office:value-type="float" office:value="0.926556695621797" calcext:value-type="float">
            <text:p>0.926556695621797</text:p>
          </table:table-cell>
          <table:table-cell table:formula="of:=EXP(-[.N23])" office:value-type="float" office:value="0.963836257851569" calcext:value-type="float">
            <text:p>0.963836257851569</text:p>
          </table:table-cell>
          <table:table-cell table:formula="of:=EXP(-[.O23])" office:value-type="float" office:value="0.914174741702064" calcext:value-type="float">
            <text:p>0.914174741702064</text:p>
          </table:table-cell>
          <table:table-cell table:formula="of:=EXP(-[.P23])" office:value-type="float" office:value="0.89984015227008" calcext:value-type="float">
            <text:p>0.89984015227008</text:p>
          </table:table-cell>
          <table:table-cell table:formula="of:=EXP(-[.Q23])" office:value-type="float" office:value="0.949590786793454" calcext:value-type="float">
            <text:p>0.949590786793454</text:p>
          </table:table-cell>
          <table:table-cell table:formula="of:=EXP(-[.R23])" office:value-type="float" office:value="0.926193695941574" calcext:value-type="float">
            <text:p>0.926193695941574</text:p>
          </table:table-cell>
          <table:table-cell table:formula="of:=EXP(-[.S23])" office:value-type="float" office:value="0.957687202980885" calcext:value-type="float">
            <text:p>0.957687202980885</text:p>
          </table:table-cell>
          <table:table-cell table:formula="of:=EXP(-[.T23])" office:value-type="float" office:value="0.975743139579694" calcext:value-type="float">
            <text:p>0.975743139579694</text:p>
          </table:table-cell>
          <table:table-cell table:formula="of:=EXP(-[.U23])" office:value-type="float" office:value="0.992193638549518" calcext:value-type="float">
            <text:p>0.992193638549518</text:p>
          </table:table-cell>
          <table:table-cell table:formula="of:=EXP(-[.V23])" office:value-type="float" office:value="0.952447817553535" calcext:value-type="float">
            <text:p>0.952447817553535</text:p>
          </table:table-cell>
          <table:table-cell table:formula="of:=EXP(-[.W23])" office:value-type="float" office:value="0.992452866147926" calcext:value-type="float">
            <text:p>0.992452866147926</text:p>
          </table:table-cell>
          <table:table-cell table:formula="of:=EXP(-[.X23])" office:value-type="float" office:value="0.996870112105258" calcext:value-type="float">
            <text:p>0.996870112105258</text:p>
          </table:table-cell>
          <table:table-cell table:formula="of:=EXP(-[.Y23])" office:value-type="float" office:value="1" calcext:value-type="float">
            <text:p>1</text:p>
          </table:table-cell>
        </table:table-row>
        <table:table-row table:style-name="ro1">
          <table:table-cell table:formula="of:=1/[.A31]" office:value-type="float" office:value="1" calcext:value-type="float">
            <text:p>1</text:p>
          </table:table-cell>
          <table:table-cell table:formula="of:=1/[.B31]" office:value-type="float" office:value="1" calcext:value-type="float">
            <text:p>1</text:p>
          </table:table-cell>
          <table:table-cell table:formula="of:=1/[.C31]" office:value-type="float" office:value="1.00427441111646" calcext:value-type="float">
            <text:p>1.00427441111646</text:p>
          </table:table-cell>
          <table:table-cell table:formula="of:=1/[.D31]" office:value-type="float" office:value="1.05117021147649" calcext:value-type="float">
            <text:p>1.05117021147649</text:p>
          </table:table-cell>
          <table:table-cell table:formula="of:=1/[.E31]" office:value-type="float" office:value="1.02199136132192" calcext:value-type="float">
            <text:p>1.02199136132192</text:p>
          </table:table-cell>
          <table:table-cell table:formula="of:=1/[.F31]" office:value-type="float" office:value="1.01028929875367" calcext:value-type="float">
            <text:p>1.01028929875367</text:p>
          </table:table-cell>
          <table:table-cell table:formula="of:=1/[.G31]" office:value-type="float" office:value="1.03625709037107" calcext:value-type="float">
            <text:p>1.03625709037107</text:p>
          </table:table-cell>
          <table:table-cell table:formula="of:=1/[.H31]" office:value-type="float" office:value="1.06266568685027" calcext:value-type="float">
            <text:p>1.06266568685027</text:p>
          </table:table-cell>
          <table:table-cell table:formula="of:=1/[.I31]" office:value-type="float" office:value="1.08812167415936" calcext:value-type="float">
            <text:p>1.08812167415936</text:p>
          </table:table-cell>
          <table:table-cell table:formula="of:=1/[.J31]" office:value-type="float" office:value="1.09732669656862" calcext:value-type="float">
            <text:p>1.09732669656862</text:p>
          </table:table-cell>
          <table:table-cell table:formula="of:=1/[.K31]" office:value-type="float" office:value="1.06209926413203" calcext:value-type="float">
            <text:p>1.06209926413203</text:p>
          </table:table-cell>
          <table:table-cell table:formula="of:=1/[.L31]" office:value-type="float" office:value="1.03548388786658" calcext:value-type="float">
            <text:p>1.03548388786658</text:p>
          </table:table-cell>
          <table:table-cell table:formula="of:=1/[.M31]" office:value-type="float" office:value="1.0876576563949" calcext:value-type="float">
            <text:p>1.0876576563949</text:p>
          </table:table-cell>
          <table:table-cell table:formula="of:=1/[.N31]" office:value-type="float" office:value="1.04468911457753" calcext:value-type="float">
            <text:p>1.04468911457753</text:p>
          </table:table-cell>
          <table:table-cell table:formula="of:=1/[.O31]" office:value-type="float" office:value="1.10660958934804" calcext:value-type="float">
            <text:p>1.10660958934804</text:p>
          </table:table-cell>
          <table:table-cell table:formula="of:=1/[.P31]" office:value-type="float" office:value="1.07405779195097" calcext:value-type="float">
            <text:p>1.07405779195097</text:p>
          </table:table-cell>
          <table:table-cell table:formula="of:=1/[.Q31]" office:value-type="float" office:value="1.06187277958995" calcext:value-type="float">
            <text:p>1.06187277958995</text:p>
          </table:table-cell>
          <table:table-cell table:formula="of:=1/[.R31]" office:value-type="float" office:value="1.06198601582333" calcext:value-type="float">
            <text:p>1.06198601582333</text:p>
          </table:table-cell>
          <table:table-cell table:formula="of:=1/[.S31]" office:value-type="float" office:value="1.05769151614294" calcext:value-type="float">
            <text:p>1.05769151614294</text:p>
          </table:table-cell>
          <table:table-cell table:formula="of:=1/[.T31]" office:value-type="float" office:value="1.02264543577085" calcext:value-type="float">
            <text:p>1.02264543577085</text:p>
          </table:table-cell>
          <table:table-cell table:formula="of:=1/[.U31]" office:value-type="float" office:value="1.01093588388281" calcext:value-type="float">
            <text:p>1.01093588388281</text:p>
          </table:table-cell>
          <table:table-cell table:formula="of:=1/[.V31]" office:value-type="float" office:value="1.02690713523073" calcext:value-type="float">
            <text:p>1.02690713523073</text:p>
          </table:table-cell>
          <table:table-cell table:formula="of:=1/[.W31]" office:value-type="float" office:value="1.00706257106741" calcext:value-type="float">
            <text:p>1.00706257106741</text:p>
          </table:table-cell>
          <table:table-cell table:formula="of:=1/[.X31]" office:value-type="float" office:value="1.00138718432661" calcext:value-type="float">
            <text:p>1.00138718432661</text:p>
          </table:table-cell>
          <table:table-cell table:formula="of:=1/[.Y31]" office:value-type="float" office:value="1" calcext:value-type="float">
            <text:p>1</text:p>
          </table:table-cell>
        </table:table-row>
        <table:table-row table:style-name="ro1">
          <table:table-cell table:formula="of:=1/[.A32]" office:value-type="float" office:value="1.00589505077148" calcext:value-type="float">
            <text:p>1.00589505077148</text:p>
          </table:table-cell>
          <table:table-cell table:formula="of:=1/[.B32]" office:value-type="float" office:value="1.00300869679847" calcext:value-type="float">
            <text:p>1.00300869679847</text:p>
          </table:table-cell>
          <table:table-cell table:formula="of:=1/[.C32]" office:value-type="float" office:value="1.01699228375955" calcext:value-type="float">
            <text:p>1.01699228375955</text:p>
          </table:table-cell>
          <table:table-cell table:formula="of:=1/[.D32]" office:value-type="float" office:value="1.01778961204782" calcext:value-type="float">
            <text:p>1.01778961204782</text:p>
          </table:table-cell>
          <table:table-cell table:formula="of:=1/[.E32]" office:value-type="float" office:value="1.0122214139505" calcext:value-type="float">
            <text:p>1.0122214139505</text:p>
          </table:table-cell>
          <table:table-cell table:formula="of:=1/[.F32]" office:value-type="float" office:value="1.04145808345592" calcext:value-type="float">
            <text:p>1.04145808345592</text:p>
          </table:table-cell>
          <table:table-cell table:formula="of:=1/[.G32]" office:value-type="float" office:value="1.04064221347536" calcext:value-type="float">
            <text:p>1.04064221347536</text:p>
          </table:table-cell>
          <table:table-cell table:formula="of:=1/[.H32]" office:value-type="float" office:value="1.04554703810155" calcext:value-type="float">
            <text:p>1.04554703810155</text:p>
          </table:table-cell>
          <table:table-cell table:formula="of:=1/[.I32]" office:value-type="float" office:value="1.10133777595061" calcext:value-type="float">
            <text:p>1.10133777595061</text:p>
          </table:table-cell>
          <table:table-cell table:formula="of:=1/[.J32]" office:value-type="float" office:value="1.08152264635517" calcext:value-type="float">
            <text:p>1.08152264635517</text:p>
          </table:table-cell>
          <table:table-cell table:formula="of:=1/[.K32]" office:value-type="float" office:value="1.03833405112057" calcext:value-type="float">
            <text:p>1.03833405112057</text:p>
          </table:table-cell>
          <table:table-cell table:formula="of:=1/[.L32]" office:value-type="float" office:value="1.03576039814836" calcext:value-type="float">
            <text:p>1.03576039814836</text:p>
          </table:table-cell>
          <table:table-cell table:formula="of:=1/[.M32]" office:value-type="float" office:value="1.07926477108766" calcext:value-type="float">
            <text:p>1.07926477108766</text:p>
          </table:table-cell>
          <table:table-cell table:formula="of:=1/[.N32]" office:value-type="float" office:value="1.03752062848211" calcext:value-type="float">
            <text:p>1.03752062848211</text:p>
          </table:table-cell>
          <table:table-cell table:formula="of:=1/[.O32]" office:value-type="float" office:value="1.09388277140335" calcext:value-type="float">
            <text:p>1.09388277140335</text:p>
          </table:table-cell>
          <table:table-cell table:formula="of:=1/[.P32]" office:value-type="float" office:value="1.11130848904357" calcext:value-type="float">
            <text:p>1.11130848904357</text:p>
          </table:table-cell>
          <table:table-cell table:formula="of:=1/[.Q32]" office:value-type="float" office:value="1.05308519617884" calcext:value-type="float">
            <text:p>1.05308519617884</text:p>
          </table:table-cell>
          <table:table-cell table:formula="of:=1/[.R32]" office:value-type="float" office:value="1.07968776334997" calcext:value-type="float">
            <text:p>1.07968776334997</text:p>
          </table:table-cell>
          <table:table-cell table:formula="of:=1/[.S32]" office:value-type="float" office:value="1.04418227254934" calcext:value-type="float">
            <text:p>1.04418227254934</text:p>
          </table:table-cell>
          <table:table-cell table:formula="of:=1/[.T32]" office:value-type="float" office:value="1.02485988313559" calcext:value-type="float">
            <text:p>1.02485988313559</text:p>
          </table:table-cell>
          <table:table-cell table:formula="of:=1/[.U32]" office:value-type="float" office:value="1.00786778018643" calcext:value-type="float">
            <text:p>1.00786778018643</text:p>
          </table:table-cell>
          <table:table-cell table:formula="of:=1/[.V32]" office:value-type="float" office:value="1.04992628632255" calcext:value-type="float">
            <text:p>1.04992628632255</text:p>
          </table:table-cell>
          <table:table-cell table:formula="of:=1/[.W32]" office:value-type="float" office:value="1.00760452622941" calcext:value-type="float">
            <text:p>1.00760452622941</text:p>
          </table:table-cell>
          <table:table-cell table:formula="of:=1/[.X32]" office:value-type="float" office:value="1.00313971485024" calcext:value-type="float">
            <text:p>1.00313971485024</text:p>
          </table:table-cell>
          <table:table-cell table:formula="of:=1/[.Y32]"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33]-1" office:value-type="percentage" office:value="0" calcext:value-type="percentage">
            <text:p>0.00%</text:p>
          </table:table-cell>
          <table:table-cell table:style-name="ce1" table:formula="of:=[.B33]-1" office:value-type="percentage" office:value="0" calcext:value-type="percentage">
            <text:p>0.00%</text:p>
          </table:table-cell>
          <table:table-cell table:style-name="ce1" table:formula="of:=[.C33]-1" office:value-type="percentage" office:value="0.00427441111646099" calcext:value-type="percentage">
            <text:p>0.43%</text:p>
          </table:table-cell>
          <table:table-cell table:style-name="ce1" table:formula="of:=[.D33]-1" office:value-type="percentage" office:value="0.0511702114764923" calcext:value-type="percentage">
            <text:p>5.12%</text:p>
          </table:table-cell>
          <table:table-cell table:style-name="ce1" table:formula="of:=[.E33]-1" office:value-type="percentage" office:value="0.0219913613219209" calcext:value-type="percentage">
            <text:p>2.20%</text:p>
          </table:table-cell>
          <table:table-cell table:style-name="ce1" table:formula="of:=[.F33]-1" office:value-type="percentage" office:value="0.010289298753672" calcext:value-type="percentage">
            <text:p>1.03%</text:p>
          </table:table-cell>
          <table:table-cell table:style-name="ce1" table:formula="of:=[.G33]-1" office:value-type="percentage" office:value="0.0362570903710717" calcext:value-type="percentage">
            <text:p>3.63%</text:p>
          </table:table-cell>
          <table:table-cell table:style-name="ce1" table:formula="of:=[.H33]-1" office:value-type="percentage" office:value="0.0626656868502695" calcext:value-type="percentage">
            <text:p>6.27%</text:p>
          </table:table-cell>
          <table:table-cell table:style-name="ce1" table:formula="of:=[.I33]-1" office:value-type="percentage" office:value="0.0881216741593642" calcext:value-type="percentage">
            <text:p>8.81%</text:p>
          </table:table-cell>
          <table:table-cell table:style-name="ce1" table:formula="of:=[.J33]-1" office:value-type="percentage" office:value="0.0973266965686181" calcext:value-type="percentage">
            <text:p>9.73%</text:p>
          </table:table-cell>
          <table:table-cell table:style-name="ce1" table:formula="of:=[.K33]-1" office:value-type="percentage" office:value="0.0620992641320326" calcext:value-type="percentage">
            <text:p>6.21%</text:p>
          </table:table-cell>
          <table:table-cell table:style-name="ce1" table:formula="of:=[.L33]-1" office:value-type="percentage" office:value="0.0354838878665753" calcext:value-type="percentage">
            <text:p>3.55%</text:p>
          </table:table-cell>
          <table:table-cell table:style-name="ce1" table:formula="of:=[.M33]-1" office:value-type="percentage" office:value="0.087657656394901" calcext:value-type="percentage">
            <text:p>8.77%</text:p>
          </table:table-cell>
          <table:table-cell table:style-name="ce1" table:formula="of:=[.N33]-1" office:value-type="percentage" office:value="0.0446891145775281" calcext:value-type="percentage">
            <text:p>4.47%</text:p>
          </table:table-cell>
          <table:table-cell table:style-name="ce1" table:formula="of:=[.O33]-1" office:value-type="percentage" office:value="0.10660958934804" calcext:value-type="percentage">
            <text:p>10.66%</text:p>
          </table:table-cell>
          <table:table-cell table:style-name="ce1" table:formula="of:=[.P33]-1" office:value-type="percentage" office:value="0.0740577919509684" calcext:value-type="percentage">
            <text:p>7.41%</text:p>
          </table:table-cell>
          <table:table-cell table:style-name="ce1" table:formula="of:=[.Q33]-1" office:value-type="percentage" office:value="0.0618727795899479" calcext:value-type="percentage">
            <text:p>6.19%</text:p>
          </table:table-cell>
          <table:table-cell table:style-name="ce1" table:formula="of:=[.R33]-1" office:value-type="percentage" office:value="0.0619860158233345" calcext:value-type="percentage">
            <text:p>6.20%</text:p>
          </table:table-cell>
          <table:table-cell table:style-name="ce1" table:formula="of:=[.S33]-1" office:value-type="percentage" office:value="0.0576915161429423" calcext:value-type="percentage">
            <text:p>5.77%</text:p>
          </table:table-cell>
          <table:table-cell table:style-name="ce1" table:formula="of:=[.T33]-1" office:value-type="percentage" office:value="0.0226454357708483" calcext:value-type="percentage">
            <text:p>2.26%</text:p>
          </table:table-cell>
          <table:table-cell table:style-name="ce1" table:formula="of:=[.U33]-1" office:value-type="percentage" office:value="0.0109358838828113" calcext:value-type="percentage">
            <text:p>1.09%</text:p>
          </table:table-cell>
          <table:table-cell table:style-name="ce1" table:formula="of:=[.V33]-1" office:value-type="percentage" office:value="0.0269071352307333" calcext:value-type="percentage">
            <text:p>2.69%</text:p>
          </table:table-cell>
          <table:table-cell table:style-name="ce1" table:formula="of:=[.W33]-1" office:value-type="percentage" office:value="0.00706257106741082" calcext:value-type="percentage">
            <text:p>0.71%</text:p>
          </table:table-cell>
          <table:table-cell table:style-name="ce1" table:formula="of:=[.X33]-1" office:value-type="percentage" office:value="0.001387184326608" calcext:value-type="percentage">
            <text:p>0.14%</text:p>
          </table:table-cell>
          <table:table-cell table:style-name="ce1" table:formula="of:=[.Y33]-1" office:value-type="percentage" office:value="0" calcext:value-type="percentage">
            <text:p>0.00%</text:p>
          </table:table-cell>
        </table:table-row>
        <table:table-row table:style-name="ro1">
          <table:table-cell table:style-name="ce1" table:formula="of:=[.A34]-1" office:value-type="percentage" office:value="0.005895050771481" calcext:value-type="percentage">
            <text:p>0.59%</text:p>
          </table:table-cell>
          <table:table-cell table:style-name="ce1" table:formula="of:=[.B34]-1" office:value-type="percentage" office:value="0.0030086967984686" calcext:value-type="percentage">
            <text:p>0.30%</text:p>
          </table:table-cell>
          <table:table-cell table:style-name="ce1" table:formula="of:=[.C34]-1" office:value-type="percentage" office:value="0.0169922837595544" calcext:value-type="percentage">
            <text:p>1.70%</text:p>
          </table:table-cell>
          <table:table-cell table:style-name="ce1" table:formula="of:=[.D34]-1" office:value-type="percentage" office:value="0.0177896120478236" calcext:value-type="percentage">
            <text:p>1.78%</text:p>
          </table:table-cell>
          <table:table-cell table:style-name="ce1" table:formula="of:=[.E34]-1" office:value-type="percentage" office:value="0.0122214139504981" calcext:value-type="percentage">
            <text:p>1.22%</text:p>
          </table:table-cell>
          <table:table-cell table:style-name="ce1" table:formula="of:=[.F34]-1" office:value-type="percentage" office:value="0.0414580834559153" calcext:value-type="percentage">
            <text:p>4.15%</text:p>
          </table:table-cell>
          <table:table-cell table:style-name="ce1" table:formula="of:=[.G34]-1" office:value-type="percentage" office:value="0.0406422134753646" calcext:value-type="percentage">
            <text:p>4.06%</text:p>
          </table:table-cell>
          <table:table-cell table:style-name="ce1" table:formula="of:=[.H34]-1" office:value-type="percentage" office:value="0.0455470381015524" calcext:value-type="percentage">
            <text:p>4.55%</text:p>
          </table:table-cell>
          <table:table-cell table:style-name="ce1" table:formula="of:=[.I34]-1" office:value-type="percentage" office:value="0.10133777595061" calcext:value-type="percentage">
            <text:p>10.13%</text:p>
          </table:table-cell>
          <table:table-cell table:style-name="ce1" table:formula="of:=[.J34]-1" office:value-type="percentage" office:value="0.0815226463551664" calcext:value-type="percentage">
            <text:p>8.15%</text:p>
          </table:table-cell>
          <table:table-cell table:style-name="ce1" table:formula="of:=[.K34]-1" office:value-type="percentage" office:value="0.0383340511205679" calcext:value-type="percentage">
            <text:p>3.83%</text:p>
          </table:table-cell>
          <table:table-cell table:style-name="ce1" table:formula="of:=[.L34]-1" office:value-type="percentage" office:value="0.0357603981483636" calcext:value-type="percentage">
            <text:p>3.58%</text:p>
          </table:table-cell>
          <table:table-cell table:style-name="ce1" table:formula="of:=[.M34]-1" office:value-type="percentage" office:value="0.0792647710876631" calcext:value-type="percentage">
            <text:p>7.93%</text:p>
          </table:table-cell>
          <table:table-cell table:style-name="ce1" table:formula="of:=[.N34]-1" office:value-type="percentage" office:value="0.0375206284821055" calcext:value-type="percentage">
            <text:p>3.75%</text:p>
          </table:table-cell>
          <table:table-cell table:style-name="ce1" table:formula="of:=[.O34]-1" office:value-type="percentage" office:value="0.0938827714033548" calcext:value-type="percentage">
            <text:p>9.39%</text:p>
          </table:table-cell>
          <table:table-cell table:style-name="ce1" table:formula="of:=[.P34]-1" office:value-type="percentage" office:value="0.111308489043571" calcext:value-type="percentage">
            <text:p>11.13%</text:p>
          </table:table-cell>
          <table:table-cell table:style-name="ce1" table:formula="of:=[.Q34]-1" office:value-type="percentage" office:value="0.0530851961788359" calcext:value-type="percentage">
            <text:p>5.31%</text:p>
          </table:table-cell>
          <table:table-cell table:style-name="ce1" table:formula="of:=[.R34]-1" office:value-type="percentage" office:value="0.0796877633499695" calcext:value-type="percentage">
            <text:p>7.97%</text:p>
          </table:table-cell>
          <table:table-cell table:style-name="ce1" table:formula="of:=[.S34]-1" office:value-type="percentage" office:value="0.0441822725493388" calcext:value-type="percentage">
            <text:p>4.42%</text:p>
          </table:table-cell>
          <table:table-cell table:style-name="ce1" table:formula="of:=[.T34]-1" office:value-type="percentage" office:value="0.0248598831355913" calcext:value-type="percentage">
            <text:p>2.49%</text:p>
          </table:table-cell>
          <table:table-cell table:style-name="ce1" table:formula="of:=[.U34]-1" office:value-type="percentage" office:value="0.00786778018643042" calcext:value-type="percentage">
            <text:p>0.79%</text:p>
          </table:table-cell>
          <table:table-cell table:style-name="ce1" table:formula="of:=[.V34]-1" office:value-type="percentage" office:value="0.0499262863225494" calcext:value-type="percentage">
            <text:p>4.99%</text:p>
          </table:table-cell>
          <table:table-cell table:style-name="ce1" table:formula="of:=[.W34]-1" office:value-type="percentage" office:value="0.00760452622940933" calcext:value-type="percentage">
            <text:p>0.76%</text:p>
          </table:table-cell>
          <table:table-cell table:style-name="ce1" table:formula="of:=[.X34]-1" office:value-type="percentage" office:value="0.00313971485024478" calcext:value-type="percentage">
            <text:p>0.31%</text:p>
          </table:table-cell>
          <table:table-cell table:style-name="ce1" table:formula="of:=[.Y34]-1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8]+1" office:value-type="float" office:value="2" calcext:value-type="float">
            <text:p>2</text:p>
          </table:table-cell>
          <table:table-cell table:formula="of:=[.C38]+1" office:value-type="float" office:value="3" calcext:value-type="float">
            <text:p>3</text:p>
          </table:table-cell>
          <table:table-cell table:formula="of:=[.D38]+1" office:value-type="float" office:value="4" calcext:value-type="float">
            <text:p>4</text:p>
          </table:table-cell>
          <table:table-cell table:formula="of:=[.E38]+1" office:value-type="float" office:value="5" calcext:value-type="float">
            <text:p>5</text:p>
          </table:table-cell>
          <table:table-cell table:formula="of:=[.F38]+1" office:value-type="float" office:value="6" calcext:value-type="float">
            <text:p>6</text:p>
          </table:table-cell>
          <table:table-cell table:formula="of:=[.G38]+1" office:value-type="float" office:value="7" calcext:value-type="float">
            <text:p>7</text:p>
          </table:table-cell>
          <table:table-cell table:formula="of:=[.H38]+1" office:value-type="float" office:value="8" calcext:value-type="float">
            <text:p>8</text:p>
          </table:table-cell>
          <table:table-cell table:formula="of:=[.I38]+1" office:value-type="float" office:value="9" calcext:value-type="float">
            <text:p>9</text:p>
          </table:table-cell>
          <table:table-cell table:formula="of:=[.J38]+1" office:value-type="float" office:value="10" calcext:value-type="float">
            <text:p>10</text:p>
          </table:table-cell>
          <table:table-cell table:formula="of:=[.K38]+1" office:value-type="float" office:value="11" calcext:value-type="float">
            <text:p>11</text:p>
          </table:table-cell>
          <table:table-cell table:formula="of:=[.L38]+1" office:value-type="float" office:value="12" calcext:value-type="float">
            <text:p>12</text:p>
          </table:table-cell>
          <table:table-cell table:formula="of:=[.M38]+1" office:value-type="float" office:value="13" calcext:value-type="float">
            <text:p>13</text:p>
          </table:table-cell>
          <table:table-cell table:formula="of:=[.N38]+1" office:value-type="float" office:value="14" calcext:value-type="float">
            <text:p>14</text:p>
          </table:table-cell>
          <table:table-cell table:formula="of:=[.O38]+1" office:value-type="float" office:value="15" calcext:value-type="float">
            <text:p>15</text:p>
          </table:table-cell>
          <table:table-cell table:formula="of:=[.P38]+1" office:value-type="float" office:value="16" calcext:value-type="float">
            <text:p>16</text:p>
          </table:table-cell>
          <table:table-cell table:formula="of:=[.Q38]+1" office:value-type="float" office:value="17" calcext:value-type="float">
            <text:p>17</text:p>
          </table:table-cell>
          <table:table-cell table:formula="of:=[.R38]+1" office:value-type="float" office:value="18" calcext:value-type="float">
            <text:p>18</text:p>
          </table:table-cell>
          <table:table-cell table:formula="of:=[.S38]+1" office:value-type="float" office:value="19" calcext:value-type="float">
            <text:p>19</text:p>
          </table:table-cell>
          <table:table-cell table:formula="of:=[.T38]+1" office:value-type="float" office:value="20" calcext:value-type="float">
            <text:p>20</text:p>
          </table:table-cell>
          <table:table-cell table:formula="of:=[.U38]+1" office:value-type="float" office:value="21" calcext:value-type="float">
            <text:p>21</text:p>
          </table:table-cell>
          <table:table-cell table:formula="of:=[.V38]+1" office:value-type="float" office:value="22" calcext:value-type="float">
            <text:p>22</text:p>
          </table:table-cell>
          <table:table-cell table:formula="of:=[.W38]+1" office:value-type="float" office:value="23" calcext:value-type="float">
            <text:p>23</text:p>
          </table:table-cell>
          <table:table-cell table:formula="of:=[.X38]+1"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8" calcext:value-type="float">
            <text:p>468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334" calcext:value-type="float">
            <text:p>334</text:p>
          </table:table-cell>
          <table:table-cell office:value-type="float" office:value="570" calcext:value-type="float">
            <text:p>570</text:p>
          </table:table-cell>
          <table:table-cell office:value-type="float" office:value="792" calcext:value-type="float">
            <text:p>792</text:p>
          </table:table-cell>
          <table:table-cell office:value-type="float" office:value="871" calcext:value-type="float">
            <text:p>871</text:p>
          </table:table-cell>
          <table:table-cell office:value-type="float" office:value="565" calcext:value-type="float">
            <text:p>565</text:p>
          </table:table-cell>
          <table:table-cell office:value-type="float" office:value="327" calcext:value-type="float">
            <text:p>327</text:p>
          </table:table-cell>
          <table:table-cell office:value-type="float" office:value="788" calcext:value-type="float">
            <text:p>788</text:p>
          </table:table-cell>
          <table:table-cell office:value-type="float" office:value="410" calcext:value-type="float">
            <text:p>410</text:p>
          </table:table-cell>
          <table:table-cell office:value-type="float" office:value="950" calcext:value-type="float">
            <text:p>950</text:p>
          </table:table-cell>
          <table:table-cell office:value-type="float" office:value="670" calcext:value-type="float">
            <text:p>670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26" calcext:value-type="float">
            <text:p>526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float" office:value="600" calcext:value-type="float">
            <text:p>600</text:p>
          </table:table-cell>
          <table:table-cell office:value-type="float" office:value="288" calcext:value-type="float">
            <text:p>288</text:p>
          </table:table-cell>
          <table:table-cell office:value-type="float" office:value="269" calcext:value-type="float">
            <text:p>269</text:p>
          </table:table-cell>
          <table:table-cell office:value-type="float" office:value="584" calcext:value-type="float">
            <text:p>584</text:p>
          </table:table-cell>
          <table:table-cell office:value-type="float" office:value="282" calcext:value-type="float">
            <text:p>282</text:p>
          </table:table-cell>
          <table:table-cell office:value-type="float" office:value="687" calcext:value-type="float">
            <text:p>687</text:p>
          </table:table-cell>
          <table:table-cell office:value-type="float" office:value="808" calcext:value-type="float">
            <text:p>808</text:p>
          </table:table-cell>
          <table:table-cell office:value-type="float" office:value="396" calcext:value-type="float">
            <text:p>396</text:p>
          </table:table-cell>
          <table:table-cell office:value-type="float" office:value="587" calcext:value-type="float">
            <text:p>587</text:p>
          </table:table-cell>
          <table:table-cell office:value-type="float" office:value="331" calcext:value-type="float">
            <text:p>331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373" calcext:value-type="float">
            <text:p>37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68" calcext:value-type="float">
            <text:p>468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334" calcext:value-type="float">
            <text:p>334</text:p>
          </table:table-cell>
          <table:table-cell office:value-type="float" office:value="570" calcext:value-type="float">
            <text:p>570</text:p>
          </table:table-cell>
          <table:table-cell office:value-type="float" office:value="792" calcext:value-type="float">
            <text:p>792</text:p>
          </table:table-cell>
          <table:table-cell office:value-type="float" office:value="871" calcext:value-type="float">
            <text:p>871</text:p>
          </table:table-cell>
          <table:table-cell office:value-type="float" office:value="565" calcext:value-type="float">
            <text:p>565</text:p>
          </table:table-cell>
          <table:table-cell office:value-type="float" office:value="327" calcext:value-type="float">
            <text:p>327</text:p>
          </table:table-cell>
          <table:table-cell office:value-type="float" office:value="788" calcext:value-type="float">
            <text:p>788</text:p>
          </table:table-cell>
          <table:table-cell office:value-type="float" office:value="410" calcext:value-type="float">
            <text:p>410</text:p>
          </table:table-cell>
          <table:table-cell office:value-type="float" office:value="950" calcext:value-type="float">
            <text:p>950</text:p>
          </table:table-cell>
          <table:table-cell office:value-type="float" office:value="670" calcext:value-type="float">
            <text:p>670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26" calcext:value-type="float">
            <text:p>526</text:p>
          </table:table-cell>
          <table:table-cell office:value-type="float" office:value="210" calcext:value-type="float">
            <text:p>210</text:p>
          </table:table-cell>
          <table:table-cell office:value-type="float" office:value="102" calcext:value-type="float">
            <text:p>102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93" calcext:value-type="float">
            <text:p>93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office:value-type="float" office:value="739" calcext:value-type="float">
            <text:p>739</text:p>
          </table:table-cell>
          <table:table-cell office:value-type="float" office:value="600" calcext:value-type="float">
            <text:p>600</text:p>
          </table:table-cell>
          <table:table-cell office:value-type="float" office:value="288" calcext:value-type="float">
            <text:p>288</text:p>
          </table:table-cell>
          <table:table-cell office:value-type="float" office:value="269" calcext:value-type="float">
            <text:p>269</text:p>
          </table:table-cell>
          <table:table-cell office:value-type="float" office:value="584" calcext:value-type="float">
            <text:p>584</text:p>
          </table:table-cell>
          <table:table-cell office:value-type="float" office:value="282" calcext:value-type="float">
            <text:p>282</text:p>
          </table:table-cell>
          <table:table-cell office:value-type="float" office:value="687" calcext:value-type="float">
            <text:p>687</text:p>
          </table:table-cell>
          <table:table-cell office:value-type="float" office:value="808" calcext:value-type="float">
            <text:p>808</text:p>
          </table:table-cell>
          <table:table-cell office:value-type="float" office:value="396" calcext:value-type="float">
            <text:p>396</text:p>
          </table:table-cell>
          <table:table-cell office:value-type="float" office:value="587" calcext:value-type="float">
            <text:p>587</text:p>
          </table:table-cell>
          <table:table-cell office:value-type="float" office:value="331" calcext:value-type="float">
            <text:p>331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373" calcext:value-type="float">
            <text:p>373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EXP(-[.A41])" office:value-type="float" office:value="1" calcext:value-type="float">
            <text:p>1</text:p>
          </table:table-cell>
          <table:table-cell table:formula="of:=EXP(-[.B41])" office:value-type="float" office:value="1" calcext:value-type="float">
            <text:p>1</text:p>
          </table:table-cell>
          <table:table-cell table:formula="of:=EXP(-[.C41])" office:value-type="float" office:value="4.24835425529159E-018" calcext:value-type="float">
            <text:p>4.24835425529159E-18</text:p>
          </table:table-cell>
          <table:table-cell table:formula="of:=EXP(-[.D41])" office:value-type="float" office:value="5.62577643123978E-204" calcext:value-type="float">
            <text:p>5.62577643123978E-204</text:p>
          </table:table-cell>
          <table:table-cell table:formula="of:=EXP(-[.E41])" office:value-type="float" office:value="2.53469490430836E-089" calcext:value-type="float">
            <text:p>2.53469490430836E-89</text:p>
          </table:table-cell>
          <table:table-cell table:formula="of:=EXP(-[.F41])" office:value-type="float" office:value="2.03109266273481E-042" calcext:value-type="float">
            <text:p>2.03109266273481E-42</text:p>
          </table:table-cell>
          <table:table-cell table:formula="of:=EXP(-[.G41])" office:value-type="float" office:value="8.82354376845842E-146" calcext:value-type="float">
            <text:p>8.82354376845842E-146</text:p>
          </table:table-cell>
          <table:table-cell table:formula="of:=EXP(-[.H41])" office:value-type="float" office:value="2.83233953946406E-248" calcext:value-type="float">
            <text:p>2.83233953946406E-248</text:p>
          </table:table-cell>
          <table:table-cell table:formula="of:=EXP(-[.I41])" office:value-type="float" office:value="0" calcext:value-type="float">
            <text:p>0</text:p>
          </table:table-cell>
          <table:table-cell table:formula="of:=EXP(-[.J41])" office:value-type="float" office:value="0" calcext:value-type="float">
            <text:p>0</text:p>
          </table:table-cell>
          <table:table-cell table:formula="of:=EXP(-[.K41])" office:value-type="float" office:value="4.20356458702998E-246" calcext:value-type="float">
            <text:p>4.20356458702998E-246</text:p>
          </table:table-cell>
          <table:table-cell table:formula="of:=EXP(-[.L41])" office:value-type="float" office:value="9.6761906713363E-143" calcext:value-type="float">
            <text:p>9.6761906713363E-143</text:p>
          </table:table-cell>
          <table:table-cell table:formula="of:=EXP(-[.M41])" office:value-type="float" office:value="0" calcext:value-type="float">
            <text:p>0</text:p>
          </table:table-cell>
          <table:table-cell table:formula="of:=EXP(-[.N41])" office:value-type="float" office:value="8.69485651740623E-179" calcext:value-type="float">
            <text:p>8.69485651740623E-179</text:p>
          </table:table-cell>
          <table:table-cell table:formula="of:=EXP(-[.O41])" office:value-type="float" office:value="0" calcext:value-type="float">
            <text:p>0</text:p>
          </table:table-cell>
          <table:table-cell table:formula="of:=EXP(-[.P41])" office:value-type="float" office:value="1.05365182766942E-291" calcext:value-type="float">
            <text:p>1.05365182766942E-291</text:p>
          </table:table-cell>
          <table:table-cell table:formula="of:=EXP(-[.Q41])" office:value-type="float" office:value="3.10603745490428E-245" calcext:value-type="float">
            <text:p>3.10603745490428E-245</text:p>
          </table:table-cell>
          <table:table-cell table:formula="of:=EXP(-[.R41])" office:value-type="float" office:value="1.14264732316776E-245" calcext:value-type="float">
            <text:p>1.14264732316776E-245</text:p>
          </table:table-cell>
          <table:table-cell table:formula="of:=EXP(-[.S41])" office:value-type="float" office:value="3.64000951492807E-229" calcext:value-type="float">
            <text:p>3.64000951492807E-229</text:p>
          </table:table-cell>
          <table:table-cell table:formula="of:=EXP(-[.T41])" office:value-type="float" office:value="6.28288051123946E-092" calcext:value-type="float">
            <text:p>6.28288051123946E-92</text:p>
          </table:table-cell>
          <table:table-cell table:formula="of:=EXP(-[.U41])" office:value-type="float" office:value="5.03457535876498E-045" calcext:value-type="float">
            <text:p>5.03457535876498E-45</text:p>
          </table:table-cell>
          <table:table-cell table:formula="of:=EXP(-[.V41])" office:value-type="float" office:value="7.25561125960653E-109" calcext:value-type="float">
            <text:p>7.25561125960653E-109</text:p>
          </table:table-cell>
          <table:table-cell table:formula="of:=EXP(-[.W41])" office:value-type="float" office:value="2.17052201130364E-029" calcext:value-type="float">
            <text:p>2.17052201130364E-29</text:p>
          </table:table-cell>
          <table:table-cell table:formula="of:=EXP(-[.X41])" office:value-type="float" office:value="0.00000226032940698105" calcext:value-type="float">
            <text:p>2.26032940698105E-06</text:p>
          </table:table-cell>
          <table:table-cell table:formula="of:=EXP(-[.Y41])" office:value-type="float" office:value="1" calcext:value-type="float">
            <text:p>1</text:p>
          </table:table-cell>
        </table:table-row>
        <table:table-row table:style-name="ro1">
          <table:table-cell table:formula="of:=EXP(-[.A42])" office:value-type="float" office:value="2.86251858054939E-020" calcext:value-type="float">
            <text:p>2.86251858054939E-20</text:p>
          </table:table-cell>
          <table:table-cell table:formula="of:=EXP(-[.B42])" office:value-type="float" office:value="0.00000000010261879632" calcext:value-type="float">
            <text:p>1.02618796317019E-10</text:p>
          </table:table-cell>
          <table:table-cell table:formula="of:=EXP(-[.C42])" office:value-type="float" office:value="9.46262946583638E-057" calcext:value-type="float">
            <text:p>9.46262946583638E-57</text:p>
          </table:table-cell>
          <table:table-cell table:formula="of:=EXP(-[.D42])" office:value-type="float" office:value="2.34555133854291E-059" calcext:value-type="float">
            <text:p>2.34555133854291E-59</text:p>
          </table:table-cell>
          <table:table-cell table:formula="of:=EXP(-[.E42])" office:value-type="float" office:value="4.07955866717756E-041" calcext:value-type="float">
            <text:p>4.07955866717756E-41</text:p>
          </table:table-cell>
          <table:table-cell table:formula="of:=EXP(-[.F42])" office:value-type="float" office:value="8.59836997230016E-136" calcext:value-type="float">
            <text:p>8.59836997230016E-136</text:p>
          </table:table-cell>
          <table:table-cell table:formula="of:=EXP(-[.G42])" office:value-type="float" office:value="3.46883002392922E-133" calcext:value-type="float">
            <text:p>3.46883002392922E-133</text:p>
          </table:table-cell>
          <table:table-cell table:formula="of:=EXP(-[.H42])" office:value-type="float" office:value="8.04603043473817E-149" calcext:value-type="float">
            <text:p>8.04603043473817E-149</text:p>
          </table:table-cell>
          <table:table-cell table:formula="of:=EXP(-[.I42])" office:value-type="float" office:value="1.136E-321" calcext:value-type="float">
            <text:p>1.136E-321</text:p>
          </table:table-cell>
          <table:table-cell table:formula="of:=EXP(-[.J42])" office:value-type="float" office:value="2.65039655300431E-261" calcext:value-type="float">
            <text:p>2.65039655300431E-261</text:p>
          </table:table-cell>
          <table:table-cell table:formula="of:=EXP(-[.K42])" office:value-type="float" office:value="8.37894253381937E-126" calcext:value-type="float">
            <text:p>8.37894253381937E-126</text:p>
          </table:table-cell>
          <table:table-cell table:formula="of:=EXP(-[.L42])" office:value-type="float" office:value="1.4954929430744E-117" calcext:value-type="float">
            <text:p>1.4954929430744E-117</text:p>
          </table:table-cell>
          <table:table-cell table:formula="of:=EXP(-[.M42])" office:value-type="float" office:value="2.35517166931694E-254" calcext:value-type="float">
            <text:p>2.35517166931694E-254</text:p>
          </table:table-cell>
          <table:table-cell table:formula="of:=EXP(-[.N42])" office:value-type="float" office:value="3.38030667716371E-123" calcext:value-type="float">
            <text:p>3.38030667716371E-123</text:p>
          </table:table-cell>
          <table:table-cell table:formula="of:=EXP(-[.O42])" office:value-type="float" office:value="4.36205294383555E-299" calcext:value-type="float">
            <text:p>4.36205294383555E-299</text:p>
          </table:table-cell>
          <table:table-cell table:formula="of:=EXP(-[.P42])" office:value-type="float" office:value="0" calcext:value-type="float">
            <text:p>0</text:p>
          </table:table-cell>
          <table:table-cell table:formula="of:=EXP(-[.Q42])" office:value-type="float" office:value="1.04564716980308E-172" calcext:value-type="float">
            <text:p>1.04564716980308E-172</text:p>
          </table:table-cell>
          <table:table-cell table:formula="of:=EXP(-[.R42])" office:value-type="float" office:value="1.17257092918339E-255" calcext:value-type="float">
            <text:p>1.17257092918339E-255</text:p>
          </table:table-cell>
          <table:table-cell table:formula="of:=EXP(-[.S42])" office:value-type="float" office:value="1.77225614154734E-144" calcext:value-type="float">
            <text:p>1.77225614154734E-144</text:p>
          </table:table-cell>
          <table:table-cell table:formula="of:=EXP(-[.T42])" office:value-type="float" office:value="2.25235790554522E-082" calcext:value-type="float">
            <text:p>2.25235790554522E-82</text:p>
          </table:table-cell>
          <table:table-cell table:formula="of:=EXP(-[.U42])" office:value-type="float" office:value="8.75651076269652E-027" calcext:value-type="float">
            <text:p>8.75651076269652E-27</text:p>
          </table:table-cell>
          <table:table-cell table:formula="of:=EXP(-[.V42])" office:value-type="float" office:value="1.01896261438574E-162" calcext:value-type="float">
            <text:p>1.01896261438574E-162</text:p>
          </table:table-cell>
          <table:table-cell table:formula="of:=EXP(-[.W42])" office:value-type="float" office:value="6.47023492564546E-026" calcext:value-type="float">
            <text:p>6.47023492564546E-26</text:p>
          </table:table-cell>
          <table:table-cell table:formula="of:=EXP(-[.X42])" office:value-type="float" office:value="0.00000000003775134544" calcext:value-type="float">
            <text:p>3.7751345442791E-11</text:p>
          </table:table-cell>
          <table:table-cell table:formula="of:=EXP(-[.Y42])" office:value-type="float" office:value="1" calcext:value-type="float">
            <text:p>1</text:p>
          </table:table-cell>
        </table:table-row>
        <table:table-row table:style-name="ro1">
          <table:table-cell table:formula="of:=[.A41]^[.A38]" office:value-type="float" office:value="1" calcext:value-type="float">
            <text:p>1</text:p>
          </table:table-cell>
          <table:table-cell table:formula="of:=[.B41]^[.B38]" office:value-type="float" office:value="0" calcext:value-type="float">
            <text:p>0</text:p>
          </table:table-cell>
          <table:table-cell table:formula="of:=[.C41]^[.C38]" office:value-type="float" office:value="1600" calcext:value-type="float">
            <text:p>1600</text:p>
          </table:table-cell>
          <table:table-cell table:formula="of:=[.D41]^[.D38]" office:value-type="float" office:value="102503232" calcext:value-type="float">
            <text:p>102503232</text:p>
          </table:table-cell>
          <table:table-cell table:formula="of:=[.E41]^[.E38]" office:value-type="float" office:value="1731891456" calcext:value-type="float">
            <text:p>1731891456</text:p>
          </table:table-cell>
          <table:table-cell table:formula="of:=[.F41]^[.F38]" office:value-type="float" office:value="8153726976" calcext:value-type="float">
            <text:p>8153726976</text:p>
          </table:table-cell>
          <table:table-cell table:formula="of:=[.G41]^[.G38]" office:value-type="float" office:value="1388285542167616" calcext:value-type="float">
            <text:p>1388285542167616</text:p>
          </table:table-cell>
          <table:table-cell table:formula="of:=[.H41]^[.H38]" office:value-type="float" office:value="1.954897493193E+019" calcext:value-type="float">
            <text:p>1.954897493193E+019</text:p>
          </table:table-cell>
          <table:table-cell table:formula="of:=[.I41]^[.I38]" office:value-type="float" office:value="1.54810870512712E+023" calcext:value-type="float">
            <text:p>1.54810870512712E+023</text:p>
          </table:table-cell>
          <table:table-cell table:formula="of:=[.J41]^[.J38]" office:value-type="float" office:value="2.88511676947013E+026" calcext:value-type="float">
            <text:p>2.88511676947013E+026</text:p>
          </table:table-cell>
          <table:table-cell table:formula="of:=[.K41]^[.K38]" office:value-type="float" office:value="3.31500721672092E+027" calcext:value-type="float">
            <text:p>3.31500721672092E+027</text:p>
          </table:table-cell>
          <table:table-cell table:formula="of:=[.L41]^[.L38]" office:value-type="float" office:value="4.57114796420637E+027" calcext:value-type="float">
            <text:p>4.57114796420637E+027</text:p>
          </table:table-cell>
          <table:table-cell table:formula="of:=[.M41]^[.M38]" office:value-type="float" office:value="5.73211123931548E+034" calcext:value-type="float">
            <text:p>5.73211123931548E+034</text:p>
          </table:table-cell>
          <table:table-cell table:formula="of:=[.N41]^[.N38]" office:value-type="float" office:value="9.25103102315014E+033" calcext:value-type="float">
            <text:p>9.25103102315014E+033</text:p>
          </table:table-cell>
          <table:table-cell table:formula="of:=[.O41]^[.O38]" office:value-type="float" office:value="4.8767497911553E+041" calcext:value-type="float">
            <text:p>4.8767497911553E+041</text:p>
          </table:table-cell>
          <table:table-cell table:formula="of:=[.P41]^[.P38]" office:value-type="float" office:value="2.46105908591409E+042" calcext:value-type="float">
            <text:p>2.46105908591409E+042</text:p>
          </table:table-cell>
          <table:table-cell table:formula="of:=[.Q41]^[.Q38]" office:value-type="float" office:value="1.01890646443047E+044" calcext:value-type="float">
            <text:p>1.01890646443047E+044</text:p>
          </table:table-cell>
          <table:table-cell table:formula="of:=[.R41]^[.R38]" office:value-type="float" office:value="5.91214079060603E+046" calcext:value-type="float">
            <text:p>5.91214079060603E+046</text:p>
          </table:table-cell>
          <table:table-cell table:formula="of:=[.S41]^[.S38]" office:value-type="float" office:value="9.50043289596465E+048" calcext:value-type="float">
            <text:p>9.50043289596465E+048</text:p>
          </table:table-cell>
          <table:table-cell table:formula="of:=[.T41]^[.T38]" office:value-type="float" office:value="1.3248496640331E+044" calcext:value-type="float">
            <text:p>1.3248496640331E+044</text:p>
          </table:table-cell>
          <table:table-cell table:formula="of:=[.U41]^[.U38]" office:value-type="float" office:value="1.48594739597835E+040" calcext:value-type="float">
            <text:p>1.48594739597835E+040</text:p>
          </table:table-cell>
          <table:table-cell table:formula="of:=[.V41]^[.V38]" office:value-type="float" office:value="2.09019251893323E+050" calcext:value-type="float">
            <text:p>2.09019251893323E+050</text:p>
          </table:table-cell>
          <table:table-cell table:formula="of:=[.W41]^[.W38]" office:value-type="float" office:value="1.07143685717409E+040" calcext:value-type="float">
            <text:p>1.07143685717409E+040</text:p>
          </table:table-cell>
          <table:table-cell table:formula="of:=[.X41]^[.X38]" office:value-type="float" office:value="4.17539054134131E+025" calcext:value-type="float">
            <text:p>4.17539054134131E+025</text:p>
          </table:table-cell>
          <table:table-cell table:formula="of:=[.Y41]^[.Y38]" office:value-type="float" office:value="0" calcext:value-type="float">
            <text:p>0</text:p>
          </table:table-cell>
        </table:table-row>
        <table:table-row table:style-name="ro1">
          <table:table-cell table:formula="of:=[.A42]^[.A38]" office:value-type="float" office:value="1" calcext:value-type="float">
            <text:p>1</text:p>
          </table:table-cell>
          <table:table-cell table:formula="of:=[.B42]^[.B38]" office:value-type="float" office:value="23" calcext:value-type="float">
            <text:p>23</text:p>
          </table:table-cell>
          <table:table-cell table:formula="of:=[.C42]^[.C38]" office:value-type="float" office:value="16641" calcext:value-type="float">
            <text:p>16641</text:p>
          </table:table-cell>
          <table:table-cell table:formula="of:=[.D42]^[.D38]" office:value-type="float" office:value="2460375" calcext:value-type="float">
            <text:p>2460375</text:p>
          </table:table-cell>
          <table:table-cell table:formula="of:=[.E42]^[.E38]" office:value-type="float" office:value="74805201" calcext:value-type="float">
            <text:p>74805201</text:p>
          </table:table-cell>
          <table:table-cell table:formula="of:=[.F42]^[.F38]" office:value-type="float" office:value="2909390022551" calcext:value-type="float">
            <text:p>2909390022551</text:p>
          </table:table-cell>
          <table:table-cell table:formula="of:=[.G42]^[.G38]" office:value-type="float" office:value="805005849390625" calcext:value-type="float">
            <text:p>805005849390625</text:p>
          </table:table-cell>
          <table:table-cell table:formula="of:=[.H42]^[.H38]" office:value-type="float" office:value="5.3614301583807E+017" calcext:value-type="float">
            <text:p>5.3614301583807E+017</text:p>
          </table:table-cell>
          <table:table-cell table:formula="of:=[.I42]^[.I38]" office:value-type="float" office:value="8.89519569747914E+022" calcext:value-type="float">
            <text:p>8.89519569747914E+022</text:p>
          </table:table-cell>
          <table:table-cell table:formula="of:=[.J42]^[.J38]" office:value-type="float" office:value="1.0077696E+025" calcext:value-type="float">
            <text:p>1.0077696E+025</text:p>
          </table:table-cell>
          <table:table-cell table:formula="of:=[.K42]^[.K38]" office:value-type="float" office:value="3.92577023226621E+024" calcext:value-type="float">
            <text:p>3.92577023226621E+024</text:p>
          </table:table-cell>
          <table:table-cell table:formula="of:=[.L42]^[.L38]" office:value-type="float" office:value="5.33672814240302E+026" calcext:value-type="float">
            <text:p>5.33672814240302E+026</text:p>
          </table:table-cell>
          <table:table-cell table:formula="of:=[.M42]^[.M38]" office:value-type="float" office:value="1.57381675793754E+033" calcext:value-type="float">
            <text:p>1.57381675793754E+033</text:p>
          </table:table-cell>
          <table:table-cell table:formula="of:=[.N42]^[.N38]" office:value-type="float" office:value="7.13244461831069E+031" calcext:value-type="float">
            <text:p>7.13244461831069E+031</text:p>
          </table:table-cell>
          <table:table-cell table:formula="of:=[.O42]^[.O38]" office:value-type="float" office:value="5.21668146129546E+039" calcext:value-type="float">
            <text:p>5.21668146129546E+039</text:p>
          </table:table-cell>
          <table:table-cell table:formula="of:=[.P42]^[.P38]" office:value-type="float" office:value="4.08479637093206E+043" calcext:value-type="float">
            <text:p>4.08479637093206E+043</text:p>
          </table:table-cell>
          <table:table-cell table:formula="of:=[.Q42]^[.Q38]" office:value-type="float" office:value="3.65698328077755E+041" calcext:value-type="float">
            <text:p>3.65698328077755E+041</text:p>
          </table:table-cell>
          <table:table-cell table:formula="of:=[.R42]^[.R38]" office:value-type="float" office:value="1.16640056463716E+047" calcext:value-type="float">
            <text:p>1.16640056463716E+047</text:p>
          </table:table-cell>
          <table:table-cell table:formula="of:=[.S42]^[.S38]" office:value-type="float" office:value="2.27459399344184E+045" calcext:value-type="float">
            <text:p>2.27459399344184E+045</text:p>
          </table:table-cell>
          <table:table-cell table:formula="of:=[.T42]^[.T38]" office:value-type="float" office:value="1.61807681862055E+043" calcext:value-type="float">
            <text:p>1.61807681862055E+043</text:p>
          </table:table-cell>
          <table:table-cell table:formula="of:=[.U42]^[.U38]" office:value-type="float" office:value="3.65615844006298E+035" calcext:value-type="float">
            <text:p>3.65615844006298E+035</text:p>
          </table:table-cell>
          <table:table-cell table:formula="of:=[.V42]^[.V38]" office:value-type="float" office:value="1.01364403256838E+054" calcext:value-type="float">
            <text:p>1.01364403256838E+054</text:p>
          </table:table-cell>
          <table:table-cell table:formula="of:=[.W42]^[.W38]" office:value-type="float" office:value="6.24332378391009E+038" calcext:value-type="float">
            <text:p>6.24332378391009E+038</text:p>
          </table:table-cell>
          <table:table-cell table:formula="of:=[.X42]^[.X38]" office:value-type="float" office:value="5.55723240354285E+031" calcext:value-type="float">
            <text:p>5.55723240354285E+031</text:p>
          </table:table-cell>
          <table:table-cell table:formula="of:=[.Y42]^[.Y38]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FACT([.A38])" office:value-type="float" office:value="1" calcext:value-type="float">
            <text:p>1</text:p>
          </table:table-cell>
          <table:table-cell table:style-name="ce2" table:formula="of:=FACT([.B38])" office:value-type="float" office:value="1" calcext:value-type="float">
            <text:p>1</text:p>
          </table:table-cell>
          <table:table-cell table:style-name="ce2" table:formula="of:=FACT([.C38])" office:value-type="float" office:value="2" calcext:value-type="float">
            <text:p>2</text:p>
          </table:table-cell>
          <table:table-cell table:style-name="ce2" table:formula="of:=FACT([.D38])" office:value-type="float" office:value="6" calcext:value-type="float">
            <text:p>6</text:p>
          </table:table-cell>
          <table:table-cell table:style-name="ce2" table:formula="of:=FACT([.E38])" office:value-type="float" office:value="24" calcext:value-type="float">
            <text:p>24</text:p>
          </table:table-cell>
          <table:table-cell table:style-name="ce2" table:formula="of:=FACT([.F38])" office:value-type="float" office:value="120" calcext:value-type="float">
            <text:p>120</text:p>
          </table:table-cell>
          <table:table-cell table:style-name="ce2" table:formula="of:=FACT([.G38])" office:value-type="float" office:value="720" calcext:value-type="float">
            <text:p>720</text:p>
          </table:table-cell>
          <table:table-cell table:style-name="ce2" table:formula="of:=FACT([.H38])" office:value-type="float" office:value="5040" calcext:value-type="float">
            <text:p>5040</text:p>
          </table:table-cell>
          <table:table-cell table:style-name="ce2" table:formula="of:=FACT([.I38])" office:value-type="float" office:value="40320" calcext:value-type="float">
            <text:p>40320</text:p>
          </table:table-cell>
          <table:table-cell table:style-name="ce2" table:formula="of:=FACT([.J38])" office:value-type="float" office:value="362880" calcext:value-type="float">
            <text:p>362880</text:p>
          </table:table-cell>
          <table:table-cell table:style-name="ce2" table:formula="of:=FACT([.K38])" office:value-type="float" office:value="3628800" calcext:value-type="float">
            <text:p>3628800</text:p>
          </table:table-cell>
          <table:table-cell table:style-name="ce2" table:formula="of:=FACT([.L38])" office:value-type="float" office:value="39916800" calcext:value-type="float">
            <text:p>39916800</text:p>
          </table:table-cell>
          <table:table-cell table:style-name="ce2" table:formula="of:=FACT([.M38])" office:value-type="float" office:value="479001600" calcext:value-type="float">
            <text:p>479001600</text:p>
          </table:table-cell>
          <table:table-cell table:style-name="ce2" table:formula="of:=FACT([.N38])" office:value-type="float" office:value="6227020800" calcext:value-type="float">
            <text:p>6227020800</text:p>
          </table:table-cell>
          <table:table-cell table:style-name="ce2" table:formula="of:=FACT([.O38])" office:value-type="float" office:value="87178291200" calcext:value-type="float">
            <text:p>87178291200</text:p>
          </table:table-cell>
          <table:table-cell table:style-name="ce2" table:formula="of:=FACT([.P38])" office:value-type="float" office:value="1307674368000" calcext:value-type="float">
            <text:p>1307674368000</text:p>
          </table:table-cell>
          <table:table-cell table:style-name="ce2" table:formula="of:=FACT([.Q38])" office:value-type="float" office:value="20922789888000" calcext:value-type="float">
            <text:p>20922789888000</text:p>
          </table:table-cell>
          <table:table-cell table:style-name="ce2" table:formula="of:=FACT([.R38])" office:value-type="float" office:value="355687428096000" calcext:value-type="float">
            <text:p>355687428096000</text:p>
          </table:table-cell>
          <table:table-cell table:style-name="ce2" table:formula="of:=FACT([.S38])" office:value-type="float" office:value="6402373705728000" calcext:value-type="float">
            <text:p>6402373705728000</text:p>
          </table:table-cell>
          <table:table-cell table:style-name="ce2" table:formula="of:=FACT([.T38])" office:value-type="float" office:value="1.21645100408832E+017" calcext:value-type="float">
            <text:p>1.21645100408832E+017</text:p>
          </table:table-cell>
          <table:table-cell table:style-name="ce2" table:formula="of:=FACT([.U38])" office:value-type="float" office:value="2.43290200817664E+018" calcext:value-type="float">
            <text:p>2.43290200817664E+018</text:p>
          </table:table-cell>
          <table:table-cell table:style-name="ce2" table:formula="of:=FACT([.V38])" office:value-type="float" office:value="5.10909421717094E+019" calcext:value-type="float">
            <text:p>5.10909421717094E+019</text:p>
          </table:table-cell>
          <table:table-cell table:style-name="ce2" table:formula="of:=FACT([.W38])" office:value-type="float" office:value="1.12400072777761E+021" calcext:value-type="float">
            <text:p>1.12400072777761E+021</text:p>
          </table:table-cell>
          <table:table-cell table:style-name="ce2" table:formula="of:=FACT([.X38])" office:value-type="float" office:value="2.5852016738885E+022" calcext:value-type="float">
            <text:p>2.5852016738885E+022</text:p>
          </table:table-cell>
          <table:table-cell table:style-name="ce2" table:formula="of:=FACT([.Y38])" office:value-type="float" office:value="6.20448401733239E+023" calcext:value-type="float">
            <text:p>6.20448401733239E+023</text:p>
          </table:table-cell>
        </table:table-row>
        <table:table-row table:style-name="ro1">
          <table:table-cell table:formula="of:=[.A45]*[.A43]" office:value-type="float" office:value="1" calcext:value-type="float">
            <text:p>1</text:p>
          </table:table-cell>
          <table:table-cell table:formula="of:=[.B45]*[.B43]" office:value-type="float" office:value="0" calcext:value-type="float">
            <text:p>0</text:p>
          </table:table-cell>
          <table:table-cell table:formula="of:=[.C45]*[.C43]" office:value-type="float" office:value="6.79736680846654E-015" calcext:value-type="float">
            <text:p>6.79736680846654E-15</text:p>
          </table:table-cell>
          <table:table-cell table:formula="of:=[.D45]*[.D43]" office:value-type="float" office:value="5.76660266711504E-196" calcext:value-type="float">
            <text:p>5.76660266711504E-196</text:p>
          </table:table-cell>
          <table:table-cell table:formula="of:=[.E45]*[.E43]" office:value-type="float" office:value="4.38981644833838E-080" calcext:value-type="float">
            <text:p>4.38981644833838E-80</text:p>
          </table:table-cell>
          <table:table-cell table:formula="of:=[.F45]*[.F43]" office:value-type="float" office:value="1.65609750348965E-032" calcext:value-type="float">
            <text:p>1.65609750348965E-32</text:p>
          </table:table-cell>
          <table:table-cell table:formula="of:=[.G45]*[.G43]" office:value-type="float" office:value="1.2249598244434E-130" calcext:value-type="float">
            <text:p>1.2249598244434E-130</text:p>
          </table:table-cell>
          <table:table-cell table:formula="of:=[.H45]*[.H43]" office:value-type="float" office:value="5.53693346556971E-229" calcext:value-type="float">
            <text:p>5.53693346556971E-229</text:p>
          </table:table-cell>
          <table:table-cell table:formula="of:=[.I45]*[.I43]" office:value-type="float" office:value="0" calcext:value-type="float">
            <text:p>0</text:p>
          </table:table-cell>
          <table:table-cell table:formula="of:=[.J45]*[.J43]" office:value-type="float" office:value="0" calcext:value-type="float">
            <text:p>0</text:p>
          </table:table-cell>
          <table:table-cell table:formula="of:=[.K45]*[.K43]" office:value-type="float" office:value="1.39348469419569E-218" calcext:value-type="float">
            <text:p>1.39348469419569E-218</text:p>
          </table:table-cell>
          <table:table-cell table:formula="of:=[.L45]*[.L43]" office:value-type="float" office:value="4.42312992885516E-115" calcext:value-type="float">
            <text:p>4.42312992885516E-115</text:p>
          </table:table-cell>
          <table:table-cell table:formula="of:=[.M45]*[.M43]" office:value-type="float" office:value="0" calcext:value-type="float">
            <text:p>0</text:p>
          </table:table-cell>
          <table:table-cell table:formula="of:=[.N45]*[.N43]" office:value-type="float" office:value="8.04363873843642E-145" calcext:value-type="float">
            <text:p>8.04363873843642E-145</text:p>
          </table:table-cell>
          <table:table-cell table:formula="of:=[.O45]*[.O43]" office:value-type="float" office:value="0" calcext:value-type="float">
            <text:p>0</text:p>
          </table:table-cell>
          <table:table-cell table:formula="of:=[.P45]*[.P43]" office:value-type="float" office:value="2.59309940387581E-249" calcext:value-type="float">
            <text:p>2.59309940387581E-249</text:p>
          </table:table-cell>
          <table:table-cell table:formula="of:=[.Q45]*[.Q43]" office:value-type="float" office:value="3.16476164156514E-201" calcext:value-type="float">
            <text:p>3.16476164156514E-201</text:p>
          </table:table-cell>
          <table:table-cell table:formula="of:=[.R45]*[.R43]" office:value-type="float" office:value="6.75549184857688E-199" calcext:value-type="float">
            <text:p>6.75549184857688E-199</text:p>
          </table:table-cell>
          <table:table-cell table:formula="of:=[.S45]*[.S43]" office:value-type="float" office:value="3.4581666137247E-180" calcext:value-type="float">
            <text:p>3.4581666137247E-180</text:p>
          </table:table-cell>
          <table:table-cell table:formula="of:=[.T45]*[.T43]" office:value-type="float" office:value="8.32387213447573E-048" calcext:value-type="float">
            <text:p>8.32387213447573E-48</text:p>
          </table:table-cell>
          <table:table-cell table:formula="of:=[.U45]*[.U43]" office:value-type="float" office:value="0.0000748111414421362" calcext:value-type="float">
            <text:p>7.48111414421362E-05</text:p>
          </table:table-cell>
          <table:table-cell table:formula="of:=[.V45]*[.V43]" office:value-type="float" office:value="1.51656243751173E-058" calcext:value-type="float">
            <text:p>1.51656243751173E-58</text:p>
          </table:table-cell>
          <table:table-cell table:formula="of:=[.W45]*[.W43]" office:value-type="float" office:value="232557728221.836" calcext:value-type="float">
            <text:p>232557728221.836</text:p>
          </table:table-cell>
          <table:table-cell table:formula="of:=[.X45]*[.X43]" office:value-type="float" office:value="9.43775802622431E+019" calcext:value-type="float">
            <text:p>9.43775802622431E+019</text:p>
          </table:table-cell>
          <table:table-cell table:formula="of:=[.Y45]*[.Y43]" office:value-type="float" office:value="0" calcext:value-type="float">
            <text:p>0</text:p>
          </table:table-cell>
        </table:table-row>
        <table:table-row table:style-name="ro1">
          <table:table-cell table:formula="of:=[.A46]*[.A44]" office:value-type="float" office:value="2.86251858054939E-020" calcext:value-type="float">
            <text:p>2.86251858054939E-20</text:p>
          </table:table-cell>
          <table:table-cell table:formula="of:=[.B46]*[.B44]" office:value-type="float" office:value="0.00000000236023231529" calcext:value-type="float">
            <text:p>2.36023231529143E-09</text:p>
          </table:table-cell>
          <table:table-cell table:formula="of:=[.C46]*[.C44]" office:value-type="float" office:value="1.57467616940983E-052" calcext:value-type="float">
            <text:p>1.57467616940983E-52</text:p>
          </table:table-cell>
          <table:table-cell table:formula="of:=[.D46]*[.D44]" office:value-type="float" office:value="5.77093587456752E-053" calcext:value-type="float">
            <text:p>5.77093587456752E-53</text:p>
          </table:table-cell>
          <table:table-cell table:formula="of:=[.E46]*[.E44]" office:value-type="float" office:value="3.0517220608951E-033" calcext:value-type="float">
            <text:p>3.0517220608951E-33</text:p>
          </table:table-cell>
          <table:table-cell table:formula="of:=[.F46]*[.F44]" office:value-type="float" office:value="2.50160118076122E-123" calcext:value-type="float">
            <text:p>2.50160118076122E-123</text:p>
          </table:table-cell>
          <table:table-cell table:formula="of:=[.G46]*[.G44]" office:value-type="float" office:value="2.79242845980484E-118" calcext:value-type="float">
            <text:p>2.79242845980484E-118</text:p>
          </table:table-cell>
          <table:table-cell table:formula="of:=[.H46]*[.H44]" office:value-type="float" office:value="4.31382302280542E-131" calcext:value-type="float">
            <text:p>4.31382302280542E-131</text:p>
          </table:table-cell>
          <table:table-cell table:formula="of:=[.I46]*[.I44]" office:value-type="float" office:value="1.01080643964664E-298" calcext:value-type="float">
            <text:p>1.01080643964664E-298</text:p>
          </table:table-cell>
          <table:table-cell table:formula="of:=[.J46]*[.J44]" office:value-type="float" office:value="2.67098907406253E-236" calcext:value-type="float">
            <text:p>2.67098907406253E-236</text:p>
          </table:table-cell>
          <table:table-cell table:formula="of:=[.K46]*[.K44]" office:value-type="float" office:value="3.28938031771373E-101" calcext:value-type="float">
            <text:p>3.28938031771373E-101</text:p>
          </table:table-cell>
          <table:table-cell table:formula="of:=[.L46]*[.L44]" office:value-type="float" office:value="7.98103927607026E-091" calcext:value-type="float">
            <text:p>7.98103927607026E-91</text:p>
          </table:table-cell>
          <table:table-cell table:formula="of:=[.M46]*[.M44]" office:value-type="float" office:value="3.70660864099074E-221" calcext:value-type="float">
            <text:p>3.70660864099074E-221</text:p>
          </table:table-cell>
          <table:table-cell table:formula="of:=[.N46]*[.N44]" office:value-type="float" office:value="2.4109850167776E-091" calcext:value-type="float">
            <text:p>2.4109850167776E-91</text:p>
          </table:table-cell>
          <table:table-cell table:formula="of:=[.O46]*[.O44]" office:value-type="float" office:value="2.27554407252962E-259" calcext:value-type="float">
            <text:p>2.27554407252962E-259</text:p>
          </table:table-cell>
          <table:table-cell table:formula="of:=[.P46]*[.P44]" office:value-type="float" office:value="0" calcext:value-type="float">
            <text:p>0</text:p>
          </table:table-cell>
          <table:table-cell table:formula="of:=[.Q46]*[.Q44]" office:value-type="float" office:value="3.82391421756221E-131" calcext:value-type="float">
            <text:p>3.82391421756221E-131</text:p>
          </table:table-cell>
          <table:table-cell table:formula="of:=[.R46]*[.R44]" office:value-type="float" office:value="1.36768739387662E-208" calcext:value-type="float">
            <text:p>1.36768739387662E-208</text:p>
          </table:table-cell>
          <table:table-cell table:formula="of:=[.S46]*[.S44]" office:value-type="float" office:value="4.031163174404E-099" calcext:value-type="float">
            <text:p>4.031163174404E-99</text:p>
          </table:table-cell>
          <table:table-cell table:formula="of:=[.T46]*[.T44]" office:value-type="float" office:value="3.64448811419945E-039" calcext:value-type="float">
            <text:p>3.64448811419945E-39</text:p>
          </table:table-cell>
          <table:table-cell table:formula="of:=[.U46]*[.U44]" office:value-type="float" office:value="3201519073.05352" calcext:value-type="float">
            <text:p>3201519073.05352</text:p>
          </table:table-cell>
          <table:table-cell table:formula="of:=[.V46]*[.V44]" office:value-type="float" office:value="1.03286537348238E-108" calcext:value-type="float">
            <text:p>1.03286537348238E-108</text:p>
          </table:table-cell>
          <table:table-cell table:formula="of:=[.W46]*[.W44]" office:value-type="float" office:value="40395771598768" calcext:value-type="float">
            <text:p>40395771598768</text:p>
          </table:table-cell>
          <table:table-cell table:formula="of:=[.X46]*[.X44]" office:value-type="float" office:value="2.09793000172018E+021" calcext:value-type="float">
            <text:p>2.09793000172018E+021</text:p>
          </table:table-cell>
          <table:table-cell table:formula="of:=[.Y46]*[.Y44]" office:value-type="float" office:value="0" calcext:value-type="float">
            <text:p>0</text:p>
          </table:table-cell>
        </table:table-row>
        <table:table-row table:style-name="ro1">
          <table:table-cell table:formula="of:=[.A48]/[.A47]" office:value-type="float" office:value="1" calcext:value-type="float">
            <text:p>1</text:p>
          </table:table-cell>
          <table:table-cell table:formula="of:=[.B48]/[.B47]" office:value-type="float" office:value="0" calcext:value-type="float">
            <text:p>0</text:p>
          </table:table-cell>
          <table:table-cell table:formula="of:=[.C48]/[.C47]" office:value-type="float" office:value="3.39868340423327E-015" calcext:value-type="float">
            <text:p>3.39868340423327E-15</text:p>
          </table:table-cell>
          <table:table-cell table:formula="of:=[.D48]/[.D47]" office:value-type="float" office:value="9.61100444519173E-197" calcext:value-type="float">
            <text:p>9.61100444519173E-197</text:p>
          </table:table-cell>
          <table:table-cell table:formula="of:=[.E48]/[.E47]" office:value-type="float" office:value="1.82909018680766E-081" calcext:value-type="float">
            <text:p>1.82909018680766E-81</text:p>
          </table:table-cell>
          <table:table-cell table:formula="of:=[.F48]/[.F47]" office:value-type="float" office:value="1.38008125290804E-034" calcext:value-type="float">
            <text:p>1.38008125290804E-34</text:p>
          </table:table-cell>
          <table:table-cell table:formula="of:=[.G48]/[.G47]" office:value-type="float" office:value="1.70133308950472E-133" calcext:value-type="float">
            <text:p>1.70133308950472E-133</text:p>
          </table:table-cell>
          <table:table-cell table:formula="of:=[.H48]/[.H47]" office:value-type="float" office:value="1.09859790983526E-232" calcext:value-type="float">
            <text:p>1.09859790983526E-232</text:p>
          </table:table-cell>
          <table:table-cell table:formula="of:=[.I48]/[.I47]" office:value-type="float" office:value="0" calcext:value-type="float">
            <text:p>0</text:p>
          </table:table-cell>
          <table:table-cell table:formula="of:=[.J48]/[.J47]" office:value-type="float" office:value="0" calcext:value-type="float">
            <text:p>0</text:p>
          </table:table-cell>
          <table:table-cell table:formula="of:=[.K48]/[.K47]" office:value-type="float" office:value="3.8400702551689E-225" calcext:value-type="float">
            <text:p>3.8400702551689E-225</text:p>
          </table:table-cell>
          <table:table-cell table:formula="of:=[.L48]/[.L47]" office:value-type="float" office:value="1.10808730380571E-122" calcext:value-type="float">
            <text:p>1.10808730380571E-122</text:p>
          </table:table-cell>
          <table:table-cell table:formula="of:=[.M48]/[.M47]" office:value-type="float" office:value="0" calcext:value-type="float">
            <text:p>0</text:p>
          </table:table-cell>
          <table:table-cell table:formula="of:=[.N48]/[.N47]" office:value-type="float" office:value="1.29173147108107E-154" calcext:value-type="float">
            <text:p>1.29173147108107E-154</text:p>
          </table:table-cell>
          <table:table-cell table:formula="of:=[.O48]/[.O47]" office:value-type="float" office:value="0" calcext:value-type="float">
            <text:p>0</text:p>
          </table:table-cell>
          <table:table-cell table:formula="of:=[.P48]/[.P47]" office:value-type="float" office:value="1.98298557143227E-261" calcext:value-type="float">
            <text:p>1.98298557143227E-261</text:p>
          </table:table-cell>
          <table:table-cell table:formula="of:=[.Q48]/[.Q47]" office:value-type="float" office:value="1.51259065282697E-214" calcext:value-type="float">
            <text:p>1.51259065282697E-214</text:p>
          </table:table-cell>
          <table:table-cell table:formula="of:=[.R48]/[.R47]" office:value-type="float" office:value="1.89927765643535E-213" calcext:value-type="float">
            <text:p>1.89927765643535E-213</text:p>
          </table:table-cell>
          <table:table-cell table:formula="of:=[.S48]/[.S47]" office:value-type="float" office:value="5.40138200716211E-196" calcext:value-type="float">
            <text:p>5.40138200716211E-196</text:p>
          </table:table-cell>
          <table:table-cell table:formula="of:=[.T48]/[.T47]" office:value-type="float" office:value="6.84275166570653E-065" calcext:value-type="float">
            <text:p>6.84275166570653E-65</text:p>
          </table:table-cell>
          <table:table-cell table:formula="of:=[.U48]/[.U47]" office:value-type="float" office:value="3.07497553089711E-023" calcext:value-type="float">
            <text:p>3.07497553089711E-23</text:p>
          </table:table-cell>
          <table:table-cell table:formula="of:=[.V48]/[.V47]" office:value-type="float" office:value="2.96835872083701E-078" calcext:value-type="float">
            <text:p>2.96835872083701E-78</text:p>
          </table:table-cell>
          <table:table-cell table:formula="of:=[.W48]/[.W47]" office:value-type="float" office:value="0.00000000020690175947" calcext:value-type="float">
            <text:p>2.06901759469189E-10</text:p>
          </table:table-cell>
          <table:table-cell table:formula="of:=[.X48]/[.X47]" office:value-type="float" office:value="0.00365068540746712" calcext:value-type="float">
            <text:p>0.00365068540746712</text:p>
          </table:table-cell>
          <table:table-cell table:formula="of:=[.Y48]/[.Y47]" office:value-type="float" office:value="0" calcext:value-type="float">
            <text:p>0</text:p>
          </table:table-cell>
        </table:table-row>
        <table:table-row table:style-name="ro1">
          <table:table-cell table:formula="of:=[.A49]/[.A47]" office:value-type="float" office:value="2.86251858054939E-020" calcext:value-type="float">
            <text:p>2.86251858054939E-20</text:p>
          </table:table-cell>
          <table:table-cell table:formula="of:=[.B49]/[.B47]" office:value-type="float" office:value="0.00000000236023231529" calcext:value-type="float">
            <text:p>2.36023231529143E-09</text:p>
          </table:table-cell>
          <table:table-cell table:formula="of:=[.C49]/[.C47]" office:value-type="float" office:value="7.87338084704916E-053" calcext:value-type="float">
            <text:p>7.87338084704916E-53</text:p>
          </table:table-cell>
          <table:table-cell table:formula="of:=[.D49]/[.D47]" office:value-type="float" office:value="9.61822645761254E-054" calcext:value-type="float">
            <text:p>9.61822645761254E-54</text:p>
          </table:table-cell>
          <table:table-cell table:formula="of:=[.E49]/[.E47]" office:value-type="float" office:value="1.27155085870629E-034" calcext:value-type="float">
            <text:p>1.27155085870629E-34</text:p>
          </table:table-cell>
          <table:table-cell table:formula="of:=[.F49]/[.F47]" office:value-type="float" office:value="2.08466765063435E-125" calcext:value-type="float">
            <text:p>2.08466765063435E-125</text:p>
          </table:table-cell>
          <table:table-cell table:formula="of:=[.G49]/[.G47]" office:value-type="float" office:value="3.87837286084006E-121" calcext:value-type="float">
            <text:p>3.87837286084006E-121</text:p>
          </table:table-cell>
          <table:table-cell table:formula="of:=[.H49]/[.H47]" office:value-type="float" office:value="8.55917266429646E-135" calcext:value-type="float">
            <text:p>8.55917266429646E-135</text:p>
          </table:table-cell>
          <table:table-cell table:formula="of:=[.I49]/[.I47]" office:value-type="float" office:value="2.50696041579028E-303" calcext:value-type="float">
            <text:p>2.50696041579028E-303</text:p>
          </table:table-cell>
          <table:table-cell table:formula="of:=[.J49]/[.J47]" office:value-type="float" office:value="7.36052985577197E-242" calcext:value-type="float">
            <text:p>7.36052985577197E-242</text:p>
          </table:table-cell>
          <table:table-cell table:formula="of:=[.K49]/[.K47]" office:value-type="float" office:value="9.06465034643335E-108" calcext:value-type="float">
            <text:p>9.06465034643335E-108</text:p>
          </table:table-cell>
          <table:table-cell table:formula="of:=[.L49]/[.L47]" office:value-type="float" office:value="1.99941860972579E-098" calcext:value-type="float">
            <text:p>1.99941860972579E-98</text:p>
          </table:table-cell>
          <table:table-cell table:formula="of:=[.M49]/[.M47]" office:value-type="float" office:value="7.73819678470956E-230" calcext:value-type="float">
            <text:p>7.73819678470956E-230</text:p>
          </table:table-cell>
          <table:table-cell table:formula="of:=[.N49]/[.N47]" office:value-type="float" office:value="3.87181140743515E-101" calcext:value-type="float">
            <text:p>3.87181140743515E-101</text:p>
          </table:table-cell>
          <table:table-cell table:formula="of:=[.O49]/[.O47]" office:value-type="float" office:value="2.61021871524091E-270" calcext:value-type="float">
            <text:p>2.61021871524091E-270</text:p>
          </table:table-cell>
          <table:table-cell table:formula="of:=[.P49]/[.P47]" office:value-type="float" office:value="0" calcext:value-type="float">
            <text:p>0</text:p>
          </table:table-cell>
          <table:table-cell table:formula="of:=[.Q49]/[.Q47]" office:value-type="float" office:value="1.82763113238324E-144" calcext:value-type="float">
            <text:p>1.82763113238324E-144</text:p>
          </table:table-cell>
          <table:table-cell table:formula="of:=[.R49]/[.R47]" office:value-type="float" office:value="3.84519464519134E-223" calcext:value-type="float">
            <text:p>3.84519464519134E-223</text:p>
          </table:table-cell>
          <table:table-cell table:formula="of:=[.S49]/[.S47]" office:value-type="float" office:value="6.29635719451591E-115" calcext:value-type="float">
            <text:p>6.29635719451591E-115</text:p>
          </table:table-cell>
          <table:table-cell table:formula="of:=[.T49]/[.T47]" office:value-type="float" office:value="2.99600074474915E-056" calcext:value-type="float">
            <text:p>2.99600074474915E-56</text:p>
          </table:table-cell>
          <table:table-cell table:formula="of:=[.U49]/[.U47]" office:value-type="float" office:value="0.00000000131592602673" calcext:value-type="float">
            <text:p>1.31592602673419E-09</text:p>
          </table:table-cell>
          <table:table-cell table:formula="of:=[.V49]/[.V47]" office:value-type="float" office:value="2.02162130815882E-128" calcext:value-type="float">
            <text:p>2.02162130815882E-128</text:p>
          </table:table-cell>
          <table:table-cell table:formula="of:=[.W49]/[.W47]" office:value-type="float" office:value="0.00000003593927530513" calcext:value-type="float">
            <text:p>3.59392753051318E-08</text:p>
          </table:table-cell>
          <table:table-cell table:formula="of:=[.X49]/[.X47]" office:value-type="float" office:value="0.0811515025272516" calcext:value-type="float">
            <text:p>0.0811515025272516</text:p>
          </table:table-cell>
          <table:table-cell table:formula="of:=[.Y49]/[.Y47]" office:value-type="float" office:value="0" calcext:value-type="float">
            <text:p>0</text:p>
          </table:table-cell>
        </table:table-row>
        <table:table-row table:style-name="ro1">
          <table:table-cell table:formula="of:=[.$B$19]*[.A50]" office:value-type="float" office:value="17034" calcext:value-type="float">
            <text:p>17034</text:p>
          </table:table-cell>
          <table:table-cell table:formula="of:=[.$B$19]*[.B50]" office:value-type="float" office:value="0" calcext:value-type="float">
            <text:p>0</text:p>
          </table:table-cell>
          <table:table-cell table:formula="of:=[.$B$19]*[.C50]" office:value-type="float" office:value="0.00000000005789317311" calcext:value-type="float">
            <text:p>5.78931731077095E-11</text:p>
          </table:table-cell>
          <table:table-cell table:formula="of:=[.$B$19]*[.D50]" office:value-type="float" office:value="1.63713849719396E-192" calcext:value-type="float">
            <text:p>1.63713849719396E-192</text:p>
          </table:table-cell>
          <table:table-cell table:formula="of:=[.$B$19]*[.E50]" office:value-type="float" office:value="3.11567222420816E-077" calcext:value-type="float">
            <text:p>3.11567222420816E-77</text:p>
          </table:table-cell>
          <table:table-cell table:formula="of:=[.$B$19]*[.F50]" office:value-type="float" office:value="2.35083040620356E-030" calcext:value-type="float">
            <text:p>2.35083040620356E-30</text:p>
          </table:table-cell>
          <table:table-cell table:formula="of:=[.$B$19]*[.G50]" office:value-type="float" office:value="2.89805078466234E-129" calcext:value-type="float">
            <text:p>2.89805078466234E-129</text:p>
          </table:table-cell>
          <table:table-cell table:formula="of:=[.$B$19]*[.H50]" office:value-type="float" office:value="1.87135167961338E-228" calcext:value-type="float">
            <text:p>1.87135167961338E-228</text:p>
          </table:table-cell>
          <table:table-cell table:formula="of:=[.$B$19]*[.I50]" office:value-type="float" office:value="0" calcext:value-type="float">
            <text:p>0</text:p>
          </table:table-cell>
          <table:table-cell table:formula="of:=[.$B$19]*[.J50]" office:value-type="float" office:value="0" calcext:value-type="float">
            <text:p>0</text:p>
          </table:table-cell>
          <table:table-cell table:formula="of:=[.$B$19]*[.K50]" office:value-type="float" office:value="6.5411756726547E-221" calcext:value-type="float">
            <text:p>6.5411756726547E-221</text:p>
          </table:table-cell>
          <table:table-cell table:formula="of:=[.$B$19]*[.L50]" office:value-type="float" office:value="1.88751591330264E-118" calcext:value-type="float">
            <text:p>1.88751591330264E-118</text:p>
          </table:table-cell>
          <table:table-cell table:formula="of:=[.$B$19]*[.M50]" office:value-type="float" office:value="0" calcext:value-type="float">
            <text:p>0</text:p>
          </table:table-cell>
          <table:table-cell table:formula="of:=[.$B$19]*[.N50]" office:value-type="float" office:value="2.20033538783949E-150" calcext:value-type="float">
            <text:p>2.20033538783949E-150</text:p>
          </table:table-cell>
          <table:table-cell table:formula="of:=[.$B$19]*[.O50]" office:value-type="float" office:value="0" calcext:value-type="float">
            <text:p>0</text:p>
          </table:table-cell>
          <table:table-cell table:formula="of:=[.$B$19]*[.P50]" office:value-type="float" office:value="3.37781762237772E-257" calcext:value-type="float">
            <text:p>3.37781762237772E-257</text:p>
          </table:table-cell>
          <table:table-cell table:formula="of:=[.$B$19]*[.Q50]" office:value-type="float" office:value="2.57654691802545E-210" calcext:value-type="float">
            <text:p>2.57654691802545E-210</text:p>
          </table:table-cell>
          <table:table-cell table:formula="of:=[.$B$19]*[.R50]" office:value-type="float" office:value="3.23522955997197E-209" calcext:value-type="float">
            <text:p>3.23522955997197E-209</text:p>
          </table:table-cell>
          <table:table-cell table:formula="of:=[.$B$19]*[.S50]" office:value-type="float" office:value="9.20071411099993E-192" calcext:value-type="float">
            <text:p>9.20071411099993E-192</text:p>
          </table:table-cell>
          <table:table-cell table:formula="of:=[.$B$19]*[.T50]" office:value-type="float" office:value="1.16559431873645E-060" calcext:value-type="float">
            <text:p>1.16559431873645E-60</text:p>
          </table:table-cell>
          <table:table-cell table:formula="of:=[.$B$19]*[.U50]" office:value-type="float" office:value="5.23791331933014E-019" calcext:value-type="float">
            <text:p>5.23791331933014E-19</text:p>
          </table:table-cell>
          <table:table-cell table:formula="of:=[.$B$19]*[.V50]" office:value-type="float" office:value="5.05630224507376E-074" calcext:value-type="float">
            <text:p>5.05630224507376E-74</text:p>
          </table:table-cell>
          <table:table-cell table:formula="of:=[.$B$19]*[.W50]" office:value-type="float" office:value="0.00000352436457079816" calcext:value-type="float">
            <text:p>3.52436457079816E-06</text:p>
          </table:table-cell>
          <table:table-cell table:formula="of:=[.$B$19]*[.X50]" office:value-type="float" office:value="62.1857752307949" calcext:value-type="float">
            <text:p>62.1857752307949</text:p>
          </table:table-cell>
          <table:table-cell table:formula="of:=[.$B$19]*[.Y50]" office:value-type="float" office:value="0" calcext:value-type="float">
            <text:p>0</text:p>
          </table:table-cell>
        </table:table-row>
        <table:table-row table:style-name="ro1">
          <table:table-cell table:style-name="ce4" table:formula="of:=[.$B$19]*[.A51]" office:value-type="float" office:value="4.87601415010784E-016" calcext:value-type="float">
            <text:p>4.87601415010784E-16</text:p>
          </table:table-cell>
          <table:table-cell table:style-name="ce4" table:formula="of:=[.$B$19]*[.B51]" office:value-type="float" office:value="0.0000402041972586743" calcext:value-type="float">
            <text:p>4.02041972586743E-05</text:p>
          </table:table-cell>
          <table:table-cell table:style-name="ce4" table:formula="of:=[.$B$19]*[.C51]" office:value-type="float" office:value="1.34115169348635E-048" calcext:value-type="float">
            <text:p>1.34115169348635E-48</text:p>
          </table:table-cell>
          <table:table-cell table:style-name="ce4" table:formula="of:=[.$B$19]*[.D51]" office:value-type="float" office:value="1.63836869478972E-049" calcext:value-type="float">
            <text:p>1.63836869478972E-49</text:p>
          </table:table-cell>
          <table:table-cell table:style-name="ce4" table:formula="of:=[.$B$19]*[.E51]" office:value-type="float" office:value="2.16595973272029E-030" calcext:value-type="float">
            <text:p>2.16595973272029E-30</text:p>
          </table:table-cell>
          <table:table-cell table:style-name="ce4" table:formula="of:=[.$B$19]*[.F51]" office:value-type="float" office:value="3.55102287609055E-121" calcext:value-type="float">
            <text:p>3.55102287609055E-121</text:p>
          </table:table-cell>
          <table:table-cell table:style-name="ce4" table:formula="of:=[.$B$19]*[.G51]" office:value-type="float" office:value="6.60642033115495E-117" calcext:value-type="float">
            <text:p>6.60642033115495E-117</text:p>
          </table:table-cell>
          <table:table-cell table:style-name="ce4" table:formula="of:=[.$B$19]*[.H51]" office:value-type="float" office:value="1.45796947163626E-130" calcext:value-type="float">
            <text:p>1.45796947163626E-130</text:p>
          </table:table-cell>
          <table:table-cell table:style-name="ce4" table:formula="of:=[.$B$19]*[.I51]" office:value-type="float" office:value="4.27035637225717E-299" calcext:value-type="float">
            <text:p>4.27035637225717E-299</text:p>
          </table:table-cell>
          <table:table-cell table:style-name="ce4" table:formula="of:=[.$B$19]*[.J51]" office:value-type="float" office:value="1.2537926556322E-237" calcext:value-type="float">
            <text:p>1.2537926556322E-237</text:p>
          </table:table-cell>
          <table:table-cell table:style-name="ce4" table:formula="of:=[.$B$19]*[.K51]" office:value-type="float" office:value="1.54407254001146E-103" calcext:value-type="float">
            <text:p>1.54407254001146E-103</text:p>
          </table:table-cell>
          <table:table-cell table:style-name="ce4" table:formula="of:=[.$B$19]*[.L51]" office:value-type="float" office:value="3.40580965980692E-094" calcext:value-type="float">
            <text:p>3.40580965980692E-94</text:p>
          </table:table-cell>
          <table:table-cell table:style-name="ce4" table:formula="of:=[.$B$19]*[.M51]" office:value-type="float" office:value="1.31812444030743E-225" calcext:value-type="float">
            <text:p>1.31812444030743E-225</text:p>
          </table:table-cell>
          <table:table-cell table:style-name="ce4" table:formula="of:=[.$B$19]*[.N51]" office:value-type="float" office:value="6.59524355142504E-097" calcext:value-type="float">
            <text:p>6.59524355142504E-97</text:p>
          </table:table-cell>
          <table:table-cell table:style-name="ce4" table:formula="of:=[.$B$19]*[.O51]" office:value-type="float" office:value="4.44624655954137E-266" calcext:value-type="float">
            <text:p>4.44624655954137E-266</text:p>
          </table:table-cell>
          <table:table-cell table:style-name="ce4" table:formula="of:=[.$B$19]*[.P51]" office:value-type="float" office:value="0" calcext:value-type="float">
            <text:p>0</text:p>
          </table:table-cell>
          <table:table-cell table:style-name="ce4" table:formula="of:=[.$B$19]*[.Q51]" office:value-type="float" office:value="3.11318687090161E-140" calcext:value-type="float">
            <text:p>3.11318687090161E-140</text:p>
          </table:table-cell>
          <table:table-cell table:style-name="ce4" table:formula="of:=[.$B$19]*[.R51]" office:value-type="float" office:value="6.54990455861892E-219" calcext:value-type="float">
            <text:p>6.54990455861892E-219</text:p>
          </table:table-cell>
          <table:table-cell table:style-name="ce4" table:formula="of:=[.$B$19]*[.S51]" office:value-type="float" office:value="1.07252148451384E-110" calcext:value-type="float">
            <text:p>1.07252148451384E-110</text:p>
          </table:table-cell>
          <table:table-cell table:style-name="ce4" table:formula="of:=[.$B$19]*[.T51]" office:value-type="float" office:value="5.1033876686057E-052" calcext:value-type="float">
            <text:p>5.1033876686057E-52</text:p>
          </table:table-cell>
          <table:table-cell table:style-name="ce4" table:formula="of:=[.$B$19]*[.U51]" office:value-type="float" office:value="0.0000224154839393902" calcext:value-type="float">
            <text:p>2.24154839393902E-05</text:p>
          </table:table-cell>
          <table:table-cell table:style-name="ce4" table:formula="of:=[.$B$19]*[.V51]" office:value-type="float" office:value="3.44362973631773E-124" calcext:value-type="float">
            <text:p>3.44362973631773E-124</text:p>
          </table:table-cell>
          <table:table-cell table:style-name="ce4" table:formula="of:=[.$B$19]*[.W51]" office:value-type="float" office:value="0.000612189615547616" calcext:value-type="float">
            <text:p>0.000612189615547616</text:p>
          </table:table-cell>
          <table:table-cell table:style-name="ce4" table:formula="of:=[.$B$19]*[.X51]" office:value-type="float" office:value="1382.33469404921" calcext:value-type="float">
            <text:p>1382.33469404921</text:p>
          </table:table-cell>
          <table:table-cell table:style-name="ce4" table:formula="of:=[.$B$19]*[.Y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92" calcext:value-type="float">
            <text:p>-192</text:p>
          </table:table-cell>
          <table:table-cell office:value-type="float" office:value="-77" calcext:value-type="float">
            <text:p>-77</text:p>
          </table:table-cell>
          <table:table-cell office:value-type="float" office:value="-30" calcext:value-type="float">
            <text:p>-30</text:p>
          </table:table-cell>
          <table:table-cell office:value-type="float" office:value="-129" calcext:value-type="float">
            <text:p>-129</text:p>
          </table:table-cell>
          <table:table-cell office:value-type="float" office:value="-228" calcext:value-type="float">
            <text:p>-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1" calcext:value-type="float">
            <text:p>-221</text:p>
          </table:table-cell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 office:value-type="float" office:value="0" calcext:value-type="float">
            <text:p>0</text:p>
          </table:table-cell>
          <table:table-cell office:value-type="float" office:value="-257" calcext:value-type="float">
            <text:p>-257</text:p>
          </table:table-cell>
          <table:table-cell office:value-type="float" office:value="-210" calcext:value-type="float">
            <text:p>-210</text:p>
          </table:table-cell>
          <table:table-cell office:value-type="float" office:value="-209" calcext:value-type="float">
            <text:p>-209</text:p>
          </table:table-cell>
          <table:table-cell office:value-type="float" office:value="-192" calcext:value-type="float">
            <text:p>-192</text:p>
          </table:table-cell>
          <table:table-cell office:value-type="float" office:value="-60" calcext:value-type="float">
            <text:p>-60</text:p>
          </table:table-cell>
          <table:table-cell office:value-type="float" office:value="-19" calcext:value-type="float">
            <text:p>-19</text:p>
          </table:table-cell>
          <table:table-cell office:value-type="float" office:value="-74" calcext:value-type="float">
            <text:p>-7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  <table:table-cell office:value-type="float" office:value="-48" calcext:value-type="float">
            <text:p>-48</text:p>
          </table:table-cell>
          <table:table-cell office:value-type="float" office:value="-49" calcext:value-type="float">
            <text:p>-49</text:p>
          </table:table-cell>
          <table:table-cell office:value-type="float" office:value="-30" calcext:value-type="float">
            <text:p>-30</text:p>
          </table:table-cell>
          <table:table-cell office:value-type="float" office:value="-121" calcext:value-type="float">
            <text:p>-121</text:p>
          </table:table-cell>
          <table:table-cell office:value-type="float" office:value="-117" calcext:value-type="float">
            <text:p>-117</text:p>
          </table:table-cell>
          <table:table-cell office:value-type="float" office:value="-130" calcext:value-type="float">
            <text:p>-130</text:p>
          </table:table-cell>
          <table:table-cell office:value-type="float" office:value="-299" calcext:value-type="float">
            <text:p>-299</text:p>
          </table:table-cell>
          <table:table-cell office:value-type="float" office:value="-237" calcext:value-type="float">
            <text:p>-237</text:p>
          </table:table-cell>
          <table:table-cell office:value-type="float" office:value="-103" calcext:value-type="float">
            <text:p>-103</text:p>
          </table:table-cell>
          <table:table-cell office:value-type="float" office:value="-94" calcext:value-type="float">
            <text:p>-94</text:p>
          </table:table-cell>
          <table:table-cell office:value-type="float" office:value="-225" calcext:value-type="float">
            <text:p>-225</text:p>
          </table:table-cell>
          <table:table-cell office:value-type="float" office:value="-97" calcext:value-type="float">
            <text:p>-97</text:p>
          </table:table-cell>
          <table:table-cell office:value-type="float" office:value="-266" calcext:value-type="float">
            <text:p>-266</text:p>
          </table:table-cell>
          <table:table-cell office:value-type="float" office:value="0" calcext:value-type="float">
            <text:p>0</text:p>
          </table:table-cell>
          <table:table-cell office:value-type="float" office:value="-210" calcext:value-type="float">
            <text:p>-210</text:p>
          </table:table-cell>
          <table:table-cell office:value-type="float" office:value="-219" calcext:value-type="float">
            <text:p>-219</text:p>
          </table:table-cell>
          <table:table-cell office:value-type="float" office:value="-110" calcext:value-type="float">
            <text:p>-110</text:p>
          </table:table-cell>
          <table:table-cell office:value-type="float" office:value="-52" calcext:value-type="float">
            <text:p>-52</text:p>
          </table:table-cell>
          <table:table-cell office:value-type="float" office:value="-5" calcext:value-type="float">
            <text:p>-5</text:p>
          </table:table-cell>
          <table:table-cell office:value-type="float" office:value="-124" calcext:value-type="float">
            <text:p>-12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BS([.A54])" office:value-type="float" office:value="4" calcext:value-type="float">
            <text:p>4</text:p>
          </table:table-cell>
          <table:table-cell table:formula="of:=ABS([.B54])" office:value-type="float" office:value="0" calcext:value-type="float">
            <text:p>0</text:p>
          </table:table-cell>
          <table:table-cell table:formula="of:=ABS([.C54])" office:value-type="float" office:value="11" calcext:value-type="float">
            <text:p>11</text:p>
          </table:table-cell>
          <table:table-cell table:formula="of:=ABS([.D54])" office:value-type="float" office:value="192" calcext:value-type="float">
            <text:p>192</text:p>
          </table:table-cell>
          <table:table-cell table:formula="of:=ABS([.E54])" office:value-type="float" office:value="77" calcext:value-type="float">
            <text:p>77</text:p>
          </table:table-cell>
          <table:table-cell table:formula="of:=ABS([.F54])" office:value-type="float" office:value="30" calcext:value-type="float">
            <text:p>30</text:p>
          </table:table-cell>
          <table:table-cell table:formula="of:=ABS([.G54])" office:value-type="float" office:value="129" calcext:value-type="float">
            <text:p>129</text:p>
          </table:table-cell>
          <table:table-cell table:formula="of:=ABS([.H54])" office:value-type="float" office:value="228" calcext:value-type="float">
            <text:p>228</text:p>
          </table:table-cell>
          <table:table-cell table:formula="of:=ABS([.I54])" office:value-type="float" office:value="0" calcext:value-type="float">
            <text:p>0</text:p>
          </table:table-cell>
          <table:table-cell table:formula="of:=ABS([.J54])" office:value-type="float" office:value="0" calcext:value-type="float">
            <text:p>0</text:p>
          </table:table-cell>
          <table:table-cell table:formula="of:=ABS([.K54])" office:value-type="float" office:value="221" calcext:value-type="float">
            <text:p>221</text:p>
          </table:table-cell>
          <table:table-cell table:formula="of:=ABS([.L54])" office:value-type="float" office:value="118" calcext:value-type="float">
            <text:p>118</text:p>
          </table:table-cell>
          <table:table-cell table:formula="of:=ABS([.M54])" office:value-type="float" office:value="0" calcext:value-type="float">
            <text:p>0</text:p>
          </table:table-cell>
          <table:table-cell table:formula="of:=ABS([.N54])" office:value-type="float" office:value="150" calcext:value-type="float">
            <text:p>150</text:p>
          </table:table-cell>
          <table:table-cell table:formula="of:=ABS([.O54])" office:value-type="float" office:value="0" calcext:value-type="float">
            <text:p>0</text:p>
          </table:table-cell>
          <table:table-cell table:formula="of:=ABS([.P54])" office:value-type="float" office:value="257" calcext:value-type="float">
            <text:p>257</text:p>
          </table:table-cell>
          <table:table-cell table:formula="of:=ABS([.Q54])" office:value-type="float" office:value="210" calcext:value-type="float">
            <text:p>210</text:p>
          </table:table-cell>
          <table:table-cell table:formula="of:=ABS([.R54])" office:value-type="float" office:value="209" calcext:value-type="float">
            <text:p>209</text:p>
          </table:table-cell>
          <table:table-cell table:formula="of:=ABS([.S54])" office:value-type="float" office:value="192" calcext:value-type="float">
            <text:p>192</text:p>
          </table:table-cell>
          <table:table-cell table:formula="of:=ABS([.T54])" office:value-type="float" office:value="60" calcext:value-type="float">
            <text:p>60</text:p>
          </table:table-cell>
          <table:table-cell table:formula="of:=ABS([.U54])" office:value-type="float" office:value="19" calcext:value-type="float">
            <text:p>19</text:p>
          </table:table-cell>
          <table:table-cell table:formula="of:=ABS([.V54])" office:value-type="float" office:value="74" calcext:value-type="float">
            <text:p>74</text:p>
          </table:table-cell>
          <table:table-cell table:formula="of:=ABS([.W54])" office:value-type="float" office:value="6" calcext:value-type="float">
            <text:p>6</text:p>
          </table:table-cell>
          <table:table-cell table:formula="of:=ABS([.X54])" office:value-type="float" office:value="2" calcext:value-type="float">
            <text:p>2</text:p>
          </table:table-cell>
          <table:table-cell table:formula="of:=ABS([.Y54])" office:value-type="float" office:value="0" calcext:value-type="float">
            <text:p>0</text:p>
          </table:table-cell>
        </table:table-row>
        <table:table-row table:style-name="ro1">
          <table:table-cell table:formula="of:=ABS([.A55])" office:value-type="float" office:value="16" calcext:value-type="float">
            <text:p>16</text:p>
          </table:table-cell>
          <table:table-cell table:formula="of:=ABS([.B55])" office:value-type="float" office:value="5" calcext:value-type="float">
            <text:p>5</text:p>
          </table:table-cell>
          <table:table-cell table:formula="of:=ABS([.C55])" office:value-type="float" office:value="48" calcext:value-type="float">
            <text:p>48</text:p>
          </table:table-cell>
          <table:table-cell table:formula="of:=ABS([.D55])" office:value-type="float" office:value="49" calcext:value-type="float">
            <text:p>49</text:p>
          </table:table-cell>
          <table:table-cell table:formula="of:=ABS([.E55])" office:value-type="float" office:value="30" calcext:value-type="float">
            <text:p>30</text:p>
          </table:table-cell>
          <table:table-cell table:formula="of:=ABS([.F55])" office:value-type="float" office:value="121" calcext:value-type="float">
            <text:p>121</text:p>
          </table:table-cell>
          <table:table-cell table:formula="of:=ABS([.G55])" office:value-type="float" office:value="117" calcext:value-type="float">
            <text:p>117</text:p>
          </table:table-cell>
          <table:table-cell table:formula="of:=ABS([.H55])" office:value-type="float" office:value="130" calcext:value-type="float">
            <text:p>130</text:p>
          </table:table-cell>
          <table:table-cell table:formula="of:=ABS([.I55])" office:value-type="float" office:value="299" calcext:value-type="float">
            <text:p>299</text:p>
          </table:table-cell>
          <table:table-cell table:formula="of:=ABS([.J55])" office:value-type="float" office:value="237" calcext:value-type="float">
            <text:p>237</text:p>
          </table:table-cell>
          <table:table-cell table:formula="of:=ABS([.K55])" office:value-type="float" office:value="103" calcext:value-type="float">
            <text:p>103</text:p>
          </table:table-cell>
          <table:table-cell table:formula="of:=ABS([.L55])" office:value-type="float" office:value="94" calcext:value-type="float">
            <text:p>94</text:p>
          </table:table-cell>
          <table:table-cell table:formula="of:=ABS([.M55])" office:value-type="float" office:value="225" calcext:value-type="float">
            <text:p>225</text:p>
          </table:table-cell>
          <table:table-cell table:formula="of:=ABS([.N55])" office:value-type="float" office:value="97" calcext:value-type="float">
            <text:p>97</text:p>
          </table:table-cell>
          <table:table-cell table:formula="of:=ABS([.O55])" office:value-type="float" office:value="266" calcext:value-type="float">
            <text:p>266</text:p>
          </table:table-cell>
          <table:table-cell table:formula="of:=ABS([.P55])" office:value-type="float" office:value="0" calcext:value-type="float">
            <text:p>0</text:p>
          </table:table-cell>
          <table:table-cell table:formula="of:=ABS([.Q55])" office:value-type="float" office:value="210" calcext:value-type="float">
            <text:p>210</text:p>
          </table:table-cell>
          <table:table-cell table:formula="of:=ABS([.R55])" office:value-type="float" office:value="219" calcext:value-type="float">
            <text:p>219</text:p>
          </table:table-cell>
          <table:table-cell table:formula="of:=ABS([.S55])" office:value-type="float" office:value="110" calcext:value-type="float">
            <text:p>110</text:p>
          </table:table-cell>
          <table:table-cell table:formula="of:=ABS([.T55])" office:value-type="float" office:value="52" calcext:value-type="float">
            <text:p>52</text:p>
          </table:table-cell>
          <table:table-cell table:formula="of:=ABS([.U55])" office:value-type="float" office:value="5" calcext:value-type="float">
            <text:p>5</text:p>
          </table:table-cell>
          <table:table-cell table:formula="of:=ABS([.V55])" office:value-type="float" office:value="124" calcext:value-type="float">
            <text:p>124</text:p>
          </table:table-cell>
          <table:table-cell table:formula="of:=ABS([.W55])" office:value-type="float" office:value="4" calcext:value-type="float">
            <text:p>4</text:p>
          </table:table-cell>
          <table:table-cell table:formula="of:=ABS([.X55])" office:value-type="float" office:value="4" calcext:value-type="float">
            <text:p>4</text:p>
          </table:table-cell>
          <table:table-cell table:formula="of:=ABS([.Y55])" office:value-type="float" office:value="0" calcext:value-type="float">
            <text:p>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percentage" office:value="-0.035684" calcext:value-type="percentage">
            <text:p>-3.57%</text:p>
          </table:table-cell>
          <table:table-cell table:style-name="ce1" office:value-type="percentage" office:value="-0.032581" calcext:value-type="percentage">
            <text:p>-3.26%</text:p>
          </table:table-cell>
          <table:table-cell table:style-name="ce1" office:value-type="percentage" office:value="-0.029478" calcext:value-type="percentage">
            <text:p>-2.95%</text:p>
          </table:table-cell>
          <table:table-cell table:style-name="ce1" office:value-type="percentage" office:value="-0.026375" calcext:value-type="percentage">
            <text:p>-2.64%</text:p>
          </table:table-cell>
          <table:table-cell table:style-name="ce1" office:value-type="percentage" office:value="-0.023272" calcext:value-type="percentage">
            <text:p>-2.33%</text:p>
          </table:table-cell>
          <table:table-cell table:style-name="ce1" office:value-type="percentage" office:value="-0.020169" calcext:value-type="percentage">
            <text:p>-2.02%</text:p>
          </table:table-cell>
          <table:table-cell table:style-name="ce1" office:value-type="percentage" office:value="-0.017066" calcext:value-type="percentage">
            <text:p>-1.71%</text:p>
          </table:table-cell>
          <table:table-cell table:style-name="ce1" office:value-type="percentage" office:value="-0.013963" calcext:value-type="percentage">
            <text:p>-1.40%</text:p>
          </table:table-cell>
          <table:table-cell table:style-name="ce1" office:value-type="percentage" office:value="-0.01086" calcext:value-type="percentage">
            <text:p>-1.09%</text:p>
          </table:table-cell>
          <table:table-cell table:style-name="ce1" office:value-type="percentage" office:value="-0.007757" calcext:value-type="percentage">
            <text:p>-0.78%</text:p>
          </table:table-cell>
          <table:table-cell table:style-name="ce1" office:value-type="percentage" office:value="-0.004654" calcext:value-type="percentage">
            <text:p>-0.47%</text:p>
          </table:table-cell>
          <table:table-cell table:style-name="ce1" office:value-type="percentage" office:value="-0.001551" calcext:value-type="percentage">
            <text:p>-0.16%</text:p>
          </table:table-cell>
          <table:table-cell table:style-name="ce1" office:value-type="percentage" office:value="0.001552" calcext:value-type="percentage">
            <text:p>0.16%</text:p>
          </table:table-cell>
          <table:table-cell table:style-name="ce1" office:value-type="percentage" office:value="0.004654" calcext:value-type="percentage">
            <text:p>0.47%</text:p>
          </table:table-cell>
          <table:table-cell table:style-name="ce1" office:value-type="percentage" office:value="0.007758" calcext:value-type="percentage">
            <text:p>0.78%</text:p>
          </table:table-cell>
          <table:table-cell table:style-name="ce1" office:value-type="percentage" office:value="0.010861" calcext:value-type="percentage">
            <text:p>1.09%</text:p>
          </table:table-cell>
          <table:table-cell table:style-name="ce1" office:value-type="percentage" office:value="0.013964" calcext:value-type="percentage">
            <text:p>1.40%</text:p>
          </table:table-cell>
          <table:table-cell table:style-name="ce1" office:value-type="percentage" office:value="0.017067" calcext:value-type="percentage">
            <text:p>1.71%</text:p>
          </table:table-cell>
          <table:table-cell table:style-name="ce1" office:value-type="percentage" office:value="0.020169" calcext:value-type="percentage">
            <text:p>2.02%</text:p>
          </table:table-cell>
          <table:table-cell table:style-name="ce1" office:value-type="percentage" office:value="0.023273" calcext:value-type="percentage">
            <text:p>2.33%</text:p>
          </table:table-cell>
          <table:table-cell table:style-name="ce1" office:value-type="percentage" office:value="0.026376" calcext:value-type="percentage">
            <text:p>2.64%</text:p>
          </table:table-cell>
          <table:table-cell table:style-name="ce1" office:value-type="percentage" office:value="0.029478" calcext:value-type="percentage">
            <text:p>2.95%</text:p>
          </table:table-cell>
          <table:table-cell table:style-name="ce1" office:value-type="percentage" office:value="0.032582" calcext:value-type="percentage">
            <text:p>3.26%</text:p>
          </table:table-cell>
          <table:table-cell table:style-name="ce1" office:value-type="percentage" office:value="0.035685" calcext:value-type="percentage">
            <text:p>3.57%</text:p>
          </table:table-cell>
          <table:table-cell table:style-name="ce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95743781710311" calcext:value-type="float">
            <text:p>0.995743781710311</text:p>
          </table:table-cell>
          <table:table-cell office:value-type="float" office:value="0.951320717693648" calcext:value-type="float">
            <text:p>0.951320717693648</text:p>
          </table:table-cell>
          <table:table-cell office:value-type="float" office:value="0.978481852044742" calcext:value-type="float">
            <text:p>0.978481852044742</text:p>
          </table:table-cell>
          <table:table-cell office:value-type="float" office:value="0.989815492684754" calcext:value-type="float">
            <text:p>0.989815492684754</text:p>
          </table:table-cell>
          <table:table-cell office:value-type="float" office:value="0.965011491156033" calcext:value-type="float">
            <text:p>0.965011491156033</text:p>
          </table:table-cell>
          <table:table-cell office:value-type="float" office:value="0.941029725881138" calcext:value-type="float">
            <text:p>0.941029725881138</text:p>
          </table:table-cell>
          <table:table-cell office:value-type="float" office:value="0.919014870990927" calcext:value-type="float">
            <text:p>0.919014870990927</text:p>
          </table:table-cell>
          <table:table-cell office:value-type="float" office:value="0.91130563316015" calcext:value-type="float">
            <text:p>0.91130563316015</text:p>
          </table:table-cell>
          <table:table-cell office:value-type="float" office:value="0.941531581624076" calcext:value-type="float">
            <text:p>0.941531581624076</text:p>
          </table:table-cell>
          <table:table-cell office:value-type="float" office:value="0.965732071466913" calcext:value-type="float">
            <text:p>0.965732071466913</text:p>
          </table:table-cell>
          <table:table-cell office:value-type="float" office:value="0.919406942175678" calcext:value-type="float">
            <text:p>0.919406942175678</text:p>
          </table:table-cell>
          <table:table-cell office:value-type="float" office:value="0.957222570854871" calcext:value-type="float">
            <text:p>0.957222570854871</text:p>
          </table:table-cell>
          <table:table-cell office:value-type="float" office:value="0.903661064955302" calcext:value-type="float">
            <text:p>0.903661064955302</text:p>
          </table:table-cell>
          <table:table-cell office:value-type="float" office:value="0.931048596727327" calcext:value-type="float">
            <text:p>0.931048596727327</text:p>
          </table:table-cell>
          <table:table-cell office:value-type="float" office:value="0.941732398853052" calcext:value-type="float">
            <text:p>0.941732398853052</text:p>
          </table:table-cell>
          <table:table-cell office:value-type="float" office:value="0.941631984885151" calcext:value-type="float">
            <text:p>0.941631984885151</text:p>
          </table:table-cell>
          <table:table-cell office:value-type="float" office:value="0.945455253008623" calcext:value-type="float">
            <text:p>0.945455253008623</text:p>
          </table:table-cell>
          <table:table-cell office:value-type="float" office:value="0.977856024210602" calcext:value-type="float">
            <text:p>0.977856024210602</text:p>
          </table:table-cell>
          <table:table-cell office:value-type="float" office:value="0.989182415960141" calcext:value-type="float">
            <text:p>0.989182415960141</text:p>
          </table:table-cell>
          <table:table-cell office:value-type="float" office:value="0.973797888526028" calcext:value-type="float">
            <text:p>0.973797888526028</text:p>
          </table:table-cell>
          <table:table-cell office:value-type="float" office:value="0.992986959032819" calcext:value-type="float">
            <text:p>0.992986959032819</text:p>
          </table:table-cell>
          <table:table-cell office:value-type="float" office:value="0.998614737288114" calcext:value-type="float">
            <text:p>0.998614737288114</text:p>
          </table:table-cell>
          <table:table-cell/>
        </table:table-row>
        <table:table-row table:style-name="ro1">
          <table:table-cell office:value-type="float" office:value="0.99413949719013" calcext:value-type="float">
            <text:p>0.99413949719013</text:p>
          </table:table-cell>
          <table:table-cell office:value-type="float" office:value="0.997000328304159" calcext:value-type="float">
            <text:p>0.997000328304159</text:p>
          </table:table-cell>
          <table:table-cell office:value-type="float" office:value="0.983291629611251" calcext:value-type="float">
            <text:p>0.983291629611251</text:p>
          </table:table-cell>
          <table:table-cell office:value-type="float" office:value="0.982521326768083" calcext:value-type="float">
            <text:p>0.982521326768083</text:p>
          </table:table-cell>
          <table:table-cell office:value-type="float" office:value="0.987926145621835" calcext:value-type="float">
            <text:p>0.987926145621835</text:p>
          </table:table-cell>
          <table:table-cell office:value-type="float" office:value="0.960192268786908" calcext:value-type="float">
            <text:p>0.960192268786908</text:p>
          </table:table-cell>
          <table:table-cell office:value-type="float" office:value="0.960945065509466" calcext:value-type="float">
            <text:p>0.960945065509466</text:p>
          </table:table-cell>
          <table:table-cell office:value-type="float" office:value="0.956437121964159" calcext:value-type="float">
            <text:p>0.956437121964159</text:p>
          </table:table-cell>
          <table:table-cell office:value-type="float" office:value="0.907986652084878" calcext:value-type="float">
            <text:p>0.907986652084878</text:p>
          </table:table-cell>
          <table:table-cell office:value-type="float" office:value="0.9246223399668" calcext:value-type="float">
            <text:p>0.9246223399668</text:p>
          </table:table-cell>
          <table:table-cell office:value-type="float" office:value="0.963081196191921" calcext:value-type="float">
            <text:p>0.963081196191921</text:p>
          </table:table-cell>
          <table:table-cell office:value-type="float" office:value="0.965474256196421" calcext:value-type="float">
            <text:p>0.965474256196421</text:p>
          </table:table-cell>
          <table:table-cell office:value-type="float" office:value="0.926556695621797" calcext:value-type="float">
            <text:p>0.926556695621797</text:p>
          </table:table-cell>
          <table:table-cell office:value-type="float" office:value="0.963836257851569" calcext:value-type="float">
            <text:p>0.963836257851569</text:p>
          </table:table-cell>
          <table:table-cell office:value-type="float" office:value="0.914174741702064" calcext:value-type="float">
            <text:p>0.914174741702064</text:p>
          </table:table-cell>
          <table:table-cell office:value-type="float" office:value="0.89984015227008" calcext:value-type="float">
            <text:p>0.89984015227008</text:p>
          </table:table-cell>
          <table:table-cell office:value-type="float" office:value="0.949590786793454" calcext:value-type="float">
            <text:p>0.949590786793454</text:p>
          </table:table-cell>
          <table:table-cell office:value-type="float" office:value="0.926193695941574" calcext:value-type="float">
            <text:p>0.926193695941574</text:p>
          </table:table-cell>
          <table:table-cell office:value-type="float" office:value="0.957687202980885" calcext:value-type="float">
            <text:p>0.957687202980885</text:p>
          </table:table-cell>
          <table:table-cell office:value-type="float" office:value="0.975743139579694" calcext:value-type="float">
            <text:p>0.975743139579694</text:p>
          </table:table-cell>
          <table:table-cell office:value-type="float" office:value="0.992193638549518" calcext:value-type="float">
            <text:p>0.992193638549518</text:p>
          </table:table-cell>
          <table:table-cell office:value-type="float" office:value="0.952447817553535" calcext:value-type="float">
            <text:p>0.952447817553535</text:p>
          </table:table-cell>
          <table:table-cell office:value-type="float" office:value="0.992452866147926" calcext:value-type="float">
            <text:p>0.992452866147926</text:p>
          </table:table-cell>
          <table:table-cell office:value-type="float" office:value="0.996870112105258" calcext:value-type="float">
            <text:p>0.996870112105258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table:formula="of:= 1 -[.A60]" office:value-type="float" office:value="0" calcext:value-type="float">
            <text:p>0</text:p>
          </table:table-cell>
          <table:table-cell table:formula="of:= 1 -[.B60]" office:value-type="float" office:value="0" calcext:value-type="float">
            <text:p>0</text:p>
          </table:table-cell>
          <table:table-cell table:formula="of:= 1 -[.C60]" office:value-type="float" office:value="0.00425621828968936" calcext:value-type="float">
            <text:p>0.00425621828968936</text:p>
          </table:table-cell>
          <table:table-cell table:formula="of:= 1 -[.D60]" office:value-type="float" office:value="0.0486792823063524" calcext:value-type="float">
            <text:p>0.0486792823063524</text:p>
          </table:table-cell>
          <table:table-cell table:formula="of:= 1 -[.E60]" office:value-type="float" office:value="0.0215181479552582" calcext:value-type="float">
            <text:p>0.0215181479552582</text:p>
          </table:table-cell>
          <table:table-cell table:formula="of:= 1 -[.F60]" office:value-type="float" office:value="0.0101845073152465" calcext:value-type="float">
            <text:p>0.0101845073152465</text:p>
          </table:table-cell>
          <table:table-cell table:formula="of:= 1 -[.G60]" office:value-type="float" office:value="0.034988508843967" calcext:value-type="float">
            <text:p>0.034988508843967</text:p>
          </table:table-cell>
          <table:table-cell table:formula="of:= 1 -[.H60]" office:value-type="float" office:value="0.0589702741188622" calcext:value-type="float">
            <text:p>0.0589702741188622</text:p>
          </table:table-cell>
          <table:table-cell table:formula="of:= 1 -[.I60]" office:value-type="float" office:value="0.0809851290090726" calcext:value-type="float">
            <text:p>0.0809851290090726</text:p>
          </table:table-cell>
          <table:table-cell table:formula="of:= 1 -[.J60]" office:value-type="float" office:value="0.0886943668398503" calcext:value-type="float">
            <text:p>0.0886943668398503</text:p>
          </table:table-cell>
          <table:table-cell table:formula="of:= 1 -[.K60]" office:value-type="float" office:value="0.058468418375924" calcext:value-type="float">
            <text:p>0.058468418375924</text:p>
          </table:table-cell>
          <table:table-cell table:formula="of:= 1 -[.L60]" office:value-type="float" office:value="0.0342679285330874" calcext:value-type="float">
            <text:p>0.0342679285330874</text:p>
          </table:table-cell>
          <table:table-cell table:formula="of:= 1 -[.M60]" office:value-type="float" office:value="0.0805930578243221" calcext:value-type="float">
            <text:p>0.0805930578243221</text:p>
          </table:table-cell>
          <table:table-cell table:formula="of:= 1 -[.N60]" office:value-type="float" office:value="0.0427774291451294" calcext:value-type="float">
            <text:p>0.0427774291451294</text:p>
          </table:table-cell>
          <table:table-cell table:formula="of:= 1 -[.O60]" office:value-type="float" office:value="0.096338935044698" calcext:value-type="float">
            <text:p>0.096338935044698</text:p>
          </table:table-cell>
          <table:table-cell table:formula="of:= 1 -[.P60]" office:value-type="float" office:value="0.0689514032726734" calcext:value-type="float">
            <text:p>0.0689514032726734</text:p>
          </table:table-cell>
          <table:table-cell table:formula="of:= 1 -[.Q60]" office:value-type="float" office:value="0.0582676011469477" calcext:value-type="float">
            <text:p>0.0582676011469477</text:p>
          </table:table-cell>
          <table:table-cell table:formula="of:= 1 -[.R60]" office:value-type="float" office:value="0.0583680151148489" calcext:value-type="float">
            <text:p>0.0583680151148489</text:p>
          </table:table-cell>
          <table:table-cell table:formula="of:= 1 -[.S60]" office:value-type="float" office:value="0.0545447469913766" calcext:value-type="float">
            <text:p>0.0545447469913766</text:p>
          </table:table-cell>
          <table:table-cell table:formula="of:= 1 -[.T60]" office:value-type="float" office:value="0.0221439757893982" calcext:value-type="float">
            <text:p>0.0221439757893982</text:p>
          </table:table-cell>
          <table:table-cell table:formula="of:= 1 -[.U60]" office:value-type="float" office:value="0.0108175840398588" calcext:value-type="float">
            <text:p>0.0108175840398588</text:p>
          </table:table-cell>
          <table:table-cell table:formula="of:= 1 -[.V60]" office:value-type="float" office:value="0.0262021114739724" calcext:value-type="float">
            <text:p>0.0262021114739724</text:p>
          </table:table-cell>
          <table:table-cell table:formula="of:= 1 -[.W60]" office:value-type="float" office:value="0.00701304096718147" calcext:value-type="float">
            <text:p>0.00701304096718147</text:p>
          </table:table-cell>
          <table:table-cell table:formula="of:= 1 -[.X60]" office:value-type="float" office:value="0.00138526271188588" calcext:value-type="float">
            <text:p>0.00138526271188588</text:p>
          </table:table-cell>
          <table:table-cell/>
        </table:table-row>
        <table:table-row table:style-name="ro1">
          <table:table-cell table:formula="of:= 1 -[.A61]" office:value-type="float" office:value="0.00586050280987049" calcext:value-type="float">
            <text:p>0.00586050280987049</text:p>
          </table:table-cell>
          <table:table-cell table:formula="of:= 1 -[.B61]" office:value-type="float" office:value="0.00299967169584081" calcext:value-type="float">
            <text:p>0.00299967169584081</text:p>
          </table:table-cell>
          <table:table-cell table:formula="of:= 1 -[.C61]" office:value-type="float" office:value="0.0167083703887492" calcext:value-type="float">
            <text:p>0.0167083703887492</text:p>
          </table:table-cell>
          <table:table-cell table:formula="of:= 1 -[.D61]" office:value-type="float" office:value="0.0174786732319172" calcext:value-type="float">
            <text:p>0.0174786732319172</text:p>
          </table:table-cell>
          <table:table-cell table:formula="of:= 1 -[.E61]" office:value-type="float" office:value="0.0120738543781647" calcext:value-type="float">
            <text:p>0.0120738543781647</text:p>
          </table:table-cell>
          <table:table-cell table:formula="of:= 1 -[.F61]" office:value-type="float" office:value="0.0398077312130922" calcext:value-type="float">
            <text:p>0.0398077312130922</text:p>
          </table:table-cell>
          <table:table-cell table:formula="of:= 1 -[.G61]" office:value-type="float" office:value="0.039054934490534" calcext:value-type="float">
            <text:p>0.039054934490534</text:p>
          </table:table-cell>
          <table:table-cell table:formula="of:= 1 -[.H61]" office:value-type="float" office:value="0.0435628780358407" calcext:value-type="float">
            <text:p>0.0435628780358407</text:p>
          </table:table-cell>
          <table:table-cell table:formula="of:= 1 -[.I61]" office:value-type="float" office:value="0.0920133479151222" calcext:value-type="float">
            <text:p>0.0920133479151222</text:p>
          </table:table-cell>
          <table:table-cell table:formula="of:= 1 -[.J61]" office:value-type="float" office:value="0.0753776600331999" calcext:value-type="float">
            <text:p>0.0753776600331999</text:p>
          </table:table-cell>
          <table:table-cell table:formula="of:= 1 -[.K61]" office:value-type="float" office:value="0.0369188038080788" calcext:value-type="float">
            <text:p>0.0369188038080788</text:p>
          </table:table-cell>
          <table:table-cell table:formula="of:= 1 -[.L61]" office:value-type="float" office:value="0.0345257438035792" calcext:value-type="float">
            <text:p>0.0345257438035792</text:p>
          </table:table-cell>
          <table:table-cell table:formula="of:= 1 -[.M61]" office:value-type="float" office:value="0.0734433043782032" calcext:value-type="float">
            <text:p>0.0734433043782032</text:p>
          </table:table-cell>
          <table:table-cell table:formula="of:= 1 -[.N61]" office:value-type="float" office:value="0.0361637421484314" calcext:value-type="float">
            <text:p>0.0361637421484314</text:p>
          </table:table-cell>
          <table:table-cell table:formula="of:= 1 -[.O61]" office:value-type="float" office:value="0.0858252582979359" calcext:value-type="float">
            <text:p>0.0858252582979359</text:p>
          </table:table-cell>
          <table:table-cell table:formula="of:= 1 -[.P61]" office:value-type="float" office:value="0.10015984772992" calcext:value-type="float">
            <text:p>0.10015984772992</text:p>
          </table:table-cell>
          <table:table-cell table:formula="of:= 1 -[.Q61]" office:value-type="float" office:value="0.0504092132065458" calcext:value-type="float">
            <text:p>0.0504092132065458</text:p>
          </table:table-cell>
          <table:table-cell table:formula="of:= 1 -[.R61]" office:value-type="float" office:value="0.0738063040584258" calcext:value-type="float">
            <text:p>0.0738063040584258</text:p>
          </table:table-cell>
          <table:table-cell table:formula="of:= 1 -[.S61]" office:value-type="float" office:value="0.0423127970191154" calcext:value-type="float">
            <text:p>0.0423127970191154</text:p>
          </table:table-cell>
          <table:table-cell table:formula="of:= 1 -[.T61]" office:value-type="float" office:value="0.0242568604203061" calcext:value-type="float">
            <text:p>0.0242568604203061</text:p>
          </table:table-cell>
          <table:table-cell table:formula="of:= 1 -[.U61]" office:value-type="float" office:value="0.0078063614504823" calcext:value-type="float">
            <text:p>0.0078063614504823</text:p>
          </table:table-cell>
          <table:table-cell table:formula="of:= 1 -[.V61]" office:value-type="float" office:value="0.047552182446465" calcext:value-type="float">
            <text:p>0.047552182446465</text:p>
          </table:table-cell>
          <table:table-cell table:formula="of:= 1 -[.W61]" office:value-type="float" office:value="0.0075471338520744" calcext:value-type="float">
            <text:p>0.0075471338520744</text:p>
          </table:table-cell>
          <table:table-cell table:formula="of:= 1 -[.X61]" office:value-type="float" office:value="0.003129887894742" calcext:value-type="float">
            <text:p>0.003129887894742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1/[.C63]" office:value-type="float" office:value="234.950355441705" calcext:value-type="float">
            <text:p>234.950355441705</text:p>
          </table:table-cell>
          <table:table-cell table:formula="of:=1/[.D63]" office:value-type="float" office:value="20.5426200350843" calcext:value-type="float">
            <text:p>20.5426200350843</text:p>
          </table:table-cell>
          <table:table-cell table:formula="of:=1/[.E63]" office:value-type="float" office:value="46.4724009742502" calcext:value-type="float">
            <text:p>46.4724009742502</text:p>
          </table:table-cell>
          <table:table-cell table:formula="of:=1/[.F63]" office:value-type="float" office:value="98.1883530588639" calcext:value-type="float">
            <text:p>98.1883530588639</text:p>
          </table:table-cell>
          <table:table-cell table:formula="of:=1/[.G63]" office:value-type="float" office:value="28.5808121877829" calcext:value-type="float">
            <text:p>28.5808121877829</text:p>
          </table:table-cell>
          <table:table-cell table:formula="of:=1/[.H63]" office:value-type="float" office:value="16.9576963129656" calcext:value-type="float">
            <text:p>16.9576963129656</text:p>
          </table:table-cell>
          <table:table-cell table:formula="of:=1/[.I63]" office:value-type="float" office:value="12.3479460023824" calcext:value-type="float">
            <text:p>12.3479460023824</text:p>
          </table:table-cell>
          <table:table-cell table:formula="of:=1/[.J63]" office:value-type="float" office:value="11.2746731909777" calcext:value-type="float">
            <text:p>11.2746731909777</text:p>
          </table:table-cell>
          <table:table-cell table:formula="of:=1/[.K63]" office:value-type="float" office:value="17.1032504004209" calcext:value-type="float">
            <text:p>17.1032504004209</text:p>
          </table:table-cell>
          <table:table-cell table:formula="of:=1/[.L63]" office:value-type="float" office:value="29.1818047605198" calcext:value-type="float">
            <text:p>29.1818047605198</text:p>
          </table:table-cell>
          <table:table-cell table:formula="of:=1/[.M63]" office:value-type="float" office:value="12.4080166083264" calcext:value-type="float">
            <text:p>12.4080166083264</text:p>
          </table:table-cell>
          <table:table-cell table:formula="of:=1/[.N63]" office:value-type="float" office:value="23.3768138942464" calcext:value-type="float">
            <text:p>23.3768138942464</text:p>
          </table:table-cell>
          <table:table-cell table:formula="of:=1/[.O63]" office:value-type="float" office:value="10.3800192470057" calcext:value-type="float">
            <text:p>10.3800192470057</text:p>
          </table:table-cell>
          <table:table-cell table:formula="of:=1/[.P63]" office:value-type="float" office:value="14.5029680693434" calcext:value-type="float">
            <text:p>14.5029680693434</text:p>
          </table:table-cell>
          <table:table-cell table:formula="of:=1/[.Q63]" office:value-type="float" office:value="17.162196148732" calcext:value-type="float">
            <text:p>17.162196148732</text:p>
          </table:table-cell>
          <table:table-cell table:formula="of:=1/[.R63]" office:value-type="float" office:value="17.1326710019577" calcext:value-type="float">
            <text:p>17.1326710019577</text:p>
          </table:table-cell>
          <table:table-cell table:formula="of:=1/[.S63]" office:value-type="float" office:value="18.3335711532056" calcext:value-type="float">
            <text:p>18.3335711532056</text:p>
          </table:table-cell>
          <table:table-cell table:formula="of:=1/[.T63]" office:value-type="float" office:value="45.1590089110722" calcext:value-type="float">
            <text:p>45.1590089110722</text:p>
          </table:table-cell>
          <table:table-cell table:formula="of:=1/[.U63]" office:value-type="float" office:value="92.4420828454276" calcext:value-type="float">
            <text:p>92.4420828454276</text:p>
          </table:table-cell>
          <table:table-cell table:formula="of:=1/[.V63]" office:value-type="float" office:value="38.1648632017056" calcext:value-type="float">
            <text:p>38.1648632017056</text:p>
          </table:table-cell>
          <table:table-cell table:formula="of:=1/[.W63]" office:value-type="float" office:value="142.591495569417" calcext:value-type="float">
            <text:p>142.591495569417</text:p>
          </table:table-cell>
          <table:table-cell table:formula="of:=1/[.X63]" office:value-type="float" office:value="721.884730903217" calcext:value-type="float">
            <text:p>721.884730903217</text:p>
          </table:table-cell>
          <table:table-cell/>
        </table:table-row>
        <table:table-row table:style-name="ro1">
          <table:table-cell table:formula="of:=1/[.A64]" office:value-type="float" office:value="170.633823144963" calcext:value-type="float">
            <text:p>170.633823144963</text:p>
          </table:table-cell>
          <table:table-cell table:formula="of:=1/[.B64]" office:value-type="float" office:value="333.369815565666" calcext:value-type="float">
            <text:p>333.369815565666</text:p>
          </table:table-cell>
          <table:table-cell table:formula="of:=1/[.C64]" office:value-type="float" office:value="59.8502413301398" calcext:value-type="float">
            <text:p>59.8502413301398</text:p>
          </table:table-cell>
          <table:table-cell table:formula="of:=1/[.D64]" office:value-type="float" office:value="57.212580539233" calcext:value-type="float">
            <text:p>57.212580539233</text:p>
          </table:table-cell>
          <table:table-cell table:formula="of:=1/[.E64]" office:value-type="float" office:value="82.8235929206237" calcext:value-type="float">
            <text:p>82.8235929206237</text:p>
          </table:table-cell>
          <table:table-cell table:formula="of:=1/[.F64]" office:value-type="float" office:value="25.1207483955055" calcext:value-type="float">
            <text:p>25.1207483955055</text:p>
          </table:table-cell>
          <table:table-cell table:formula="of:=1/[.G64]" office:value-type="float" office:value="25.6049590927461" calcext:value-type="float">
            <text:p>25.6049590927461</text:p>
          </table:table-cell>
          <table:table-cell table:formula="of:=1/[.H64]" office:value-type="float" office:value="22.9553244663327" calcext:value-type="float">
            <text:p>22.9553244663327</text:p>
          </table:table-cell>
          <table:table-cell table:formula="of:=1/[.I64]" office:value-type="float" office:value="10.867988424054" calcext:value-type="float">
            <text:p>10.867988424054</text:p>
          </table:table-cell>
          <table:table-cell table:formula="of:=1/[.J64]" office:value-type="float" office:value="13.2665301570724" calcext:value-type="float">
            <text:p>13.2665301570724</text:p>
          </table:table-cell>
          <table:table-cell table:formula="of:=1/[.K64]" office:value-type="float" office:value="27.0864680556409" calcext:value-type="float">
            <text:p>27.0864680556409</text:p>
          </table:table-cell>
          <table:table-cell table:formula="of:=1/[.L64]" office:value-type="float" office:value="28.9638944692723" calcext:value-type="float">
            <text:p>28.9638944692723</text:p>
          </table:table-cell>
          <table:table-cell table:formula="of:=1/[.M64]" office:value-type="float" office:value="13.6159450948776" calcext:value-type="float">
            <text:p>13.6159450948776</text:p>
          </table:table-cell>
          <table:table-cell table:formula="of:=1/[.N64]" office:value-type="float" office:value="27.6520055887904" calcext:value-type="float">
            <text:p>27.6520055887904</text:p>
          </table:table-cell>
          <table:table-cell table:formula="of:=1/[.O64]" office:value-type="float" office:value="11.6515815953455" calcext:value-type="float">
            <text:p>11.6515815953455</text:p>
          </table:table-cell>
          <table:table-cell table:formula="of:=1/[.P64]" office:value-type="float" office:value="9.98404073752682" calcext:value-type="float">
            <text:p>9.98404073752682</text:p>
          </table:table-cell>
          <table:table-cell table:formula="of:=1/[.Q64]" office:value-type="float" office:value="19.8376434859758" calcext:value-type="float">
            <text:p>19.8376434859758</text:p>
          </table:table-cell>
          <table:table-cell table:formula="of:=1/[.R64]" office:value-type="float" office:value="13.5489781361818" calcext:value-type="float">
            <text:p>13.5489781361818</text:p>
          </table:table-cell>
          <table:table-cell table:formula="of:=1/[.S64]" office:value-type="float" office:value="23.6335120920566" calcext:value-type="float">
            <text:p>23.6335120920566</text:p>
          </table:table-cell>
          <table:table-cell table:formula="of:=1/[.T64]" office:value-type="float" office:value="41.2254505600763" calcext:value-type="float">
            <text:p>41.2254505600763</text:p>
          </table:table-cell>
          <table:table-cell table:formula="of:=1/[.U64]" office:value-type="float" office:value="128.100653081881" calcext:value-type="float">
            <text:p>128.100653081881</text:p>
          </table:table-cell>
          <table:table-cell table:formula="of:=1/[.V64]" office:value-type="float" office:value="21.029529004811" calcext:value-type="float">
            <text:p>21.029529004811</text:p>
          </table:table-cell>
          <table:table-cell table:formula="of:=1/[.W64]" office:value-type="float" office:value="132.500631312527" calcext:value-type="float">
            <text:p>132.500631312527</text:p>
          </table:table-cell>
          <table:table-cell table:formula="of:=1/[.X64]" office:value-type="float" office:value="319.500261232976" calcext:value-type="float">
            <text:p>319.500261232976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table:formula="of:=AVERAGE([.A66:.Y66])" office:value-type="float" office:value="69.5474312466087" calcext:value-type="float">
            <text:p>69.5474312466087</text:p>
          </table:table-cell>
          <table:table-cell table:number-columns-repeated="24"/>
        </table:table-row>
        <table:table-row table:style-name="ro1">
          <table:table-cell table:formula="of:=AVERAGE([.A67:.Y67])" office:value-type="float" office:value="67.5015082701781" calcext:value-type="float">
            <text:p>67.5015082701781</text:p>
          </table:table-cell>
          <table:table-cell table:number-columns-repeated="24"/>
        </table:table-row>
        <table:table-row table:style-name="ro1">
          <table:table-cell table:formula="of:=[.A66]/[.$A$69]" office:value-type="float" office:value="0" calcext:value-type="float">
            <text:p>0</text:p>
          </table:table-cell>
          <table:table-cell table:formula="of:=[.B66]/[.$A$69]" office:value-type="float" office:value="0" calcext:value-type="float">
            <text:p>0</text:p>
          </table:table-cell>
          <table:table-cell table:formula="of:=[.C66]/[.$A$69]" office:value-type="float" office:value="3.37827510276537" calcext:value-type="float">
            <text:p>3.37827510276537</text:p>
          </table:table-cell>
          <table:table-cell table:formula="of:=[.D66]/[.$A$69]" office:value-type="float" office:value="0.295375683427359" calcext:value-type="float">
            <text:p>0.295375683427359</text:p>
          </table:table-cell>
          <table:table-cell table:formula="of:=[.E66]/[.$A$69]" office:value-type="float" office:value="0.668211609562737" calcext:value-type="float">
            <text:p>0.668211609562737</text:p>
          </table:table-cell>
          <table:table-cell table:formula="of:=[.F66]/[.$A$69]" office:value-type="float" office:value="1.41181854309898" calcext:value-type="float">
            <text:p>1.41181854309898</text:p>
          </table:table-cell>
          <table:table-cell table:formula="of:=[.G66]/[.$A$69]" office:value-type="float" office:value="0.410954246267385" calcext:value-type="float">
            <text:p>0.410954246267385</text:p>
          </table:table-cell>
          <table:table-cell table:formula="of:=[.H66]/[.$A$69]" office:value-type="float" office:value="0.243829225738549" calcext:value-type="float">
            <text:p>0.243829225738549</text:p>
          </table:table-cell>
          <table:table-cell table:formula="of:=[.I66]/[.$A$69]" office:value-type="float" office:value="0.17754711829108" calcext:value-type="float">
            <text:p>0.17754711829108</text:p>
          </table:table-cell>
          <table:table-cell table:formula="of:=[.J66]/[.$A$69]" office:value-type="float" office:value="0.162114875975775" calcext:value-type="float">
            <text:p>0.162114875975775</text:p>
          </table:table-cell>
          <table:table-cell table:formula="of:=[.K66]/[.$A$69]" office:value-type="float" office:value="0.245922100843299" calcext:value-type="float">
            <text:p>0.245922100843299</text:p>
          </table:table-cell>
          <table:table-cell table:formula="of:=[.L66]/[.$A$69]" office:value-type="float" office:value="0.419595723917449" calcext:value-type="float">
            <text:p>0.419595723917449</text:p>
          </table:table-cell>
          <table:table-cell table:formula="of:=[.M66]/[.$A$69]" office:value-type="float" office:value="0.178410854087892" calcext:value-type="float">
            <text:p>0.178410854087892</text:p>
          </table:table-cell>
          <table:table-cell table:formula="of:=[.N66]/[.$A$69]" office:value-type="float" office:value="0.336127639442992" calcext:value-type="float">
            <text:p>0.336127639442992</text:p>
          </table:table-cell>
          <table:table-cell table:formula="of:=[.O66]/[.$A$69]" office:value-type="float" office:value="0.149250936532784" calcext:value-type="float">
            <text:p>0.149250936532784</text:p>
          </table:table-cell>
          <table:table-cell table:formula="of:=[.P66]/[.$A$69]" office:value-type="float" office:value="0.208533482968152" calcext:value-type="float">
            <text:p>0.208533482968152</text:p>
          </table:table-cell>
          <table:table-cell table:formula="of:=[.Q66]/[.$A$69]" office:value-type="float" office:value="0.246769662676346" calcext:value-type="float">
            <text:p>0.246769662676346</text:p>
          </table:table-cell>
          <table:table-cell table:formula="of:=[.R66]/[.$A$69]" office:value-type="float" office:value="0.246345130148759" calcext:value-type="float">
            <text:p>0.246345130148759</text:p>
          </table:table-cell>
          <table:table-cell table:formula="of:=[.S66]/[.$A$69]" office:value-type="float" office:value="0.263612484668147" calcext:value-type="float">
            <text:p>0.263612484668147</text:p>
          </table:table-cell>
          <table:table-cell table:formula="of:=[.T66]/[.$A$69]" office:value-type="float" office:value="0.649326770257589" calcext:value-type="float">
            <text:p>0.649326770257589</text:p>
          </table:table-cell>
          <table:table-cell table:formula="of:=[.U66]/[.$A$69]" office:value-type="float" office:value="1.32919478388262" calcext:value-type="float">
            <text:p>1.32919478388262</text:p>
          </table:table-cell>
          <table:table-cell table:formula="of:=[.V66]/[.$A$69]" office:value-type="float" office:value="0.548760213247512" calcext:value-type="float">
            <text:p>0.548760213247512</text:p>
          </table:table-cell>
          <table:table-cell table:formula="of:=[.W66]/[.$A$69]" office:value-type="float" office:value="2.05027695507259" calcext:value-type="float">
            <text:p>2.05027695507259</text:p>
          </table:table-cell>
          <table:table-cell table:formula="of:=[.X66]/[.$A$69]" office:value-type="float" office:value="10.3797468571266" calcext:value-type="float">
            <text:p>10.3797468571266</text:p>
          </table:table-cell>
          <table:table-cell/>
        </table:table-row>
        <table:table-row table:style-name="ro1">
          <table:table-cell table:formula="of:=[.A67]/[.$A$70]" office:value-type="float" office:value="2.52785200683209" calcext:value-type="float">
            <text:p>2.52785200683209</text:p>
          </table:table-cell>
          <table:table-cell table:formula="of:=[.B67]/[.$A$70]" office:value-type="float" office:value="4.93870172843156" calcext:value-type="float">
            <text:p>4.93870172843156</text:p>
          </table:table-cell>
          <table:table-cell table:formula="of:=[.C67]/[.$A$70]" office:value-type="float" office:value="0.886650429951672" calcext:value-type="float">
            <text:p>0.886650429951672</text:p>
          </table:table-cell>
          <table:table-cell table:formula="of:=[.D67]/[.$A$70]" office:value-type="float" office:value="0.847574846923966" calcext:value-type="float">
            <text:p>0.847574846923966</text:p>
          </table:table-cell>
          <table:table-cell table:formula="of:=[.E67]/[.$A$70]" office:value-type="float" office:value="1.22698877466735" calcext:value-type="float">
            <text:p>1.22698877466735</text:p>
          </table:table-cell>
          <table:table-cell table:formula="of:=[.F67]/[.$A$70]" office:value-type="float" office:value="0.372150919872167" calcext:value-type="float">
            <text:p>0.372150919872167</text:p>
          </table:table-cell>
          <table:table-cell table:formula="of:=[.G67]/[.$A$70]" office:value-type="float" office:value="0.379324251396886" calcext:value-type="float">
            <text:p>0.379324251396886</text:p>
          </table:table-cell>
          <table:table-cell table:formula="of:=[.H67]/[.$A$70]" office:value-type="float" office:value="0.340071282177175" calcext:value-type="float">
            <text:p>0.340071282177175</text:p>
          </table:table-cell>
          <table:table-cell table:formula="of:=[.I67]/[.$A$70]" office:value-type="float" office:value="0.161003638326929" calcext:value-type="float">
            <text:p>0.161003638326929</text:p>
          </table:table-cell>
          <table:table-cell table:formula="of:=[.J67]/[.$A$70]" office:value-type="float" office:value="0.196536795947914" calcext:value-type="float">
            <text:p>0.196536795947914</text:p>
          </table:table-cell>
          <table:table-cell table:formula="of:=[.K67]/[.$A$70]" office:value-type="float" office:value="0.401272041910915" calcext:value-type="float">
            <text:p>0.401272041910915</text:p>
          </table:table-cell>
          <table:table-cell table:formula="of:=[.L67]/[.$A$70]" office:value-type="float" office:value="0.429085145080653" calcext:value-type="float">
            <text:p>0.429085145080653</text:p>
          </table:table-cell>
          <table:table-cell table:formula="of:=[.M67]/[.$A$70]" office:value-type="float" office:value="0.201713197879655" calcext:value-type="float">
            <text:p>0.201713197879655</text:p>
          </table:table-cell>
          <table:table-cell table:formula="of:=[.N67]/[.$A$70]" office:value-type="float" office:value="0.409650188527816" calcext:value-type="float">
            <text:p>0.409650188527816</text:p>
          </table:table-cell>
          <table:table-cell table:formula="of:=[.O67]/[.$A$70]" office:value-type="float" office:value="0.172612166660179" calcext:value-type="float">
            <text:p>0.172612166660179</text:p>
          </table:table-cell>
          <table:table-cell table:formula="of:=[.P67]/[.$A$70]" office:value-type="float" office:value="0.147908409654569" calcext:value-type="float">
            <text:p>0.147908409654569</text:p>
          </table:table-cell>
          <table:table-cell table:formula="of:=[.Q67]/[.$A$70]" office:value-type="float" office:value="0.293884447834479" calcext:value-type="float">
            <text:p>0.293884447834479</text:p>
          </table:table-cell>
          <table:table-cell table:formula="of:=[.R67]/[.$A$70]" office:value-type="float" office:value="0.200721116955659" calcext:value-type="float">
            <text:p>0.200721116955659</text:p>
          </table:table-cell>
          <table:table-cell table:formula="of:=[.S67]/[.$A$70]" office:value-type="float" office:value="0.350118281764347" calcext:value-type="float">
            <text:p>0.350118281764347</text:p>
          </table:table-cell>
          <table:table-cell table:formula="of:=[.T67]/[.$A$70]" office:value-type="float" office:value="0.610733769015493" calcext:value-type="float">
            <text:p>0.610733769015493</text:p>
          </table:table-cell>
          <table:table-cell table:formula="of:=[.U67]/[.$A$70]" office:value-type="float" office:value="1.89774504843879" calcext:value-type="float">
            <text:p>1.89774504843879</text:p>
          </table:table-cell>
          <table:table-cell table:formula="of:=[.V67]/[.$A$70]" office:value-type="float" office:value="0.311541616531578" calcext:value-type="float">
            <text:p>0.311541616531578</text:p>
          </table:table-cell>
          <table:table-cell table:formula="of:=[.W67]/[.$A$70]" office:value-type="float" office:value="1.96292845460855" calcext:value-type="float">
            <text:p>1.96292845460855</text:p>
          </table:table-cell>
          <table:table-cell table:formula="of:=[.X67]/[.$A$70]" office:value-type="float" office:value="4.73323144060961" calcext:value-type="float">
            <text:p>4.73323144060961</text:p>
          </table:table-cell>
          <table:table-cell/>
        </table:table-row>
        <table:table-row table:style-name="ro1">
          <table:table-cell table:formula="of:=[.A71]*[.A2]" office:value-type="float" office:value="0" calcext:value-type="float">
            <text:p>0</text:p>
          </table:table-cell>
          <table:table-cell table:formula="of:=[.B71]*[.B2]" office:value-type="float" office:value="0" calcext:value-type="float">
            <text:p>0</text:p>
          </table:table-cell>
          <table:table-cell table:formula="of:=[.C71]*[.C2]" office:value-type="float" office:value="135.131004110615" calcext:value-type="float">
            <text:p>135.131004110615</text:p>
          </table:table-cell>
          <table:table-cell table:formula="of:=[.D71]*[.D2]" office:value-type="float" office:value="138.235819844004" calcext:value-type="float">
            <text:p>138.235819844004</text:p>
          </table:table-cell>
          <table:table-cell table:formula="of:=[.E71]*[.E2]" office:value-type="float" office:value="136.315168350798" calcext:value-type="float">
            <text:p>136.315168350798</text:p>
          </table:table-cell>
          <table:table-cell table:formula="of:=[.F71]*[.F2]" office:value-type="float" office:value="135.534580137502" calcext:value-type="float">
            <text:p>135.534580137502</text:p>
          </table:table-cell>
          <table:table-cell table:formula="of:=[.G71]*[.G2]" office:value-type="float" office:value="137.258718253307" calcext:value-type="float">
            <text:p>137.258718253307</text:p>
          </table:table-cell>
          <table:table-cell table:formula="of:=[.H71]*[.H2]" office:value-type="float" office:value="138.982658670973" calcext:value-type="float">
            <text:p>138.982658670973</text:p>
          </table:table-cell>
          <table:table-cell table:formula="of:=[.I71]*[.I2]" office:value-type="float" office:value="140.617317686535" calcext:value-type="float">
            <text:p>140.617317686535</text:p>
          </table:table-cell>
          <table:table-cell table:formula="of:=[.J71]*[.J2]" office:value-type="float" office:value="141.2020569749" calcext:value-type="float">
            <text:p>141.2020569749</text:p>
          </table:table-cell>
          <table:table-cell table:formula="of:=[.K71]*[.K2]" office:value-type="float" office:value="138.945986976464" calcext:value-type="float">
            <text:p>138.945986976464</text:p>
          </table:table-cell>
          <table:table-cell table:formula="of:=[.L71]*[.L2]" office:value-type="float" office:value="137.207801721006" calcext:value-type="float">
            <text:p>137.207801721006</text:p>
          </table:table-cell>
          <table:table-cell table:formula="of:=[.M71]*[.M2]" office:value-type="float" office:value="140.587753021259" calcext:value-type="float">
            <text:p>140.587753021259</text:p>
          </table:table-cell>
          <table:table-cell table:formula="of:=[.N71]*[.N2]" office:value-type="float" office:value="137.812332171627" calcext:value-type="float">
            <text:p>137.812332171627</text:p>
          </table:table-cell>
          <table:table-cell table:formula="of:=[.O71]*[.O2]" office:value-type="float" office:value="141.788389706144" calcext:value-type="float">
            <text:p>141.788389706144</text:p>
          </table:table-cell>
          <table:table-cell table:formula="of:=[.P71]*[.P2]" office:value-type="float" office:value="139.717433588662" calcext:value-type="float">
            <text:p>139.717433588662</text:p>
          </table:table-cell>
          <table:table-cell table:formula="of:=[.Q71]*[.Q2]" office:value-type="float" office:value="138.931320086783" calcext:value-type="float">
            <text:p>138.931320086783</text:p>
          </table:table-cell>
          <table:table-cell table:formula="of:=[.R71]*[.R2]" office:value-type="float" office:value="138.9386534039" calcext:value-type="float">
            <text:p>138.9386534039</text:p>
          </table:table-cell>
          <table:table-cell table:formula="of:=[.S71]*[.S2]" office:value-type="float" office:value="138.660166935445" calcext:value-type="float">
            <text:p>138.660166935445</text:p>
          </table:table-cell>
          <table:table-cell table:formula="of:=[.T71]*[.T2]" office:value-type="float" office:value="136.358621754094" calcext:value-type="float">
            <text:p>136.358621754094</text:p>
          </table:table-cell>
          <table:table-cell table:formula="of:=[.U71]*[.U2]" office:value-type="float" office:value="135.577867956027" calcext:value-type="float">
            <text:p>135.577867956027</text:p>
          </table:table-cell>
          <table:table-cell table:formula="of:=[.V71]*[.V2]" office:value-type="float" office:value="136.64129309863" calcext:value-type="float">
            <text:p>136.64129309863</text:p>
          </table:table-cell>
          <table:table-cell table:formula="of:=[.W71]*[.W2]" office:value-type="float" office:value="135.318279034791" calcext:value-type="float">
            <text:p>135.318279034791</text:p>
          </table:table-cell>
          <table:table-cell table:formula="of:=[.X71]*[.X2]" office:value-type="float" office:value="134.936709142646" calcext:value-type="float">
            <text:p>134.936709142646</text:p>
          </table:table-cell>
          <table:table-cell/>
        </table:table-row>
        <table:table-row table:style-name="ro1">
          <table:table-cell table:formula="of:=[.A72]*[.A4]" office:value-type="float" office:value="113.753340307444" calcext:value-type="float">
            <text:p>113.753340307444</text:p>
          </table:table-cell>
          <table:table-cell table:formula="of:=[.B72]*[.B4]" office:value-type="float" office:value="113.590139753926" calcext:value-type="float">
            <text:p>113.590139753926</text:p>
          </table:table-cell>
          <table:table-cell table:formula="of:=[.C72]*[.C4]" office:value-type="float" office:value="114.377905463766" calcext:value-type="float">
            <text:p>114.377905463766</text:p>
          </table:table-cell>
          <table:table-cell table:formula="of:=[.D72]*[.D4]" office:value-type="float" office:value="114.422604334735" calcext:value-type="float">
            <text:p>114.422604334735</text:p>
          </table:table-cell>
          <table:table-cell table:formula="of:=[.E72]*[.E4]" office:value-type="float" office:value="114.109956044063" calcext:value-type="float">
            <text:p>114.109956044063</text:p>
          </table:table-cell>
          <table:table-cell table:formula="of:=[.F72]*[.F4]" office:value-type="float" office:value="115.738936080244" calcext:value-type="float">
            <text:p>115.738936080244</text:p>
          </table:table-cell>
          <table:table-cell table:formula="of:=[.G72]*[.G4]" office:value-type="float" office:value="115.69389667605" calcext:value-type="float">
            <text:p>115.69389667605</text:p>
          </table:table-cell>
          <table:table-cell table:formula="of:=[.H72]*[.H4]" office:value-type="float" office:value="115.964307222417" calcext:value-type="float">
            <text:p>115.964307222417</text:p>
          </table:table-cell>
          <table:table-cell table:formula="of:=[.I72]*[.I4]" office:value-type="float" office:value="118.981688723601" calcext:value-type="float">
            <text:p>118.981688723601</text:p>
          </table:table-cell>
          <table:table-cell table:formula="of:=[.J72]*[.J4]" office:value-type="float" office:value="117.922077568748" calcext:value-type="float">
            <text:p>117.922077568748</text:p>
          </table:table-cell>
          <table:table-cell table:formula="of:=[.K72]*[.K4]" office:value-type="float" office:value="115.566348070344" calcext:value-type="float">
            <text:p>115.566348070344</text:p>
          </table:table-cell>
          <table:table-cell table:formula="of:=[.L72]*[.L4]" office:value-type="float" office:value="115.423904026696" calcext:value-type="float">
            <text:p>115.423904026696</text:p>
          </table:table-cell>
          <table:table-cell table:formula="of:=[.M72]*[.M4]" office:value-type="float" office:value="117.800507561719" calcext:value-type="float">
            <text:p>117.800507561719</text:p>
          </table:table-cell>
          <table:table-cell table:formula="of:=[.N72]*[.N4]" office:value-type="float" office:value="115.521353164844" calcext:value-type="float">
            <text:p>115.521353164844</text:p>
          </table:table-cell>
          <table:table-cell table:formula="of:=[.O72]*[.O4]" office:value-type="float" office:value="118.584558495543" calcext:value-type="float">
            <text:p>118.584558495543</text:p>
          </table:table-cell>
          <table:table-cell table:formula="of:=[.P72]*[.P4]" office:value-type="float" office:value="119.509995000892" calcext:value-type="float">
            <text:p>119.509995000892</text:p>
          </table:table-cell>
          <table:table-cell table:formula="of:=[.Q72]*[.Q4]" office:value-type="float" office:value="116.378241342454" calcext:value-type="float">
            <text:p>116.378241342454</text:p>
          </table:table-cell>
          <table:table-cell table:formula="of:=[.R72]*[.R4]" office:value-type="float" office:value="117.823295652972" calcext:value-type="float">
            <text:p>117.823295652972</text:p>
          </table:table-cell>
          <table:table-cell table:formula="of:=[.S72]*[.S4]" office:value-type="float" office:value="115.889151263999" calcext:value-type="float">
            <text:p>115.889151263999</text:p>
          </table:table-cell>
          <table:table-cell table:formula="of:=[.T72]*[.T4]" office:value-type="float" office:value="114.817948574913" calcext:value-type="float">
            <text:p>114.817948574913</text:p>
          </table:table-cell>
          <table:table-cell table:formula="of:=[.U72]*[.U4]" office:value-type="float" office:value="113.864702906327" calcext:value-type="float">
            <text:p>113.864702906327</text:p>
          </table:table-cell>
          <table:table-cell table:formula="of:=[.V72]*[.V4]" office:value-type="float" office:value="116.205022966279" calcext:value-type="float">
            <text:p>116.205022966279</text:p>
          </table:table-cell>
          <table:table-cell table:formula="of:=[.W72]*[.W4]" office:value-type="float" office:value="113.849850367296" calcext:value-type="float">
            <text:p>113.849850367296</text:p>
          </table:table-cell>
          <table:table-cell table:formula="of:=[.X72]*[.X4]" office:value-type="float" office:value="113.597554574631" calcext:value-type="float">
            <text:p>113.597554574631</text:p>
          </table:table-cell>
          <table:table-cell/>
        </table:table-row>
        <table:table-row table:style-name="ro1">
          <table:table-cell table:number-columns-repeated="24" office:value-type="float" office:value="126.445830526088" calcext:value-type="float">
            <text:p>126.445830526088</text:p>
          </table:table-cell>
          <table:table-cell/>
        </table:table-row>
        <table:table-row table:style-name="ro1">
          <table:table-cell table:number-columns-repeated="24" office:value-type="float" office:value="115.807803589329" calcext:value-type="float">
            <text:p>115.807803589329</text:p>
          </table:table-cell>
          <table:table-cell/>
        </table:table-row>
        <table:table-row table:style-name="ro1">
          <table:table-cell table:formula="of:=[.A73]-[.A75]" office:value-type="float" office:value="-126.445830526088" calcext:value-type="float">
            <text:p>-126.445830526088</text:p>
          </table:table-cell>
          <table:table-cell table:formula="of:=[.B73]-[.B75]" office:value-type="float" office:value="-126.445830526088" calcext:value-type="float">
            <text:p>-126.445830526088</text:p>
          </table:table-cell>
          <table:table-cell table:formula="of:=[.C73]-[.C75]" office:value-type="float" office:value="8.68517358452688" calcext:value-type="float">
            <text:p>8.68517358452688</text:p>
          </table:table-cell>
          <table:table-cell table:formula="of:=[.D73]-[.D75]" office:value-type="float" office:value="11.7899893179159" calcext:value-type="float">
            <text:p>11.7899893179159</text:p>
          </table:table-cell>
          <table:table-cell table:formula="of:=[.E73]-[.E75]" office:value-type="float" office:value="9.86933782471023" calcext:value-type="float">
            <text:p>9.86933782471023</text:p>
          </table:table-cell>
          <table:table-cell table:formula="of:=[.F73]-[.F75]" office:value-type="float" office:value="9.08874961141443" calcext:value-type="float">
            <text:p>9.08874961141443</text:p>
          </table:table-cell>
          <table:table-cell table:formula="of:=[.G73]-[.G75]" office:value-type="float" office:value="10.8128877272186" calcext:value-type="float">
            <text:p>10.8128877272186</text:p>
          </table:table-cell>
          <table:table-cell table:formula="of:=[.H73]-[.H75]" office:value-type="float" office:value="12.536828144885" calcext:value-type="float">
            <text:p>12.536828144885</text:p>
          </table:table-cell>
          <table:table-cell table:formula="of:=[.I73]-[.I75]" office:value-type="float" office:value="14.1714871604473" calcext:value-type="float">
            <text:p>14.1714871604473</text:p>
          </table:table-cell>
          <table:table-cell table:formula="of:=[.J73]-[.J75]" office:value-type="float" office:value="14.7562264488116" calcext:value-type="float">
            <text:p>14.7562264488116</text:p>
          </table:table-cell>
          <table:table-cell table:formula="of:=[.K73]-[.K75]" office:value-type="float" office:value="12.500156450376" calcext:value-type="float">
            <text:p>12.500156450376</text:p>
          </table:table-cell>
          <table:table-cell table:formula="of:=[.L73]-[.L75]" office:value-type="float" office:value="10.7619711949177" calcext:value-type="float">
            <text:p>10.7619711949177</text:p>
          </table:table-cell>
          <table:table-cell table:formula="of:=[.M73]-[.M75]" office:value-type="float" office:value="14.141922495171" calcext:value-type="float">
            <text:p>14.141922495171</text:p>
          </table:table-cell>
          <table:table-cell table:formula="of:=[.N73]-[.N75]" office:value-type="float" office:value="11.3665016455387" calcext:value-type="float">
            <text:p>11.3665016455387</text:p>
          </table:table-cell>
          <table:table-cell table:formula="of:=[.O73]-[.O75]" office:value-type="float" office:value="15.3425591800564" calcext:value-type="float">
            <text:p>15.3425591800564</text:p>
          </table:table-cell>
          <table:table-cell table:formula="of:=[.P73]-[.P75]" office:value-type="float" office:value="13.2716030625736" calcext:value-type="float">
            <text:p>13.2716030625736</text:p>
          </table:table-cell>
          <table:table-cell table:formula="of:=[.Q73]-[.Q75]" office:value-type="float" office:value="12.485489560695" calcext:value-type="float">
            <text:p>12.485489560695</text:p>
          </table:table-cell>
          <table:table-cell table:formula="of:=[.R73]-[.R75]" office:value-type="float" office:value="12.492822877812" calcext:value-type="float">
            <text:p>12.492822877812</text:p>
          </table:table-cell>
          <table:table-cell table:formula="of:=[.S73]-[.S75]" office:value-type="float" office:value="12.214336409357" calcext:value-type="float">
            <text:p>12.214336409357</text:p>
          </table:table-cell>
          <table:table-cell table:formula="of:=[.T73]-[.T75]" office:value-type="float" office:value="9.91279122800576" calcext:value-type="float">
            <text:p>9.91279122800576</text:p>
          </table:table-cell>
          <table:table-cell table:formula="of:=[.U73]-[.U75]" office:value-type="float" office:value="9.13203742993942" calcext:value-type="float">
            <text:p>9.13203742993942</text:p>
          </table:table-cell>
          <table:table-cell table:formula="of:=[.V73]-[.V75]" office:value-type="float" office:value="10.1954625725423" calcext:value-type="float">
            <text:p>10.1954625725423</text:p>
          </table:table-cell>
          <table:table-cell table:formula="of:=[.W73]-[.W75]" office:value-type="float" office:value="8.87244850870313" calcext:value-type="float">
            <text:p>8.87244850870313</text:p>
          </table:table-cell>
          <table:table-cell table:formula="of:=[.X73]-[.X75]" office:value-type="float" office:value="8.49087861655808" calcext:value-type="float">
            <text:p>8.49087861655808</text:p>
          </table:table-cell>
          <table:table-cell/>
        </table:table-row>
        <table:table-row table:style-name="ro1">
          <table:table-cell table:formula="of:=[.A74]-[.A76]" office:value-type="float" office:value="-2.05446328188506" calcext:value-type="float">
            <text:p>-2.05446328188506</text:p>
          </table:table-cell>
          <table:table-cell table:formula="of:=[.B74]-[.B76]" office:value-type="float" office:value="-2.21766383540333" calcext:value-type="float">
            <text:p>-2.21766383540333</text:p>
          </table:table-cell>
          <table:table-cell table:formula="of:=[.C74]-[.C76]" office:value-type="float" office:value="-1.4298981255635" calcext:value-type="float">
            <text:p>-1.4298981255635</text:p>
          </table:table-cell>
          <table:table-cell table:formula="of:=[.D74]-[.D76]" office:value-type="float" office:value="-1.38519925459386" calcext:value-type="float">
            <text:p>-1.38519925459386</text:p>
          </table:table-cell>
          <table:table-cell table:formula="of:=[.E74]-[.E76]" office:value-type="float" office:value="-1.69784754526592" calcext:value-type="float">
            <text:p>-1.69784754526592</text:p>
          </table:table-cell>
          <table:table-cell table:formula="of:=[.F74]-[.F76]" office:value-type="float" office:value="-0.0688675090852939" calcext:value-type="float">
            <text:p>-0.0688675090852939</text:p>
          </table:table-cell>
          <table:table-cell table:formula="of:=[.G74]-[.G76]" office:value-type="float" office:value="-0.113906913278868" calcext:value-type="float">
            <text:p>-0.113906913278868</text:p>
          </table:table-cell>
          <table:table-cell table:formula="of:=[.H74]-[.H76]" office:value-type="float" office:value="0.156503633087496" calcext:value-type="float">
            <text:p>0.156503633087496</text:p>
          </table:table-cell>
          <table:table-cell table:formula="of:=[.I74]-[.I76]" office:value-type="float" office:value="3.17388513427153" calcext:value-type="float">
            <text:p>3.17388513427153</text:p>
          </table:table-cell>
          <table:table-cell table:formula="of:=[.J74]-[.J76]" office:value-type="float" office:value="2.1142739794192" calcext:value-type="float">
            <text:p>2.1142739794192</text:p>
          </table:table-cell>
          <table:table-cell table:formula="of:=[.K74]-[.K76]" office:value-type="float" office:value="-0.241455518985617" calcext:value-type="float">
            <text:p>-0.241455518985617</text:p>
          </table:table-cell>
          <table:table-cell table:formula="of:=[.L74]-[.L76]" office:value-type="float" office:value="-0.383899562633516" calcext:value-type="float">
            <text:p>-0.383899562633516</text:p>
          </table:table-cell>
          <table:table-cell table:formula="of:=[.M74]-[.M76]" office:value-type="float" office:value="1.99270397238931" calcext:value-type="float">
            <text:p>1.99270397238931</text:p>
          </table:table-cell>
          <table:table-cell table:formula="of:=[.N74]-[.N76]" office:value-type="float" office:value="-0.286450424485253" calcext:value-type="float">
            <text:p>-0.286450424485253</text:p>
          </table:table-cell>
          <table:table-cell table:formula="of:=[.O74]-[.O76]" office:value-type="float" office:value="2.77675490621398" calcext:value-type="float">
            <text:p>2.77675490621398</text:p>
          </table:table-cell>
          <table:table-cell table:formula="of:=[.P74]-[.P76]" office:value-type="float" office:value="3.70219141156289" calcext:value-type="float">
            <text:p>3.70219141156289</text:p>
          </table:table-cell>
          <table:table-cell table:formula="of:=[.Q74]-[.Q76]" office:value-type="float" office:value="0.570437753124523" calcext:value-type="float">
            <text:p>0.570437753124523</text:p>
          </table:table-cell>
          <table:table-cell table:formula="of:=[.R74]-[.R76]" office:value-type="float" office:value="2.01549206364282" calcext:value-type="float">
            <text:p>2.01549206364282</text:p>
          </table:table-cell>
          <table:table-cell table:formula="of:=[.S74]-[.S76]" office:value-type="float" office:value="0.0813476746694732" calcext:value-type="float">
            <text:p>0.0813476746694732</text:p>
          </table:table-cell>
          <table:table-cell table:formula="of:=[.T74]-[.T76]" office:value-type="float" office:value="-0.989855014416634" calcext:value-type="float">
            <text:p>-0.989855014416634</text:p>
          </table:table-cell>
          <table:table-cell table:formula="of:=[.U74]-[.U76]" office:value-type="float" office:value="-1.94310068300179" calcext:value-type="float">
            <text:p>-1.94310068300179</text:p>
          </table:table-cell>
          <table:table-cell table:formula="of:=[.V74]-[.V76]" office:value-type="float" office:value="0.397219376949508" calcext:value-type="float">
            <text:p>0.397219376949508</text:p>
          </table:table-cell>
          <table:table-cell table:formula="of:=[.W74]-[.W76]" office:value-type="float" office:value="-1.95795322203348" calcext:value-type="float">
            <text:p>-1.95795322203348</text:p>
          </table:table-cell>
          <table:table-cell table:formula="of:=[.X74]-[.X76]" office:value-type="float" office:value="-2.2102490146987" calcext:value-type="float">
            <text:p>-2.2102490146987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1" table:formula="of:=[.C77]/[.C75]" office:value-type="percentage" office:value="0.0686869116078523" calcext:value-type="percentage">
            <text:p>6.87%</text:p>
          </table:table-cell>
          <table:table-cell table:style-name="ce1" table:formula="of:=[.D77]/[.D75]" office:value-type="percentage" office:value="0.0932414241645035" calcext:value-type="percentage">
            <text:p>9.32%</text:p>
          </table:table-cell>
          <table:table-cell table:style-name="ce1" table:formula="of:=[.E77]/[.E75]" office:value-type="percentage" office:value="0.0780519039943671" calcext:value-type="percentage">
            <text:p>7.81%</text:p>
          </table:table-cell>
          <table:table-cell table:style-name="ce1" table:formula="of:=[.F77]/[.F75]" office:value-type="percentage" office:value="0.0718786026680355" calcext:value-type="percentage">
            <text:p>7.19%</text:p>
          </table:table-cell>
          <table:table-cell table:style-name="ce1" table:formula="of:=[.G77]/[.G75]" office:value-type="percentage" office:value="0.0855139918985916" calcext:value-type="percentage">
            <text:p>8.55%</text:p>
          </table:table-cell>
          <table:table-cell table:style-name="ce1" table:formula="of:=[.H77]/[.H75]" office:value-type="percentage" office:value="0.0991478176285017" calcext:value-type="percentage">
            <text:p>9.91%</text:p>
          </table:table-cell>
          <table:table-cell table:style-name="ce1" table:formula="of:=[.I77]/[.I75]" office:value-type="percentage" office:value="0.112075559166211" calcext:value-type="percentage">
            <text:p>11.21%</text:p>
          </table:table-cell>
          <table:table-cell table:style-name="ce1" table:formula="of:=[.J77]/[.J75]" office:value-type="percentage" office:value="0.116699984391871" calcext:value-type="percentage">
            <text:p>11.67%</text:p>
          </table:table-cell>
          <table:table-cell table:style-name="ce1" table:formula="of:=[.K77]/[.K75]" office:value-type="percentage" office:value="0.0988577986191251" calcext:value-type="percentage">
            <text:p>9.89%</text:p>
          </table:table-cell>
          <table:table-cell table:style-name="ce1" table:formula="of:=[.L77]/[.L75]" office:value-type="percentage" office:value="0.0851113172347531" calcext:value-type="percentage">
            <text:p>8.51%</text:p>
          </table:table-cell>
          <table:table-cell table:style-name="ce1" table:formula="of:=[.M77]/[.M75]" office:value-type="percentage" office:value="0.11184174627453" calcext:value-type="percentage">
            <text:p>11.18%</text:p>
          </table:table-cell>
          <table:table-cell table:style-name="ce1" table:formula="of:=[.N77]/[.N75]" office:value-type="percentage" office:value="0.0898922613600421" calcext:value-type="percentage">
            <text:p>8.99%</text:p>
          </table:table-cell>
          <table:table-cell table:style-name="ce1" table:formula="of:=[.O77]/[.O75]" office:value-type="percentage" office:value="0.121337011400237" calcext:value-type="percentage">
            <text:p>12.13%</text:p>
          </table:table-cell>
          <table:table-cell table:style-name="ce1" table:formula="of:=[.P77]/[.P75]" office:value-type="percentage" office:value="0.104958803365489" calcext:value-type="percentage">
            <text:p>10.50%</text:p>
          </table:table-cell>
          <table:table-cell table:style-name="ce1" table:formula="of:=[.Q77]/[.Q75]" office:value-type="percentage" office:value="0.0987418051567863" calcext:value-type="percentage">
            <text:p>9.87%</text:p>
          </table:table-cell>
          <table:table-cell table:style-name="ce1" table:formula="of:=[.R77]/[.R75]" office:value-type="percentage" office:value="0.0987998008778513" calcext:value-type="percentage">
            <text:p>9.88%</text:p>
          </table:table-cell>
          <table:table-cell table:style-name="ce1" table:formula="of:=[.S77]/[.S75]" office:value-type="percentage" office:value="0.096597383706037" calcext:value-type="percentage">
            <text:p>9.66%</text:p>
          </table:table-cell>
          <table:table-cell table:style-name="ce1" table:formula="of:=[.T77]/[.T75]" office:value-type="percentage" office:value="0.0783955563165887" calcext:value-type="percentage">
            <text:p>7.84%</text:p>
          </table:table-cell>
          <table:table-cell table:style-name="ce1" table:formula="of:=[.U77]/[.U75]" office:value-type="percentage" office:value="0.0722209454589751" calcext:value-type="percentage">
            <text:p>7.22%</text:p>
          </table:table-cell>
          <table:table-cell table:style-name="ce1" table:formula="of:=[.V77]/[.V75]" office:value-type="percentage" office:value="0.0806310696851236" calcext:value-type="percentage">
            <text:p>8.06%</text:p>
          </table:table-cell>
          <table:table-cell table:style-name="ce1" table:formula="of:=[.W77]/[.W75]" office:value-type="percentage" office:value="0.0701679800100058" calcext:value-type="percentage">
            <text:p>7.02%</text:p>
          </table:table-cell>
          <table:table-cell table:style-name="ce1" table:formula="of:=[.X77]/[.X75]" office:value-type="percentage" office:value="0.0671503250145228" calcext:value-type="percentage">
            <text:p>6.72%</text:p>
          </table:table-cell>
          <table:table-cell/>
        </table:table-row>
        <table:table-row table:style-name="ro1">
          <table:table-cell table:style-name="ce1" table:formula="of:=[.A78]/[.A76]" office:value-type="percentage" office:value="-0.0177402836269176" calcext:value-type="percentage">
            <text:p>-1.77%</text:p>
          </table:table-cell>
          <table:table-cell table:style-name="ce1" table:formula="of:=[.B78]/[.B76]" office:value-type="percentage" office:value="-0.0191495198654097" calcext:value-type="percentage">
            <text:p>-1.91%</text:p>
          </table:table-cell>
          <table:table-cell table:style-name="ce1" table:formula="of:=[.C78]/[.C76]" office:value-type="percentage" office:value="-0.0123471655730051" calcext:value-type="percentage">
            <text:p>-1.23%</text:p>
          </table:table-cell>
          <table:table-cell table:style-name="ce1" table:formula="of:=[.D78]/[.D76]" office:value-type="percentage" office:value="-0.0119611909703941" calcext:value-type="percentage">
            <text:p>-1.20%</text:p>
          </table:table-cell>
          <table:table-cell table:style-name="ce1" table:formula="of:=[.E78]/[.E76]" office:value-type="percentage" office:value="-0.0146609079236726" calcext:value-type="percentage">
            <text:p>-1.47%</text:p>
          </table:table-cell>
          <table:table-cell table:style-name="ce1" table:formula="of:=[.F78]/[.F76]" office:value-type="percentage" office:value="-0.000594670712601612" calcext:value-type="percentage">
            <text:p>-0.06%</text:p>
          </table:table-cell>
          <table:table-cell table:style-name="ce1" table:formula="of:=[.G78]/[.G76]" office:value-type="percentage" office:value="-0.00098358581847211" calcext:value-type="percentage">
            <text:p>-0.10%</text:p>
          </table:table-cell>
          <table:table-cell table:style-name="ce1" table:formula="of:=[.H78]/[.H76]" office:value-type="percentage" office:value="0.00135140835277802" calcext:value-type="percentage">
            <text:p>0.14%</text:p>
          </table:table-cell>
          <table:table-cell table:style-name="ce1" table:formula="of:=[.I78]/[.I76]" office:value-type="percentage" office:value="0.0274064876105117" calcext:value-type="percentage">
            <text:p>2.74%</text:p>
          </table:table-cell>
          <table:table-cell table:style-name="ce1" table:formula="of:=[.J78]/[.J76]" office:value-type="percentage" office:value="0.0182567488018053" calcext:value-type="percentage">
            <text:p>1.83%</text:p>
          </table:table-cell>
          <table:table-cell table:style-name="ce1" table:formula="of:=[.K78]/[.K76]" office:value-type="percentage" office:value="-0.00208496760582605" calcext:value-type="percentage">
            <text:p>-0.21%</text:p>
          </table:table-cell>
          <table:table-cell table:style-name="ce1" table:formula="of:=[.L78]/[.L76]" office:value-type="percentage" office:value="-0.00331497145041174" calcext:value-type="percentage">
            <text:p>-0.33%</text:p>
          </table:table-cell>
          <table:table-cell table:style-name="ce1" table:formula="of:=[.M78]/[.M76]" office:value-type="percentage" office:value="0.0172069921942024" calcext:value-type="percentage">
            <text:p>1.72%</text:p>
          </table:table-cell>
          <table:table-cell table:style-name="ce1" table:formula="of:=[.N78]/[.N76]" office:value-type="percentage" office:value="-0.00247349846562194" calcext:value-type="percentage">
            <text:p>-0.25%</text:p>
          </table:table-cell>
          <table:table-cell table:style-name="ce1" table:formula="of:=[.O78]/[.O76]" office:value-type="percentage" office:value="0.0239772694080335" calcext:value-type="percentage">
            <text:p>2.40%</text:p>
          </table:table-cell>
          <table:table-cell table:style-name="ce1" table:formula="of:=[.P78]/[.P76]" office:value-type="percentage" office:value="0.0319684105631723" calcext:value-type="percentage">
            <text:p>3.20%</text:p>
          </table:table-cell>
          <table:table-cell table:style-name="ce1" table:formula="of:=[.Q78]/[.Q76]" office:value-type="percentage" office:value="0.00492572810678092" calcext:value-type="percentage">
            <text:p>0.49%</text:p>
          </table:table-cell>
          <table:table-cell table:style-name="ce1" table:formula="of:=[.R78]/[.R76]" office:value-type="percentage" office:value="0.017403767286616" calcext:value-type="percentage">
            <text:p>1.74%</text:p>
          </table:table-cell>
          <table:table-cell table:style-name="ce1" table:formula="of:=[.S78]/[.S76]" office:value-type="percentage" office:value="0.000702436901039446" calcext:value-type="percentage">
            <text:p>0.07%</text:p>
          </table:table-cell>
          <table:table-cell table:style-name="ce1" table:formula="of:=[.T78]/[.T76]" office:value-type="percentage" office:value="-0.00854739476734054" calcext:value-type="percentage">
            <text:p>-0.85%</text:p>
          </table:table-cell>
          <table:table-cell table:style-name="ce1" table:formula="of:=[.U78]/[.U76]" office:value-type="percentage" office:value="-0.016778667954815" calcext:value-type="percentage">
            <text:p>-1.68%</text:p>
          </table:table-cell>
          <table:table-cell table:style-name="ce1" table:formula="of:=[.V78]/[.V76]" office:value-type="percentage" office:value="0.00342998800286467" calcext:value-type="percentage">
            <text:p>0.34%</text:p>
          </table:table-cell>
          <table:table-cell table:style-name="ce1" table:formula="of:=[.W78]/[.W76]" office:value-type="percentage" office:value="-0.0169069195801058" calcext:value-type="percentage">
            <text:p>-1.69%</text:p>
          </table:table-cell>
          <table:table-cell table:style-name="ce1" table:formula="of:=[.X78]/[.X76]" office:value-type="percentage" office:value="-0.0190854929132113" calcext:value-type="percentage">
            <text:p>-1.91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B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9">
      <number:number number:decimal-places="20" number:min-decimal-places="20" number:min-integer-digits="1"/>
    </number:number-style>
    <number:number-style style:name="N138">
      <number:number number:decimal-places="19" number:min-decimal-places="19" number:min-integer-digits="1"/>
    </number:number-style>
    <number:number-style style:name="N137">
      <number:number number:decimal-places="18" number:min-decimal-places="18" number:min-integer-digits="1"/>
    </number:number-style>
    <number:number-style style:name="N136">
      <number:number number:decimal-places="17" number:min-decimal-places="17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5" number:min-decimal-places="15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7T17:19:58.761674235</dc:date>
    <meta:editing-duration>PT1H29M47S</meta:editing-duration>
    <meta:editing-cycles>4</meta:editing-cycles>
    <meta:generator>LibreOffice/7.4.2.3$Linux_X86_64 LibreOffice_project/382eef1f22670f7f4118c8c2dd222ec7ad009daf</meta:generator>
    <meta:document-statistic meta:table-count="1" meta:cell-count="1586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25cm" svg:height="14.53cm" xlink:href=".." xlink:type="simple" chart:class="chart:bar" chart:style-name="ch1">
        <chart:title svg:x="5.462cm" svg:y="0.426cm" chart:style-name="ch2">
          <text:p>Trades per Variation from Mean Price (7-days)</text:p>
        </chart:title>
        <chart:subtitle svg:x="8.266cm" svg:y="1.495cm" chart:style-name="ch3">
          <text:p>buy: blue, sell:orange</text:p>
        </chart:subtitle>
        <chart:plot-area chart:style-name="ch4" table:cell-range-address="'histogram_price_historical_1666026590-1665421790'.A1:'histogram_price_historical_1666026590-1665421790'.Y2 'histogram_price_historical_1666026590-1665421790'.A4:'histogram_price_historical_1666026590-1665421790'.Y4" chart:data-source-has-labels="row" svg:x="1.417cm" svg:y="2.468cm" svg:width="18.502cm" svg:height="10.791cm">
          <chart:coordinate-region svg:x="2.409cm" svg:y="2.667cm" svg:width="17.51cm" svg:height="9.294cm"/>
          <chart:axis chart:dimension="x" chart:name="primary-x" chart:style-name="ch5" chartooo:axis-type="auto">
            <chartooo:date-scale/>
            <chart:title svg:x="7.886cm" svg:y="13.549cm" chart:style-name="ch6">
              <text:p>Variation from Mean Price (7-days, %)</text:p>
            </chart:title>
            <chart:categories table:cell-range-address="'histogram_price_historical_1666026590-1665421790'.A1:'histogram_price_historical_1666026590-1665421790'.Y1"/>
            <chart:grid chart:style-name="ch7" chart:class="major"/>
          </chart:axis>
          <chart:axis chart:dimension="y" chart:name="primary-y" chart:style-name="ch8">
            <chart:title svg:x="0.451cm" svg:y="8.555cm" chart:style-name="ch9">
              <text:p># Trades</text:p>
            </chart:title>
          </chart:axis>
          <chart:series chart:style-name="ch10" chart:values-cell-range-address="'histogram_price_historical_1666026590-1665421790'.A2:'histogram_price_historical_1666026590-1665421790'.Y2" chart:class="chart:bar">
            <chart:data-point chart:repeated="25"/>
          </chart:series>
          <chart:series chart:style-name="ch11" chart:values-cell-range-address="'histogram_price_historical_1666026590-1665421790'.A4:'histogram_price_historical_1666026590-1665421790'.Y4" chart:class="chart:ba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684">
                <text:p>-0.035684</text:p>
                <draw:g>
                  <svg:desc>'histogram_price_historical_1666026590-1665421790'.A1:'histogram_price_historical_1666026590-1665421790'.Y1</svg:desc>
                </draw:g>
              </table:table-cell>
              <table:table-cell office:value-type="float" office:value="-0.032581">
                <text:p>-0.032581</text:p>
              </table:table-cell>
              <table:table-cell office:value-type="float" office:value="-0.029478">
                <text:p>-0.029478</text:p>
              </table:table-cell>
              <table:table-cell office:value-type="float" office:value="-0.026375">
                <text:p>-0.026375</text:p>
              </table:table-cell>
              <table:table-cell office:value-type="float" office:value="-0.023272">
                <text:p>-0.023272</text:p>
              </table:table-cell>
              <table:table-cell office:value-type="float" office:value="-0.020169">
                <text:p>-0.020169</text:p>
              </table:table-cell>
              <table:table-cell office:value-type="float" office:value="-0.017066">
                <text:p>-0.017066</text:p>
              </table:table-cell>
              <table:table-cell office:value-type="float" office:value="-0.013963">
                <text:p>-0.013963</text:p>
              </table:table-cell>
              <table:table-cell office:value-type="float" office:value="-0.01086">
                <text:p>-0.01086</text:p>
              </table:table-cell>
              <table:table-cell office:value-type="float" office:value="-0.007757">
                <text:p>-0.007757</text:p>
              </table:table-cell>
              <table:table-cell office:value-type="float" office:value="-0.004654">
                <text:p>-0.004654</text:p>
              </table:table-cell>
              <table:table-cell office:value-type="float" office:value="-0.001551">
                <text:p>-0.001551</text:p>
              </table:table-cell>
              <table:table-cell office:value-type="float" office:value="0.001552">
                <text:p>0.001552</text:p>
              </table:table-cell>
              <table:table-cell office:value-type="float" office:value="0.004654">
                <text:p>0.004654</text:p>
              </table:table-cell>
              <table:table-cell office:value-type="float" office:value="0.007758">
                <text:p>0.007758</text:p>
              </table:table-cell>
              <table:table-cell office:value-type="float" office:value="0.010861">
                <text:p>0.010861</text:p>
              </table:table-cell>
              <table:table-cell office:value-type="float" office:value="0.013964">
                <text:p>0.013964</text:p>
              </table:table-cell>
              <table:table-cell office:value-type="float" office:value="0.017067">
                <text:p>0.017067</text:p>
              </table:table-cell>
              <table:table-cell office:value-type="float" office:value="0.020169">
                <text:p>0.020169</text:p>
              </table:table-cell>
              <table:table-cell office:value-type="float" office:value="0.023273">
                <text:p>0.023273</text:p>
              </table:table-cell>
              <table:table-cell office:value-type="float" office:value="0.026376">
                <text:p>0.026376</text:p>
              </table:table-cell>
              <table:table-cell office:value-type="float" office:value="0.029478">
                <text:p>0.029478</text:p>
              </table:table-cell>
              <table:table-cell office:value-type="float" office:value="0.032582">
                <text:p>0.032582</text:p>
              </table:table-cell>
              <table:table-cell office:value-type="float" office:value="0.035685">
                <text:p>0.035685</text:p>
              </table:table-cell>
              <table:table-cell office:value-type="float" office:value="0.038787">
                <text:p>0.03878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stogram_price_historical_1666026590-1665421790'.A2:'histogram_price_historical_1666026590-1665421790'.Y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68">
                <text:p>468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  <table:table-cell office:value-type="float" office:value="334">
                <text:p>334</text:p>
              </table:table-cell>
              <table:table-cell office:value-type="float" office:value="570">
                <text:p>570</text:p>
              </table:table-cell>
              <table:table-cell office:value-type="float" office:value="792">
                <text:p>792</text:p>
              </table:table-cell>
              <table:table-cell office:value-type="float" office:value="871">
                <text:p>871</text:p>
              </table:table-cell>
              <table:table-cell office:value-type="float" office:value="565">
                <text:p>565</text:p>
              </table:table-cell>
              <table:table-cell office:value-type="float" office:value="327">
                <text:p>327</text:p>
              </table:table-cell>
              <table:table-cell office:value-type="float" office:value="788">
                <text:p>788</text:p>
              </table:table-cell>
              <table:table-cell office:value-type="float" office:value="410">
                <text:p>410</text:p>
              </table:table-cell>
              <table:table-cell office:value-type="float" office:value="950">
                <text:p>950</text:p>
              </table:table-cell>
              <table:table-cell office:value-type="float" office:value="670">
                <text:p>670</text:p>
              </table:table-cell>
              <table:table-cell office:value-type="float" office:value="563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526">
                <text:p>526</text:p>
              </table:table-cell>
              <table:table-cell office:value-type="float" office:value="210">
                <text:p>210</text:p>
              </table:table-cell>
              <table:table-cell office:value-type="float" office:value="102">
                <text:p>102</text:p>
              </table:table-cell>
              <table:table-cell office:value-type="float" office:value="249">
                <text:p>249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">
                <text:p>45</text:p>
                <draw:g>
                  <svg:desc>'histogram_price_historical_1666026590-1665421790'.A4:'histogram_price_historical_1666026590-1665421790'.Y4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93">
                <text:p>93</text:p>
              </table:table-cell>
              <table:table-cell office:value-type="float" office:value="311">
                <text:p>311</text:p>
              </table:table-cell>
              <table:table-cell office:value-type="float" office:value="305">
                <text:p>305</text:p>
              </table:table-cell>
              <table:table-cell office:value-type="float" office:value="341">
                <text:p>341</text:p>
              </table:table-cell>
              <table:table-cell office:value-type="float" office:value="739">
                <text:p>739</text:p>
              </table:table-cell>
              <table:table-cell office:value-type="float" office:value="600">
                <text:p>600</text:p>
              </table:table-cell>
              <table:table-cell office:value-type="float" office:value="288">
                <text:p>288</text:p>
              </table:table-cell>
              <table:table-cell office:value-type="float" office:value="269">
                <text:p>269</text:p>
              </table:table-cell>
              <table:table-cell office:value-type="float" office:value="584">
                <text:p>584</text:p>
              </table:table-cell>
              <table:table-cell office:value-type="float" office:value="282">
                <text:p>282</text:p>
              </table:table-cell>
              <table:table-cell office:value-type="float" office:value="687">
                <text:p>687</text:p>
              </table:table-cell>
              <table:table-cell office:value-type="float" office:value="808">
                <text:p>808</text:p>
              </table:table-cell>
              <table:table-cell office:value-type="float" office:value="396">
                <text:p>396</text:p>
              </table:table-cell>
              <table:table-cell office:value-type="float" office:value="587">
                <text:p>587</text:p>
              </table:table-cell>
              <table:table-cell office:value-type="float" office:value="331">
                <text:p>331</text:p>
              </table:table-cell>
              <table:table-cell office:value-type="float" office:value="188">
                <text:p>188</text:p>
              </table:table-cell>
              <table:table-cell office:value-type="float" office:value="60">
                <text:p>60</text:p>
              </table:table-cell>
              <table:table-cell office:value-type="float" office:value="373">
                <text:p>373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68cm" svg:height="12.591cm" xlink:href=".." xlink:type="simple" chart:class="chart:line" chart:style-name="ch1">
        <chart:title svg:x="4.578cm" svg:y="0.387cm" chart:style-name="ch2">
          <text:p>Type Trades per Variation from Mean Price (7-days)</text:p>
        </chart:title>
        <chart:subtitle svg:x="6.576cm" svg:y="1.417cm" chart:style-name="ch3">
          <text:p>17034 trades (9378 buys, 7656 sells)</text:p>
        </chart:subtitle>
        <chart:plot-area chart:style-name="ch4" table:cell-range-address="'histogram_price_historical_1666026590-1665421790'.A21:'histogram_price_historical_1666026590-1665421790'.Y23" chart:data-source-has-labels="row" svg:x="1.404cm" svg:y="2.351cm" svg:width="17.871cm" svg:height="9.008cm">
          <chart:coordinate-region svg:x="2.819cm" svg:y="2.55cm" svg:width="16.316cm" svg:height="7.511cm"/>
          <chart:axis chart:dimension="x" chart:name="primary-x" chart:style-name="ch5" chartooo:axis-type="auto">
            <chartooo:date-scale/>
            <chart:title svg:x="7.781cm" svg:y="11.61cm" chart:style-name="ch6">
              <text:p>Variation from Mean Price (7-days)</text:p>
            </chart:title>
            <chart:categories table:cell-range-address="'histogram_price_historical_1666026590-1665421790'.A21:'histogram_price_historical_1666026590-1665421790'.Y21"/>
          </chart:axis>
          <chart:axis chart:dimension="y" chart:name="primary-y" chart:style-name="ch5">
            <chart:title svg:x="0.451cm" svg:y="8.209cm" chart:style-name="ch7">
              <text:p>Fraction of Trades</text:p>
            </chart:title>
            <chart:grid chart:style-name="ch8" chart:class="major"/>
          </chart:axis>
          <chart:series chart:style-name="ch9" chart:values-cell-range-address="'histogram_price_historical_1666026590-1665421790'.A22:'histogram_price_historical_1666026590-1665421790'.Y22" chart:class="chart:line">
            <chart:data-point chart:repeated="25"/>
          </chart:series>
          <chart:series chart:style-name="ch10" chart:values-cell-range-address="'histogram_price_historical_1666026590-1665421790'.A23:'histogram_price_historical_1666026590-1665421790'.Y2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684">
                <text:p>-0.035684</text:p>
                <draw:g>
                  <svg:desc>'histogram_price_historical_1666026590-1665421790'.A21:'histogram_price_historical_1666026590-1665421790'.Y21</svg:desc>
                </draw:g>
              </table:table-cell>
              <table:table-cell office:value-type="float" office:value="-0.032581">
                <text:p>-0.032581</text:p>
              </table:table-cell>
              <table:table-cell office:value-type="float" office:value="-0.029478">
                <text:p>-0.029478</text:p>
              </table:table-cell>
              <table:table-cell office:value-type="float" office:value="-0.026375">
                <text:p>-0.026375</text:p>
              </table:table-cell>
              <table:table-cell office:value-type="float" office:value="-0.023272">
                <text:p>-0.023272</text:p>
              </table:table-cell>
              <table:table-cell office:value-type="float" office:value="-0.020169">
                <text:p>-0.020169</text:p>
              </table:table-cell>
              <table:table-cell office:value-type="float" office:value="-0.017066">
                <text:p>-0.017066</text:p>
              </table:table-cell>
              <table:table-cell office:value-type="float" office:value="-0.013963">
                <text:p>-0.013963</text:p>
              </table:table-cell>
              <table:table-cell office:value-type="float" office:value="-0.01086">
                <text:p>-0.01086</text:p>
              </table:table-cell>
              <table:table-cell office:value-type="float" office:value="-0.007757">
                <text:p>-0.007757</text:p>
              </table:table-cell>
              <table:table-cell office:value-type="float" office:value="-0.004654">
                <text:p>-0.004654</text:p>
              </table:table-cell>
              <table:table-cell office:value-type="float" office:value="-0.001551">
                <text:p>-0.001551</text:p>
              </table:table-cell>
              <table:table-cell office:value-type="float" office:value="0.001552">
                <text:p>0.001552</text:p>
              </table:table-cell>
              <table:table-cell office:value-type="float" office:value="0.004654">
                <text:p>0.004654</text:p>
              </table:table-cell>
              <table:table-cell office:value-type="float" office:value="0.007758">
                <text:p>0.007758</text:p>
              </table:table-cell>
              <table:table-cell office:value-type="float" office:value="0.010861">
                <text:p>0.010861</text:p>
              </table:table-cell>
              <table:table-cell office:value-type="float" office:value="0.013964">
                <text:p>0.013964</text:p>
              </table:table-cell>
              <table:table-cell office:value-type="float" office:value="0.017067">
                <text:p>0.017067</text:p>
              </table:table-cell>
              <table:table-cell office:value-type="float" office:value="0.020169">
                <text:p>0.020169</text:p>
              </table:table-cell>
              <table:table-cell office:value-type="float" office:value="0.023273">
                <text:p>0.023273</text:p>
              </table:table-cell>
              <table:table-cell office:value-type="float" office:value="0.026376">
                <text:p>0.026376</text:p>
              </table:table-cell>
              <table:table-cell office:value-type="float" office:value="0.029478">
                <text:p>0.029478</text:p>
              </table:table-cell>
              <table:table-cell office:value-type="float" office:value="0.032582">
                <text:p>0.032582</text:p>
              </table:table-cell>
              <table:table-cell office:value-type="float" office:value="0.035685">
                <text:p>0.035685</text:p>
              </table:table-cell>
              <table:table-cell office:value-type="float" office:value="0.038787">
                <text:p>0.038787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stogram_price_historical_1666026590-1665421790'.A22:'histogram_price_historical_1666026590-1665421790'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426530177010023">
                <text:p>0.00426530177010023</text:p>
              </table:table-cell>
              <table:table-cell office:value-type="float" office:value="0.0499040307101727">
                <text:p>0.0499040307101727</text:p>
              </table:table-cell>
              <table:table-cell office:value-type="float" office:value="0.0217530390275112">
                <text:p>0.0217530390275112</text:p>
              </table:table-cell>
              <table:table-cell office:value-type="float" office:value="0.0102367242482406">
                <text:p>0.0102367242482406</text:p>
              </table:table-cell>
              <table:table-cell office:value-type="float" office:value="0.035615269780337">
                <text:p>0.035615269780337</text:p>
              </table:table-cell>
              <table:table-cell office:value-type="float" office:value="0.0607805502239283">
                <text:p>0.0607805502239283</text:p>
              </table:table-cell>
              <table:table-cell office:value-type="float" office:value="0.0844529750479846">
                <text:p>0.0844529750479846</text:p>
              </table:table-cell>
              <table:table-cell office:value-type="float" office:value="0.0928769460439326">
                <text:p>0.0928769460439326</text:p>
              </table:table-cell>
              <table:table-cell office:value-type="float" office:value="0.0602473875026658">
                <text:p>0.0602473875026658</text:p>
              </table:table-cell>
              <table:table-cell office:value-type="float" office:value="0.0348688419705694">
                <text:p>0.0348688419705694</text:p>
              </table:table-cell>
              <table:table-cell office:value-type="float" office:value="0.0840264448709746">
                <text:p>0.0840264448709746</text:p>
              </table:table-cell>
              <table:table-cell office:value-type="float" office:value="0.0437193431435274">
                <text:p>0.0437193431435274</text:p>
              </table:table-cell>
              <table:table-cell office:value-type="float" office:value="0.101300917039881">
                <text:p>0.101300917039881</text:p>
              </table:table-cell>
              <table:table-cell office:value-type="float" office:value="0.0714438046491789">
                <text:p>0.0714438046491789</text:p>
              </table:table-cell>
              <table:table-cell office:value-type="float" office:value="0.0600341224141608">
                <text:p>0.0600341224141608</text:p>
              </table:table-cell>
              <table:table-cell office:value-type="float" office:value="0.0601407549584133">
                <text:p>0.0601407549584133</text:p>
              </table:table-cell>
              <table:table-cell office:value-type="float" office:value="0.0560887182768181">
                <text:p>0.0560887182768181</text:p>
              </table:table-cell>
              <table:table-cell office:value-type="float" office:value="0.0223928342930262">
                <text:p>0.0223928342930262</text:p>
              </table:table-cell>
              <table:table-cell office:value-type="float" office:value="0.0108765195137556">
                <text:p>0.0108765195137556</text:p>
              </table:table-cell>
              <table:table-cell office:value-type="float" office:value="0.026551503518874">
                <text:p>0.026551503518874</text:p>
              </table:table-cell>
              <table:table-cell office:value-type="float" office:value="0.00703774792066539">
                <text:p>0.00703774792066539</text:p>
              </table:table-cell>
              <table:table-cell office:value-type="float" office:value="0.00138622307528258">
                <text:p>0.00138622307528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587774294670846">
                <text:p>0.00587774294670846</text:p>
                <draw:g>
                  <svg:desc>'histogram_price_historical_1666026590-1665421790'.A23:'histogram_price_historical_1666026590-1665421790'.Y23</svg:desc>
                </draw:g>
              </table:table-cell>
              <table:table-cell office:value-type="float" office:value="0.00300417972831766">
                <text:p>0.00300417972831766</text:p>
              </table:table-cell>
              <table:table-cell office:value-type="float" office:value="0.0168495297805643">
                <text:p>0.0168495297805643</text:p>
              </table:table-cell>
              <table:table-cell office:value-type="float" office:value="0.0176332288401254">
                <text:p>0.0176332288401254</text:p>
              </table:table-cell>
              <table:table-cell office:value-type="float" office:value="0.0121473354231975">
                <text:p>0.0121473354231975</text:p>
              </table:table-cell>
              <table:table-cell office:value-type="float" office:value="0.0406217345872518">
                <text:p>0.0406217345872518</text:p>
              </table:table-cell>
              <table:table-cell office:value-type="float" office:value="0.0398380355276907">
                <text:p>0.0398380355276907</text:p>
              </table:table-cell>
              <table:table-cell office:value-type="float" office:value="0.0445402298850575">
                <text:p>0.0445402298850575</text:p>
              </table:table-cell>
              <table:table-cell office:value-type="float" office:value="0.0965256008359457">
                <text:p>0.0965256008359457</text:p>
              </table:table-cell>
              <table:table-cell office:value-type="float" office:value="0.0783699059561129">
                <text:p>0.0783699059561129</text:p>
              </table:table-cell>
              <table:table-cell office:value-type="float" office:value="0.0376175548589342">
                <text:p>0.0376175548589342</text:p>
              </table:table-cell>
              <table:table-cell office:value-type="float" office:value="0.0351358411703239">
                <text:p>0.0351358411703239</text:p>
              </table:table-cell>
              <table:table-cell office:value-type="float" office:value="0.0762800417972832">
                <text:p>0.0762800417972832</text:p>
              </table:table-cell>
              <table:table-cell office:value-type="float" office:value="0.036833855799373">
                <text:p>0.036833855799373</text:p>
              </table:table-cell>
              <table:table-cell office:value-type="float" office:value="0.0897335423197492">
                <text:p>0.0897335423197492</text:p>
              </table:table-cell>
              <table:table-cell office:value-type="float" office:value="0.105538140020899">
                <text:p>0.105538140020899</text:p>
              </table:table-cell>
              <table:table-cell office:value-type="float" office:value="0.0517241379310345">
                <text:p>0.0517241379310345</text:p>
              </table:table-cell>
              <table:table-cell office:value-type="float" office:value="0.0766718913270637">
                <text:p>0.0766718913270637</text:p>
              </table:table-cell>
              <table:table-cell office:value-type="float" office:value="0.0432340647857889">
                <text:p>0.0432340647857889</text:p>
              </table:table-cell>
              <table:table-cell office:value-type="float" office:value="0.0245559038662487">
                <text:p>0.0245559038662487</text:p>
              </table:table-cell>
              <table:table-cell office:value-type="float" office:value="0.00783699059561129">
                <text:p>0.00783699059561129</text:p>
              </table:table-cell>
              <table:table-cell office:value-type="float" office:value="0.0487199582027168">
                <text:p>0.0487199582027168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0.00313479623824451">
                <text:p>0.003134796238244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title svg:x="6.37cm" svg:y="0.316cm" chart:style-name="ch2">
          <text:p>P(Type/Trades)</text:p>
        </chart:title>
        <chart:plot-area chart:style-name="ch3" table:cell-range-address="'histogram_price_historical_1666026590-1665421790'.A30:'histogram_price_historical_1666026590-1665421790'.Y30 'histogram_price_historical_1666026590-1665421790'.A41:'histogram_price_historical_1666026590-1665421790'.Y42" chart:data-source-has-labels="row" svg:x="0.32cm" svg:y="1.275cm" svg:width="15.363cm" svg:height="7.55cm">
          <chart:coordinate-region svg:x="1.312cm" svg:y="1.474cm" svg:width="14.23cm" svg:height="6.053cm"/>
          <chart:axis chart:dimension="x" chart:name="primary-x" chart:style-name="ch4" chartooo:axis-type="auto">
            <chartooo:date-scale/>
            <chart:categories table:cell-range-address="'histogram_price_historical_1666026590-1665421790'.A30:'histogram_price_historical_1666026590-1665421790'.Y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istogram_price_historical_1666026590-1665421790'.A41:'histogram_price_historical_1666026590-1665421790'.Y41" chart:class="chart:line">
            <chart:data-point chart:repeated="25"/>
          </chart:series>
          <chart:series chart:style-name="ch8" chart:values-cell-range-address="'histogram_price_historical_1666026590-1665421790'.A42:'histogram_price_historical_1666026590-1665421790'.Y4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684">
                <text:p>-0.035684</text:p>
                <draw:g>
                  <svg:desc>'histogram_price_historical_1666026590-1665421790'.A30:'histogram_price_historical_1666026590-1665421790'.Y30</svg:desc>
                </draw:g>
              </table:table-cell>
              <table:table-cell office:value-type="float" office:value="-0.032581">
                <text:p>-0.032581</text:p>
              </table:table-cell>
              <table:table-cell office:value-type="float" office:value="-0.029478">
                <text:p>-0.029478</text:p>
              </table:table-cell>
              <table:table-cell office:value-type="float" office:value="-0.026375">
                <text:p>-0.026375</text:p>
              </table:table-cell>
              <table:table-cell office:value-type="float" office:value="-0.023272">
                <text:p>-0.023272</text:p>
              </table:table-cell>
              <table:table-cell office:value-type="float" office:value="-0.020169">
                <text:p>-0.020169</text:p>
              </table:table-cell>
              <table:table-cell office:value-type="float" office:value="-0.017066">
                <text:p>-0.017066</text:p>
              </table:table-cell>
              <table:table-cell office:value-type="float" office:value="-0.013963">
                <text:p>-0.013963</text:p>
              </table:table-cell>
              <table:table-cell office:value-type="float" office:value="-0.01086">
                <text:p>-0.01086</text:p>
              </table:table-cell>
              <table:table-cell office:value-type="float" office:value="-0.007757">
                <text:p>-0.007757</text:p>
              </table:table-cell>
              <table:table-cell office:value-type="float" office:value="-0.004654">
                <text:p>-0.004654</text:p>
              </table:table-cell>
              <table:table-cell office:value-type="float" office:value="-0.001551">
                <text:p>-0.001551</text:p>
              </table:table-cell>
              <table:table-cell office:value-type="float" office:value="0.001552">
                <text:p>0.001552</text:p>
              </table:table-cell>
              <table:table-cell office:value-type="float" office:value="0.004654">
                <text:p>0.004654</text:p>
              </table:table-cell>
              <table:table-cell office:value-type="float" office:value="0.007758">
                <text:p>0.007758</text:p>
              </table:table-cell>
              <table:table-cell office:value-type="float" office:value="0.010861">
                <text:p>0.010861</text:p>
              </table:table-cell>
              <table:table-cell office:value-type="float" office:value="0.013964">
                <text:p>0.013964</text:p>
              </table:table-cell>
              <table:table-cell office:value-type="float" office:value="0.017067">
                <text:p>0.017067</text:p>
              </table:table-cell>
              <table:table-cell office:value-type="float" office:value="0.020169">
                <text:p>0.020169</text:p>
              </table:table-cell>
              <table:table-cell office:value-type="float" office:value="0.023273">
                <text:p>0.023273</text:p>
              </table:table-cell>
              <table:table-cell office:value-type="float" office:value="0.026376">
                <text:p>0.026376</text:p>
              </table:table-cell>
              <table:table-cell office:value-type="float" office:value="0.029478">
                <text:p>0.029478</text:p>
              </table:table-cell>
              <table:table-cell office:value-type="float" office:value="0.032582">
                <text:p>0.032582</text:p>
              </table:table-cell>
              <table:table-cell office:value-type="float" office:value="0.035685">
                <text:p>0.035685</text:p>
              </table:table-cell>
              <table:table-cell office:value-type="float" office:value="0.038787">
                <text:p>0.038787</text:p>
              </table:table-cell>
            </table:table-row>
          </table:table-header-rows>
          <table:table-rows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stogram_price_historical_1666026590-1665421790'.A41:'histogram_price_historical_1666026590-1665421790'.Y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68">
                <text:p>468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  <table:table-cell office:value-type="float" office:value="334">
                <text:p>334</text:p>
              </table:table-cell>
              <table:table-cell office:value-type="float" office:value="570">
                <text:p>570</text:p>
              </table:table-cell>
              <table:table-cell office:value-type="float" office:value="792">
                <text:p>792</text:p>
              </table:table-cell>
              <table:table-cell office:value-type="float" office:value="871">
                <text:p>871</text:p>
              </table:table-cell>
              <table:table-cell office:value-type="float" office:value="565">
                <text:p>565</text:p>
              </table:table-cell>
              <table:table-cell office:value-type="float" office:value="327">
                <text:p>327</text:p>
              </table:table-cell>
              <table:table-cell office:value-type="float" office:value="788">
                <text:p>788</text:p>
              </table:table-cell>
              <table:table-cell office:value-type="float" office:value="410">
                <text:p>410</text:p>
              </table:table-cell>
              <table:table-cell office:value-type="float" office:value="950">
                <text:p>950</text:p>
              </table:table-cell>
              <table:table-cell office:value-type="float" office:value="670">
                <text:p>670</text:p>
              </table:table-cell>
              <table:table-cell office:value-type="float" office:value="563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526">
                <text:p>526</text:p>
              </table:table-cell>
              <table:table-cell office:value-type="float" office:value="210">
                <text:p>210</text:p>
              </table:table-cell>
              <table:table-cell office:value-type="float" office:value="102">
                <text:p>102</text:p>
              </table:table-cell>
              <table:table-cell office:value-type="float" office:value="249">
                <text:p>249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45">
                <text:p>45</text:p>
                <draw:g>
                  <svg:desc>'histogram_price_historical_1666026590-1665421790'.A42:'histogram_price_historical_1666026590-1665421790'.Y42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93">
                <text:p>93</text:p>
              </table:table-cell>
              <table:table-cell office:value-type="float" office:value="311">
                <text:p>311</text:p>
              </table:table-cell>
              <table:table-cell office:value-type="float" office:value="305">
                <text:p>305</text:p>
              </table:table-cell>
              <table:table-cell office:value-type="float" office:value="341">
                <text:p>341</text:p>
              </table:table-cell>
              <table:table-cell office:value-type="float" office:value="739">
                <text:p>739</text:p>
              </table:table-cell>
              <table:table-cell office:value-type="float" office:value="600">
                <text:p>600</text:p>
              </table:table-cell>
              <table:table-cell office:value-type="float" office:value="288">
                <text:p>288</text:p>
              </table:table-cell>
              <table:table-cell office:value-type="float" office:value="269">
                <text:p>269</text:p>
              </table:table-cell>
              <table:table-cell office:value-type="float" office:value="584">
                <text:p>584</text:p>
              </table:table-cell>
              <table:table-cell office:value-type="float" office:value="282">
                <text:p>282</text:p>
              </table:table-cell>
              <table:table-cell office:value-type="float" office:value="687">
                <text:p>687</text:p>
              </table:table-cell>
              <table:table-cell office:value-type="float" office:value="808">
                <text:p>808</text:p>
              </table:table-cell>
              <table:table-cell office:value-type="float" office:value="396">
                <text:p>396</text:p>
              </table:table-cell>
              <table:table-cell office:value-type="float" office:value="587">
                <text:p>587</text:p>
              </table:table-cell>
              <table:table-cell office:value-type="float" office:value="331">
                <text:p>331</text:p>
              </table:table-cell>
              <table:table-cell office:value-type="float" office:value="188">
                <text:p>188</text:p>
              </table:table-cell>
              <table:table-cell office:value-type="float" office:value="60">
                <text:p>60</text:p>
              </table:table-cell>
              <table:table-cell office:value-type="float" office:value="373">
                <text:p>373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scatter" chart:style-name="ch1">
        <chart:plot-area chart:style-name="ch2" table:cell-range-address="'histogram_price_historical_1666026590-1665421790'.A2:'histogram_price_historical_1666026590-1665421790'.Y2 'histogram_price_historical_1666026590-1665421790'.A4:'histogram_price_historical_1666026590-1665421790'.Y4" svg:x="1.331cm" svg:y="0.18cm" svg:width="14.352cm" svg:height="7.664cm">
          <chart:coordinate-region svg:x="2.138cm" svg:y="0.379cm" svg:width="13.174cm" svg:height="6.818cm"/>
          <chart:axis chart:dimension="x" chart:name="primary-x" chart:style-name="ch3">
            <chart:title svg:x="8.172cm" svg:y="8.024cm" chart:style-name="ch4">
              <text:p>Buy</text:p>
            </chart:title>
          </chart:axis>
          <chart:axis chart:dimension="y" chart:name="primary-y" chart:style-name="ch5">
            <chart:title svg:x="0.451cm" svg:y="4.347cm" chart:style-name="ch6">
              <text:p>Sell</text:p>
            </chart:title>
            <chart:grid chart:style-name="ch7" chart:class="major"/>
          </chart:axis>
          <chart:series chart:style-name="ch8" chart:values-cell-range-address="'histogram_price_historical_1666026590-1665421790'.A4:'histogram_price_historical_1666026590-1665421790'.Y4" chart:class="chart:scatter">
            <chart:domain table:cell-range-address="'histogram_price_historical_1666026590-1665421790'.A2:'histogram_price_historical_1666026590-1665421790'.Y2"/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stogram_price_historical_1666026590-1665421790'.A2:'histogram_price_historical_1666026590-1665421790'.Y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468">
                <text:p>468</text:p>
              </table:table-cell>
              <table:table-cell office:value-type="float" office:value="204">
                <text:p>204</text:p>
              </table:table-cell>
              <table:table-cell office:value-type="float" office:value="96">
                <text:p>96</text:p>
              </table:table-cell>
              <table:table-cell office:value-type="float" office:value="334">
                <text:p>334</text:p>
              </table:table-cell>
              <table:table-cell office:value-type="float" office:value="570">
                <text:p>570</text:p>
              </table:table-cell>
              <table:table-cell office:value-type="float" office:value="792">
                <text:p>792</text:p>
              </table:table-cell>
              <table:table-cell office:value-type="float" office:value="871">
                <text:p>871</text:p>
              </table:table-cell>
              <table:table-cell office:value-type="float" office:value="565">
                <text:p>565</text:p>
              </table:table-cell>
              <table:table-cell office:value-type="float" office:value="327">
                <text:p>327</text:p>
              </table:table-cell>
              <table:table-cell office:value-type="float" office:value="788">
                <text:p>788</text:p>
              </table:table-cell>
              <table:table-cell office:value-type="float" office:value="410">
                <text:p>410</text:p>
              </table:table-cell>
              <table:table-cell office:value-type="float" office:value="950">
                <text:p>950</text:p>
              </table:table-cell>
              <table:table-cell office:value-type="float" office:value="670">
                <text:p>670</text:p>
              </table:table-cell>
              <table:table-cell office:value-type="float" office:value="563">
                <text:p>563</text:p>
              </table:table-cell>
              <table:table-cell office:value-type="float" office:value="564">
                <text:p>564</text:p>
              </table:table-cell>
              <table:table-cell office:value-type="float" office:value="526">
                <text:p>526</text:p>
              </table:table-cell>
              <table:table-cell office:value-type="float" office:value="210">
                <text:p>210</text:p>
              </table:table-cell>
              <table:table-cell office:value-type="float" office:value="102">
                <text:p>102</text:p>
              </table:table-cell>
              <table:table-cell office:value-type="float" office:value="249">
                <text:p>249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45">
                <text:p>45</text:p>
                <draw:g>
                  <svg:desc>'histogram_price_historical_1666026590-1665421790'.A4:'histogram_price_historical_1666026590-1665421790'.Y4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93">
                <text:p>93</text:p>
              </table:table-cell>
              <table:table-cell office:value-type="float" office:value="311">
                <text:p>311</text:p>
              </table:table-cell>
              <table:table-cell office:value-type="float" office:value="305">
                <text:p>305</text:p>
              </table:table-cell>
              <table:table-cell office:value-type="float" office:value="341">
                <text:p>341</text:p>
              </table:table-cell>
              <table:table-cell office:value-type="float" office:value="739">
                <text:p>739</text:p>
              </table:table-cell>
              <table:table-cell office:value-type="float" office:value="600">
                <text:p>600</text:p>
              </table:table-cell>
              <table:table-cell office:value-type="float" office:value="288">
                <text:p>288</text:p>
              </table:table-cell>
              <table:table-cell office:value-type="float" office:value="269">
                <text:p>269</text:p>
              </table:table-cell>
              <table:table-cell office:value-type="float" office:value="584">
                <text:p>584</text:p>
              </table:table-cell>
              <table:table-cell office:value-type="float" office:value="282">
                <text:p>282</text:p>
              </table:table-cell>
              <table:table-cell office:value-type="float" office:value="687">
                <text:p>687</text:p>
              </table:table-cell>
              <table:table-cell office:value-type="float" office:value="808">
                <text:p>808</text:p>
              </table:table-cell>
              <table:table-cell office:value-type="float" office:value="396">
                <text:p>396</text:p>
              </table:table-cell>
              <table:table-cell office:value-type="float" office:value="587">
                <text:p>587</text:p>
              </table:table-cell>
              <table:table-cell office:value-type="float" office:value="331">
                <text:p>331</text:p>
              </table:table-cell>
              <table:table-cell office:value-type="float" office:value="188">
                <text:p>188</text:p>
              </table:table-cell>
              <table:table-cell office:value-type="float" office:value="60">
                <text:p>60</text:p>
              </table:table-cell>
              <table:table-cell office:value-type="float" office:value="373">
                <text:p>373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scatter" chart:style-name="ch1">
        <chart:title svg:x="4.547cm" svg:y="0.316cm" chart:style-name="ch2">
          <text:p>Relationship between buy and sell</text:p>
        </chart:title>
        <chart:legend chart:legend-position="end" svg:x="14.088cm" svg:y="4.204cm" style:legend-expansion="high" chart:style-name="ch3"/>
        <chart:plot-area chart:style-name="ch4" table:cell-range-address="'histogram_price_historical_1666026590-1665421790'.A22:'histogram_price_historical_1666026590-1665421790'.Y23" svg:x="1.33cm" svg:y="1.275cm" svg:width="12.439cm" svg:height="6.57cm">
          <chart:coordinate-region svg:x="2.745cm" svg:y="1.474cm" svg:width="10.441cm" svg:height="5.724cm"/>
          <chart:axis chart:dimension="x" chart:name="primary-x" chart:style-name="ch5">
            <chart:title svg:x="7.042cm" svg:y="8.025cm" chart:style-name="ch6">
              <text:p>buy %</text:p>
            </chart:title>
            <chart:grid chart:style-name="ch7" chart:class="major"/>
          </chart:axis>
          <chart:axis chart:dimension="y" chart:name="primary-y" chart:style-name="ch8">
            <chart:title svg:x="0.451cm" svg:y="5.054cm" chart:style-name="ch9">
              <text:p>sell %</text:p>
            </chart:title>
            <chart:grid chart:style-name="ch7" chart:class="major"/>
          </chart:axis>
          <chart:series chart:style-name="ch10" chart:values-cell-range-address="'histogram_price_historical_1666026590-1665421790'.A23:'histogram_price_historical_1666026590-1665421790'.Y23" chart:class="chart:scatter">
            <chart:domain table:cell-range-address="'histogram_price_historical_1666026590-1665421790'.A22:'histogram_price_historical_1666026590-1665421790'.Y22"/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stogram_price_historical_1666026590-1665421790'.A22:'histogram_price_historical_1666026590-1665421790'.Y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426530177010023">
                <text:p>0.00426530177010023</text:p>
              </table:table-cell>
              <table:table-cell office:value-type="float" office:value="0.0499040307101727">
                <text:p>0.0499040307101727</text:p>
              </table:table-cell>
              <table:table-cell office:value-type="float" office:value="0.0217530390275112">
                <text:p>0.0217530390275112</text:p>
              </table:table-cell>
              <table:table-cell office:value-type="float" office:value="0.0102367242482406">
                <text:p>0.0102367242482406</text:p>
              </table:table-cell>
              <table:table-cell office:value-type="float" office:value="0.035615269780337">
                <text:p>0.035615269780337</text:p>
              </table:table-cell>
              <table:table-cell office:value-type="float" office:value="0.0607805502239283">
                <text:p>0.0607805502239283</text:p>
              </table:table-cell>
              <table:table-cell office:value-type="float" office:value="0.0844529750479846">
                <text:p>0.0844529750479846</text:p>
              </table:table-cell>
              <table:table-cell office:value-type="float" office:value="0.0928769460439326">
                <text:p>0.0928769460439326</text:p>
              </table:table-cell>
              <table:table-cell office:value-type="float" office:value="0.0602473875026658">
                <text:p>0.0602473875026658</text:p>
              </table:table-cell>
              <table:table-cell office:value-type="float" office:value="0.0348688419705694">
                <text:p>0.0348688419705694</text:p>
              </table:table-cell>
              <table:table-cell office:value-type="float" office:value="0.0840264448709746">
                <text:p>0.0840264448709746</text:p>
              </table:table-cell>
              <table:table-cell office:value-type="float" office:value="0.0437193431435274">
                <text:p>0.0437193431435274</text:p>
              </table:table-cell>
              <table:table-cell office:value-type="float" office:value="0.101300917039881">
                <text:p>0.101300917039881</text:p>
              </table:table-cell>
              <table:table-cell office:value-type="float" office:value="0.0714438046491789">
                <text:p>0.0714438046491789</text:p>
              </table:table-cell>
              <table:table-cell office:value-type="float" office:value="0.0600341224141608">
                <text:p>0.0600341224141608</text:p>
              </table:table-cell>
              <table:table-cell office:value-type="float" office:value="0.0601407549584133">
                <text:p>0.0601407549584133</text:p>
              </table:table-cell>
              <table:table-cell office:value-type="float" office:value="0.0560887182768181">
                <text:p>0.0560887182768181</text:p>
              </table:table-cell>
              <table:table-cell office:value-type="float" office:value="0.0223928342930262">
                <text:p>0.0223928342930262</text:p>
              </table:table-cell>
              <table:table-cell office:value-type="float" office:value="0.0108765195137556">
                <text:p>0.0108765195137556</text:p>
              </table:table-cell>
              <table:table-cell office:value-type="float" office:value="0.026551503518874">
                <text:p>0.026551503518874</text:p>
              </table:table-cell>
              <table:table-cell office:value-type="float" office:value="0.00703774792066539">
                <text:p>0.00703774792066539</text:p>
              </table:table-cell>
              <table:table-cell office:value-type="float" office:value="0.00138622307528258">
                <text:p>0.00138622307528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0587774294670846">
                <text:p>0.00587774294670846</text:p>
                <draw:g>
                  <svg:desc>'histogram_price_historical_1666026590-1665421790'.A23:'histogram_price_historical_1666026590-1665421790'.Y23</svg:desc>
                </draw:g>
              </table:table-cell>
              <table:table-cell office:value-type="float" office:value="0.00300417972831766">
                <text:p>0.00300417972831766</text:p>
              </table:table-cell>
              <table:table-cell office:value-type="float" office:value="0.0168495297805643">
                <text:p>0.0168495297805643</text:p>
              </table:table-cell>
              <table:table-cell office:value-type="float" office:value="0.0176332288401254">
                <text:p>0.0176332288401254</text:p>
              </table:table-cell>
              <table:table-cell office:value-type="float" office:value="0.0121473354231975">
                <text:p>0.0121473354231975</text:p>
              </table:table-cell>
              <table:table-cell office:value-type="float" office:value="0.0406217345872518">
                <text:p>0.0406217345872518</text:p>
              </table:table-cell>
              <table:table-cell office:value-type="float" office:value="0.0398380355276907">
                <text:p>0.0398380355276907</text:p>
              </table:table-cell>
              <table:table-cell office:value-type="float" office:value="0.0445402298850575">
                <text:p>0.0445402298850575</text:p>
              </table:table-cell>
              <table:table-cell office:value-type="float" office:value="0.0965256008359457">
                <text:p>0.0965256008359457</text:p>
              </table:table-cell>
              <table:table-cell office:value-type="float" office:value="0.0783699059561129">
                <text:p>0.0783699059561129</text:p>
              </table:table-cell>
              <table:table-cell office:value-type="float" office:value="0.0376175548589342">
                <text:p>0.0376175548589342</text:p>
              </table:table-cell>
              <table:table-cell office:value-type="float" office:value="0.0351358411703239">
                <text:p>0.0351358411703239</text:p>
              </table:table-cell>
              <table:table-cell office:value-type="float" office:value="0.0762800417972832">
                <text:p>0.0762800417972832</text:p>
              </table:table-cell>
              <table:table-cell office:value-type="float" office:value="0.036833855799373">
                <text:p>0.036833855799373</text:p>
              </table:table-cell>
              <table:table-cell office:value-type="float" office:value="0.0897335423197492">
                <text:p>0.0897335423197492</text:p>
              </table:table-cell>
              <table:table-cell office:value-type="float" office:value="0.105538140020899">
                <text:p>0.105538140020899</text:p>
              </table:table-cell>
              <table:table-cell office:value-type="float" office:value="0.0517241379310345">
                <text:p>0.0517241379310345</text:p>
              </table:table-cell>
              <table:table-cell office:value-type="float" office:value="0.0766718913270637">
                <text:p>0.0766718913270637</text:p>
              </table:table-cell>
              <table:table-cell office:value-type="float" office:value="0.0432340647857889">
                <text:p>0.0432340647857889</text:p>
              </table:table-cell>
              <table:table-cell office:value-type="float" office:value="0.0245559038662487">
                <text:p>0.0245559038662487</text:p>
              </table:table-cell>
              <table:table-cell office:value-type="float" office:value="0.00783699059561129">
                <text:p>0.00783699059561129</text:p>
              </table:table-cell>
              <table:table-cell office:value-type="float" office:value="0.0487199582027168">
                <text:p>0.0487199582027168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0.00313479623824451">
                <text:p>0.003134796238244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353cm" svg:y="0.316cm" chart:style-name="ch2">
          <text:p>buy vs sell variation from mean price (7-days)</text:p>
        </chart:title>
        <chart:plot-area chart:style-name="ch3" table:cell-range-address="'histogram_price_historical_1666026590-1665421790'.A30:'histogram_price_historical_1666026590-1665421790'.Y30 'histogram_price_historical_1666026590-1665421790'.A63:'histogram_price_historical_1666026590-1665421790'.Y64" chart:data-source-has-labels="row" svg:x="0.32cm" svg:y="1.275cm" svg:width="15.36cm" svg:height="7.545cm">
          <chart:coordinate-region svg:x="1.232cm" svg:y="1.474cm" svg:width="14.307cm" svg:height="6.048cm"/>
          <chart:axis chart:dimension="x" chart:name="primary-x" chart:style-name="ch4" chartooo:axis-type="auto">
            <chartooo:date-scale/>
            <chart:categories table:cell-range-address="'histogram_price_historical_1666026590-1665421790'.A30:'histogram_price_historical_1666026590-1665421790'.Y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istogram_price_historical_1666026590-1665421790'.A63:'histogram_price_historical_1666026590-1665421790'.Y63" chart:class="chart:line">
            <chart:data-point chart:repeated="25"/>
          </chart:series>
          <chart:series chart:style-name="ch8" chart:values-cell-range-address="'histogram_price_historical_1666026590-1665421790'.A64:'histogram_price_historical_1666026590-1665421790'.Y64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684">
                <text:p>-0.035684</text:p>
                <draw:g>
                  <svg:desc>'histogram_price_historical_1666026590-1665421790'.A30:'histogram_price_historical_1666026590-1665421790'.Y30</svg:desc>
                </draw:g>
              </table:table-cell>
              <table:table-cell office:value-type="float" office:value="-0.032581">
                <text:p>-0.032581</text:p>
              </table:table-cell>
              <table:table-cell office:value-type="float" office:value="-0.029478">
                <text:p>-0.029478</text:p>
              </table:table-cell>
              <table:table-cell office:value-type="float" office:value="-0.026375">
                <text:p>-0.026375</text:p>
              </table:table-cell>
              <table:table-cell office:value-type="float" office:value="-0.023272">
                <text:p>-0.023272</text:p>
              </table:table-cell>
              <table:table-cell office:value-type="float" office:value="-0.020169">
                <text:p>-0.020169</text:p>
              </table:table-cell>
              <table:table-cell office:value-type="float" office:value="-0.017066">
                <text:p>-0.017066</text:p>
              </table:table-cell>
              <table:table-cell office:value-type="float" office:value="-0.013963">
                <text:p>-0.013963</text:p>
              </table:table-cell>
              <table:table-cell office:value-type="float" office:value="-0.01086">
                <text:p>-0.01086</text:p>
              </table:table-cell>
              <table:table-cell office:value-type="float" office:value="-0.007757">
                <text:p>-0.007757</text:p>
              </table:table-cell>
              <table:table-cell office:value-type="float" office:value="-0.004654">
                <text:p>-0.004654</text:p>
              </table:table-cell>
              <table:table-cell office:value-type="float" office:value="-0.001551">
                <text:p>-0.001551</text:p>
              </table:table-cell>
              <table:table-cell office:value-type="float" office:value="0.001552">
                <text:p>0.001552</text:p>
              </table:table-cell>
              <table:table-cell office:value-type="float" office:value="0.004654">
                <text:p>0.004654</text:p>
              </table:table-cell>
              <table:table-cell office:value-type="float" office:value="0.007758">
                <text:p>0.007758</text:p>
              </table:table-cell>
              <table:table-cell office:value-type="float" office:value="0.010861">
                <text:p>0.010861</text:p>
              </table:table-cell>
              <table:table-cell office:value-type="float" office:value="0.013964">
                <text:p>0.013964</text:p>
              </table:table-cell>
              <table:table-cell office:value-type="float" office:value="0.017067">
                <text:p>0.017067</text:p>
              </table:table-cell>
              <table:table-cell office:value-type="float" office:value="0.020169">
                <text:p>0.020169</text:p>
              </table:table-cell>
              <table:table-cell office:value-type="float" office:value="0.023273">
                <text:p>0.023273</text:p>
              </table:table-cell>
              <table:table-cell office:value-type="float" office:value="0.026376">
                <text:p>0.026376</text:p>
              </table:table-cell>
              <table:table-cell office:value-type="float" office:value="0.029478">
                <text:p>0.029478</text:p>
              </table:table-cell>
              <table:table-cell office:value-type="float" office:value="0.032582">
                <text:p>0.032582</text:p>
              </table:table-cell>
              <table:table-cell office:value-type="float" office:value="0.035685">
                <text:p>0.035685</text:p>
              </table:table-cell>
              <table:table-cell office:value-type="float" office:value="0.038787">
                <text:p>0.038787</text:p>
              </table:table-cell>
            </table:table-row>
          </table:table-header-rows>
          <table:table-rows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stogram_price_historical_1666026590-1665421790'.A63:'histogram_price_historical_1666026590-1665421790'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0425621828968936">
                <text:p>0.00425621828968936</text:p>
              </table:table-cell>
              <table:table-cell office:value-type="float" office:value="0.0486792823063524">
                <text:p>0.0486792823063524</text:p>
              </table:table-cell>
              <table:table-cell office:value-type="float" office:value="0.0215181479552582">
                <text:p>0.0215181479552582</text:p>
              </table:table-cell>
              <table:table-cell office:value-type="float" office:value="0.0101845073152465">
                <text:p>0.0101845073152465</text:p>
              </table:table-cell>
              <table:table-cell office:value-type="float" office:value="0.034988508843967">
                <text:p>0.034988508843967</text:p>
              </table:table-cell>
              <table:table-cell office:value-type="float" office:value="0.0589702741188622">
                <text:p>0.0589702741188622</text:p>
              </table:table-cell>
              <table:table-cell office:value-type="float" office:value="0.0809851290090726">
                <text:p>0.0809851290090726</text:p>
              </table:table-cell>
              <table:table-cell office:value-type="float" office:value="0.0886943668398503">
                <text:p>0.0886943668398503</text:p>
              </table:table-cell>
              <table:table-cell office:value-type="float" office:value="0.058468418375924">
                <text:p>0.058468418375924</text:p>
              </table:table-cell>
              <table:table-cell office:value-type="float" office:value="0.0342679285330874">
                <text:p>0.0342679285330874</text:p>
              </table:table-cell>
              <table:table-cell office:value-type="float" office:value="0.0805930578243221">
                <text:p>0.0805930578243221</text:p>
              </table:table-cell>
              <table:table-cell office:value-type="float" office:value="0.0427774291451294">
                <text:p>0.0427774291451294</text:p>
              </table:table-cell>
              <table:table-cell office:value-type="float" office:value="0.096338935044698">
                <text:p>0.096338935044698</text:p>
              </table:table-cell>
              <table:table-cell office:value-type="float" office:value="0.0689514032726734">
                <text:p>0.0689514032726734</text:p>
              </table:table-cell>
              <table:table-cell office:value-type="float" office:value="0.0582676011469477">
                <text:p>0.0582676011469477</text:p>
              </table:table-cell>
              <table:table-cell office:value-type="float" office:value="0.0583680151148489">
                <text:p>0.0583680151148489</text:p>
              </table:table-cell>
              <table:table-cell office:value-type="float" office:value="0.0545447469913766">
                <text:p>0.0545447469913766</text:p>
              </table:table-cell>
              <table:table-cell office:value-type="float" office:value="0.0221439757893982">
                <text:p>0.0221439757893982</text:p>
              </table:table-cell>
              <table:table-cell office:value-type="float" office:value="0.0108175840398588">
                <text:p>0.0108175840398588</text:p>
              </table:table-cell>
              <table:table-cell office:value-type="float" office:value="0.0262021114739724">
                <text:p>0.0262021114739724</text:p>
              </table:table-cell>
              <table:table-cell office:value-type="float" office:value="0.00701304096718147">
                <text:p>0.00701304096718147</text:p>
              </table:table-cell>
              <table:table-cell office:value-type="float" office:value="0.00138526271188588">
                <text:p>0.00138526271188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0586050280987049">
                <text:p>0.00586050280987049</text:p>
                <draw:g>
                  <svg:desc>'histogram_price_historical_1666026590-1665421790'.A64:'histogram_price_historical_1666026590-1665421790'.Y64</svg:desc>
                </draw:g>
              </table:table-cell>
              <table:table-cell office:value-type="float" office:value="0.00299967169584081">
                <text:p>0.00299967169584081</text:p>
              </table:table-cell>
              <table:table-cell office:value-type="float" office:value="0.0167083703887492">
                <text:p>0.0167083703887492</text:p>
              </table:table-cell>
              <table:table-cell office:value-type="float" office:value="0.0174786732319172">
                <text:p>0.0174786732319172</text:p>
              </table:table-cell>
              <table:table-cell office:value-type="float" office:value="0.0120738543781647">
                <text:p>0.0120738543781647</text:p>
              </table:table-cell>
              <table:table-cell office:value-type="float" office:value="0.0398077312130922">
                <text:p>0.0398077312130922</text:p>
              </table:table-cell>
              <table:table-cell office:value-type="float" office:value="0.039054934490534">
                <text:p>0.039054934490534</text:p>
              </table:table-cell>
              <table:table-cell office:value-type="float" office:value="0.0435628780358407">
                <text:p>0.0435628780358407</text:p>
              </table:table-cell>
              <table:table-cell office:value-type="float" office:value="0.0920133479151222">
                <text:p>0.0920133479151222</text:p>
              </table:table-cell>
              <table:table-cell office:value-type="float" office:value="0.0753776600331999">
                <text:p>0.0753776600331999</text:p>
              </table:table-cell>
              <table:table-cell office:value-type="float" office:value="0.0369188038080788">
                <text:p>0.0369188038080788</text:p>
              </table:table-cell>
              <table:table-cell office:value-type="float" office:value="0.0345257438035792">
                <text:p>0.0345257438035792</text:p>
              </table:table-cell>
              <table:table-cell office:value-type="float" office:value="0.0734433043782032">
                <text:p>0.0734433043782032</text:p>
              </table:table-cell>
              <table:table-cell office:value-type="float" office:value="0.0361637421484314">
                <text:p>0.0361637421484314</text:p>
              </table:table-cell>
              <table:table-cell office:value-type="float" office:value="0.0858252582979359">
                <text:p>0.0858252582979359</text:p>
              </table:table-cell>
              <table:table-cell office:value-type="float" office:value="0.10015984772992">
                <text:p>0.10015984772992</text:p>
              </table:table-cell>
              <table:table-cell office:value-type="float" office:value="0.0504092132065458">
                <text:p>0.0504092132065458</text:p>
              </table:table-cell>
              <table:table-cell office:value-type="float" office:value="0.0738063040584258">
                <text:p>0.0738063040584258</text:p>
              </table:table-cell>
              <table:table-cell office:value-type="float" office:value="0.0423127970191154">
                <text:p>0.0423127970191154</text:p>
              </table:table-cell>
              <table:table-cell office:value-type="float" office:value="0.0242568604203061">
                <text:p>0.0242568604203061</text:p>
              </table:table-cell>
              <table:table-cell office:value-type="float" office:value="0.0078063614504823">
                <text:p>0.0078063614504823</text:p>
              </table:table-cell>
              <table:table-cell office:value-type="float" office:value="0.047552182446465">
                <text:p>0.047552182446465</text:p>
              </table:table-cell>
              <table:table-cell office:value-type="float" office:value="0.0075471338520744">
                <text:p>0.0075471338520744</text:p>
              </table:table-cell>
              <table:table-cell office:value-type="float" office:value="0.003129887894742">
                <text:p>0.0031298878947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1cm" svg:height="9.006cm" xlink:href=".." xlink:type="simple" chart:class="chart:line" chart:style-name="ch1">
        <chart:legend chart:legend-position="end" svg:x="13.499cm" svg:y="3.955cm" style:legend-expansion="high" chart:style-name="ch2"/>
        <chart:plot-area chart:style-name="ch3" table:cell-range-address="'histogram_price_historical_1666026590-1665421790'.A59:'histogram_price_historical_1666026590-1665421790'.Y59 'histogram_price_historical_1666026590-1665421790'.A71:'histogram_price_historical_1666026590-1665421790'.Y72" chart:data-source-has-labels="row" svg:x="0.319cm" svg:y="0.18cm" svg:width="12.861cm" svg:height="8.646cm">
          <chart:coordinate-region svg:x="1.229cm" svg:y="0.38cm" svg:width="11.951cm" svg:height="7.148cm"/>
          <chart:axis chart:dimension="x" chart:name="primary-x" chart:style-name="ch4" chartooo:axis-type="auto">
            <chartooo:date-scale/>
            <chart:categories table:cell-range-address="'histogram_price_historical_1666026590-1665421790'.A59:'histogram_price_historical_1666026590-1665421790'.Y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istogram_price_historical_1666026590-1665421790'.A71:'histogram_price_historical_1666026590-1665421790'.Y71" chart:class="chart:line">
            <chart:data-point chart:repeated="25"/>
          </chart:series>
          <chart:series chart:style-name="ch8" chart:values-cell-range-address="'histogram_price_historical_1666026590-1665421790'.A72:'histogram_price_historical_1666026590-1665421790'.Y72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684">
                <text:p>-0.035684</text:p>
                <draw:g>
                  <svg:desc>'histogram_price_historical_1666026590-1665421790'.A59:'histogram_price_historical_1666026590-1665421790'.Y59</svg:desc>
                </draw:g>
              </table:table-cell>
              <table:table-cell office:value-type="float" office:value="-0.032581">
                <text:p>-0.032581</text:p>
              </table:table-cell>
              <table:table-cell office:value-type="float" office:value="-0.029478">
                <text:p>-0.029478</text:p>
              </table:table-cell>
              <table:table-cell office:value-type="float" office:value="-0.026375">
                <text:p>-0.026375</text:p>
              </table:table-cell>
              <table:table-cell office:value-type="float" office:value="-0.023272">
                <text:p>-0.023272</text:p>
              </table:table-cell>
              <table:table-cell office:value-type="float" office:value="-0.020169">
                <text:p>-0.020169</text:p>
              </table:table-cell>
              <table:table-cell office:value-type="float" office:value="-0.017066">
                <text:p>-0.017066</text:p>
              </table:table-cell>
              <table:table-cell office:value-type="float" office:value="-0.013963">
                <text:p>-0.013963</text:p>
              </table:table-cell>
              <table:table-cell office:value-type="float" office:value="-0.01086">
                <text:p>-0.01086</text:p>
              </table:table-cell>
              <table:table-cell office:value-type="float" office:value="-0.007757">
                <text:p>-0.007757</text:p>
              </table:table-cell>
              <table:table-cell office:value-type="float" office:value="-0.004654">
                <text:p>-0.004654</text:p>
              </table:table-cell>
              <table:table-cell office:value-type="float" office:value="-0.001551">
                <text:p>-0.001551</text:p>
              </table:table-cell>
              <table:table-cell office:value-type="float" office:value="0.001552">
                <text:p>0.001552</text:p>
              </table:table-cell>
              <table:table-cell office:value-type="float" office:value="0.004654">
                <text:p>0.004654</text:p>
              </table:table-cell>
              <table:table-cell office:value-type="float" office:value="0.007758">
                <text:p>0.007758</text:p>
              </table:table-cell>
              <table:table-cell office:value-type="float" office:value="0.010861">
                <text:p>0.010861</text:p>
              </table:table-cell>
              <table:table-cell office:value-type="float" office:value="0.013964">
                <text:p>0.013964</text:p>
              </table:table-cell>
              <table:table-cell office:value-type="float" office:value="0.017067">
                <text:p>0.017067</text:p>
              </table:table-cell>
              <table:table-cell office:value-type="float" office:value="0.020169">
                <text:p>0.020169</text:p>
              </table:table-cell>
              <table:table-cell office:value-type="float" office:value="0.023273">
                <text:p>0.023273</text:p>
              </table:table-cell>
              <table:table-cell office:value-type="float" office:value="0.026376">
                <text:p>0.026376</text:p>
              </table:table-cell>
              <table:table-cell office:value-type="float" office:value="0.029478">
                <text:p>0.029478</text:p>
              </table:table-cell>
              <table:table-cell office:value-type="float" office:value="0.032582">
                <text:p>0.032582</text:p>
              </table:table-cell>
              <table:table-cell office:value-type="float" office:value="0.035685">
                <text:p>0.035685</text:p>
              </table:table-cell>
              <table:table-cell office:value-type="float" office:value="0.038787">
                <text:p>0.038787</text:p>
              </table:table-cell>
            </table:table-row>
          </table:table-header-rows>
          <table:table-rows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histogram_price_historical_1666026590-1665421790'.A71:'histogram_price_historical_1666026590-1665421790'.Y7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.37827510276537">
                <text:p>3.37827510276537</text:p>
              </table:table-cell>
              <table:table-cell office:value-type="float" office:value="0.295375683427359">
                <text:p>0.295375683427359</text:p>
              </table:table-cell>
              <table:table-cell office:value-type="float" office:value="0.668211609562737">
                <text:p>0.668211609562737</text:p>
              </table:table-cell>
              <table:table-cell office:value-type="float" office:value="1.41181854309898">
                <text:p>1.41181854309898</text:p>
              </table:table-cell>
              <table:table-cell office:value-type="float" office:value="0.410954246267385">
                <text:p>0.410954246267385</text:p>
              </table:table-cell>
              <table:table-cell office:value-type="float" office:value="0.243829225738549">
                <text:p>0.243829225738549</text:p>
              </table:table-cell>
              <table:table-cell office:value-type="float" office:value="0.17754711829108">
                <text:p>0.17754711829108</text:p>
              </table:table-cell>
              <table:table-cell office:value-type="float" office:value="0.162114875975775">
                <text:p>0.162114875975775</text:p>
              </table:table-cell>
              <table:table-cell office:value-type="float" office:value="0.245922100843299">
                <text:p>0.245922100843299</text:p>
              </table:table-cell>
              <table:table-cell office:value-type="float" office:value="0.419595723917449">
                <text:p>0.419595723917449</text:p>
              </table:table-cell>
              <table:table-cell office:value-type="float" office:value="0.178410854087892">
                <text:p>0.178410854087892</text:p>
              </table:table-cell>
              <table:table-cell office:value-type="float" office:value="0.336127639442992">
                <text:p>0.336127639442992</text:p>
              </table:table-cell>
              <table:table-cell office:value-type="float" office:value="0.149250936532784">
                <text:p>0.149250936532784</text:p>
              </table:table-cell>
              <table:table-cell office:value-type="float" office:value="0.208533482968152">
                <text:p>0.208533482968152</text:p>
              </table:table-cell>
              <table:table-cell office:value-type="float" office:value="0.246769662676346">
                <text:p>0.246769662676346</text:p>
              </table:table-cell>
              <table:table-cell office:value-type="float" office:value="0.246345130148759">
                <text:p>0.246345130148759</text:p>
              </table:table-cell>
              <table:table-cell office:value-type="float" office:value="0.263612484668147">
                <text:p>0.263612484668147</text:p>
              </table:table-cell>
              <table:table-cell office:value-type="float" office:value="0.649326770257589">
                <text:p>0.649326770257589</text:p>
              </table:table-cell>
              <table:table-cell office:value-type="float" office:value="1.32919478388262">
                <text:p>1.32919478388262</text:p>
              </table:table-cell>
              <table:table-cell office:value-type="float" office:value="0.548760213247512">
                <text:p>0.548760213247512</text:p>
              </table:table-cell>
              <table:table-cell office:value-type="float" office:value="2.05027695507259">
                <text:p>2.05027695507259</text:p>
              </table:table-cell>
              <table:table-cell office:value-type="float" office:value="10.3797468571266">
                <text:p>10.379746857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2.52785200683209">
                <text:p>2.52785200683209</text:p>
                <draw:g>
                  <svg:desc>'histogram_price_historical_1666026590-1665421790'.A72:'histogram_price_historical_1666026590-1665421790'.Y72</svg:desc>
                </draw:g>
              </table:table-cell>
              <table:table-cell office:value-type="float" office:value="4.93870172843156">
                <text:p>4.93870172843156</text:p>
              </table:table-cell>
              <table:table-cell office:value-type="float" office:value="0.886650429951672">
                <text:p>0.886650429951672</text:p>
              </table:table-cell>
              <table:table-cell office:value-type="float" office:value="0.847574846923966">
                <text:p>0.847574846923966</text:p>
              </table:table-cell>
              <table:table-cell office:value-type="float" office:value="1.22698877466735">
                <text:p>1.22698877466735</text:p>
              </table:table-cell>
              <table:table-cell office:value-type="float" office:value="0.372150919872167">
                <text:p>0.372150919872167</text:p>
              </table:table-cell>
              <table:table-cell office:value-type="float" office:value="0.379324251396886">
                <text:p>0.379324251396886</text:p>
              </table:table-cell>
              <table:table-cell office:value-type="float" office:value="0.340071282177175">
                <text:p>0.340071282177175</text:p>
              </table:table-cell>
              <table:table-cell office:value-type="float" office:value="0.161003638326929">
                <text:p>0.161003638326929</text:p>
              </table:table-cell>
              <table:table-cell office:value-type="float" office:value="0.196536795947914">
                <text:p>0.196536795947914</text:p>
              </table:table-cell>
              <table:table-cell office:value-type="float" office:value="0.401272041910915">
                <text:p>0.401272041910915</text:p>
              </table:table-cell>
              <table:table-cell office:value-type="float" office:value="0.429085145080653">
                <text:p>0.429085145080653</text:p>
              </table:table-cell>
              <table:table-cell office:value-type="float" office:value="0.201713197879655">
                <text:p>0.201713197879655</text:p>
              </table:table-cell>
              <table:table-cell office:value-type="float" office:value="0.409650188527816">
                <text:p>0.409650188527816</text:p>
              </table:table-cell>
              <table:table-cell office:value-type="float" office:value="0.172612166660179">
                <text:p>0.172612166660179</text:p>
              </table:table-cell>
              <table:table-cell office:value-type="float" office:value="0.147908409654569">
                <text:p>0.147908409654569</text:p>
              </table:table-cell>
              <table:table-cell office:value-type="float" office:value="0.293884447834479">
                <text:p>0.293884447834479</text:p>
              </table:table-cell>
              <table:table-cell office:value-type="float" office:value="0.200721116955659">
                <text:p>0.200721116955659</text:p>
              </table:table-cell>
              <table:table-cell office:value-type="float" office:value="0.350118281764347">
                <text:p>0.350118281764347</text:p>
              </table:table-cell>
              <table:table-cell office:value-type="float" office:value="0.610733769015493">
                <text:p>0.610733769015493</text:p>
              </table:table-cell>
              <table:table-cell office:value-type="float" office:value="1.89774504843879">
                <text:p>1.89774504843879</text:p>
              </table:table-cell>
              <table:table-cell office:value-type="float" office:value="0.311541616531578">
                <text:p>0.311541616531578</text:p>
              </table:table-cell>
              <table:table-cell office:value-type="float" office:value="1.96292845460855">
                <text:p>1.96292845460855</text:p>
              </table:table-cell>
              <table:table-cell office:value-type="float" office:value="4.73323144060961">
                <text:p>4.733231440609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histogram_price_historical_1666026590-1665421790'.A77:'histogram_price_historical_1666026590-1665421790'.X78" svg:x="0.32cm" svg:y="0.18cm" svg:width="15.36cm" svg:height="8.64cm">
          <chart:coordinate-region svg:x="1.232cm" svg:y="0.379cm" svg:width="14.262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histogram_price_historical_1666026590-1665421790'.A77:'histogram_price_historical_1666026590-1665421790'.X77" chart:class="chart:line">
            <chart:data-point chart:repeated="24"/>
          </chart:series>
          <chart:series chart:style-name="ch6" chart:values-cell-range-address="'histogram_price_historical_1666026590-1665421790'.A78:'histogram_price_historical_1666026590-1665421790'.X78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-126.445830526088">
                <text:p>-126.445830526088</text:p>
                <draw:g>
                  <svg:desc>'histogram_price_historical_1666026590-1665421790'.A77:'histogram_price_historical_1666026590-1665421790'.X77</svg:desc>
                </draw:g>
              </table:table-cell>
              <table:table-cell office:value-type="float" office:value="-126.445830526088">
                <text:p>-126.445830526088</text:p>
              </table:table-cell>
              <table:table-cell office:value-type="float" office:value="8.68517358452688">
                <text:p>8.68517358452688</text:p>
              </table:table-cell>
              <table:table-cell office:value-type="float" office:value="11.7899893179159">
                <text:p>11.7899893179159</text:p>
              </table:table-cell>
              <table:table-cell office:value-type="float" office:value="9.86933782471023">
                <text:p>9.86933782471023</text:p>
              </table:table-cell>
              <table:table-cell office:value-type="float" office:value="9.08874961141443">
                <text:p>9.08874961141443</text:p>
              </table:table-cell>
              <table:table-cell office:value-type="float" office:value="10.8128877272186">
                <text:p>10.8128877272186</text:p>
              </table:table-cell>
              <table:table-cell office:value-type="float" office:value="12.536828144885">
                <text:p>12.536828144885</text:p>
              </table:table-cell>
              <table:table-cell office:value-type="float" office:value="14.1714871604473">
                <text:p>14.1714871604473</text:p>
              </table:table-cell>
              <table:table-cell office:value-type="float" office:value="14.7562264488116">
                <text:p>14.7562264488116</text:p>
              </table:table-cell>
              <table:table-cell office:value-type="float" office:value="12.500156450376">
                <text:p>12.500156450376</text:p>
              </table:table-cell>
              <table:table-cell office:value-type="float" office:value="10.7619711949177">
                <text:p>10.7619711949177</text:p>
              </table:table-cell>
              <table:table-cell office:value-type="float" office:value="14.141922495171">
                <text:p>14.141922495171</text:p>
              </table:table-cell>
              <table:table-cell office:value-type="float" office:value="11.3665016455387">
                <text:p>11.3665016455387</text:p>
              </table:table-cell>
              <table:table-cell office:value-type="float" office:value="15.3425591800564">
                <text:p>15.3425591800564</text:p>
              </table:table-cell>
              <table:table-cell office:value-type="float" office:value="13.2716030625736">
                <text:p>13.2716030625736</text:p>
              </table:table-cell>
              <table:table-cell office:value-type="float" office:value="12.485489560695">
                <text:p>12.485489560695</text:p>
              </table:table-cell>
              <table:table-cell office:value-type="float" office:value="12.492822877812">
                <text:p>12.492822877812</text:p>
              </table:table-cell>
              <table:table-cell office:value-type="float" office:value="12.214336409357">
                <text:p>12.214336409357</text:p>
              </table:table-cell>
              <table:table-cell office:value-type="float" office:value="9.91279122800576">
                <text:p>9.91279122800576</text:p>
              </table:table-cell>
              <table:table-cell office:value-type="float" office:value="9.13203742993942">
                <text:p>9.13203742993942</text:p>
              </table:table-cell>
              <table:table-cell office:value-type="float" office:value="10.1954625725423">
                <text:p>10.1954625725423</text:p>
              </table:table-cell>
              <table:table-cell office:value-type="float" office:value="8.87244850870313">
                <text:p>8.87244850870313</text:p>
              </table:table-cell>
              <table:table-cell office:value-type="float" office:value="8.49087861655808">
                <text:p>8.49087861655808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-2.05446328188506">
                <text:p>-2.05446328188506</text:p>
                <draw:g>
                  <svg:desc>'histogram_price_historical_1666026590-1665421790'.A78:'histogram_price_historical_1666026590-1665421790'.X78</svg:desc>
                </draw:g>
              </table:table-cell>
              <table:table-cell office:value-type="float" office:value="-2.21766383540333">
                <text:p>-2.21766383540333</text:p>
              </table:table-cell>
              <table:table-cell office:value-type="float" office:value="-1.4298981255635">
                <text:p>-1.4298981255635</text:p>
              </table:table-cell>
              <table:table-cell office:value-type="float" office:value="-1.38519925459386">
                <text:p>-1.38519925459386</text:p>
              </table:table-cell>
              <table:table-cell office:value-type="float" office:value="-1.69784754526592">
                <text:p>-1.69784754526592</text:p>
              </table:table-cell>
              <table:table-cell office:value-type="float" office:value="-0.0688675090852939">
                <text:p>-0.0688675090852939</text:p>
              </table:table-cell>
              <table:table-cell office:value-type="float" office:value="-0.113906913278868">
                <text:p>-0.113906913278868</text:p>
              </table:table-cell>
              <table:table-cell office:value-type="float" office:value="0.156503633087496">
                <text:p>0.156503633087496</text:p>
              </table:table-cell>
              <table:table-cell office:value-type="float" office:value="3.17388513427153">
                <text:p>3.17388513427153</text:p>
              </table:table-cell>
              <table:table-cell office:value-type="float" office:value="2.1142739794192">
                <text:p>2.1142739794192</text:p>
              </table:table-cell>
              <table:table-cell office:value-type="float" office:value="-0.241455518985617">
                <text:p>-0.241455518985617</text:p>
              </table:table-cell>
              <table:table-cell office:value-type="float" office:value="-0.383899562633516">
                <text:p>-0.383899562633516</text:p>
              </table:table-cell>
              <table:table-cell office:value-type="float" office:value="1.99270397238931">
                <text:p>1.99270397238931</text:p>
              </table:table-cell>
              <table:table-cell office:value-type="float" office:value="-0.286450424485253">
                <text:p>-0.286450424485253</text:p>
              </table:table-cell>
              <table:table-cell office:value-type="float" office:value="2.77675490621398">
                <text:p>2.77675490621398</text:p>
              </table:table-cell>
              <table:table-cell office:value-type="float" office:value="3.70219141156289">
                <text:p>3.70219141156289</text:p>
              </table:table-cell>
              <table:table-cell office:value-type="float" office:value="0.570437753124523">
                <text:p>0.570437753124523</text:p>
              </table:table-cell>
              <table:table-cell office:value-type="float" office:value="2.01549206364282">
                <text:p>2.01549206364282</text:p>
              </table:table-cell>
              <table:table-cell office:value-type="float" office:value="0.0813476746694732">
                <text:p>0.0813476746694732</text:p>
              </table:table-cell>
              <table:table-cell office:value-type="float" office:value="-0.989855014416634">
                <text:p>-0.989855014416634</text:p>
              </table:table-cell>
              <table:table-cell office:value-type="float" office:value="-1.94310068300179">
                <text:p>-1.94310068300179</text:p>
              </table:table-cell>
              <table:table-cell office:value-type="float" office:value="0.397219376949508">
                <text:p>0.397219376949508</text:p>
              </table:table-cell>
              <table:table-cell office:value-type="float" office:value="-1.95795322203348">
                <text:p>-1.95795322203348</text:p>
              </table:table-cell>
              <table:table-cell office:value-type="float" office:value="-2.2102490146987">
                <text:p>-2.21024901469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histogram_price_historical_1666026590-1665421790'.A59:'histogram_price_historical_1666026590-1665421790'.X59 'histogram_price_historical_1666026590-1665421790'.A79:'histogram_price_historical_1666026590-1665421790'.X80" chart:data-source-has-labels="row" svg:x="0.32cm" svg:y="0.18cm" svg:width="15.36cm" svg:height="8.64cm">
          <chart:coordinate-region svg:x="1.735cm" svg:y="0.379cm" svg:width="13.804cm" svg:height="8.242cm"/>
          <chart:axis chart:dimension="x" chart:name="primary-x" chart:style-name="ch3" chartooo:axis-type="auto">
            <chartooo:date-scale/>
            <chart:categories table:cell-range-address="'histogram_price_historical_1666026590-1665421790'.A59:'histogram_price_historical_1666026590-1665421790'.X5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histogram_price_historical_1666026590-1665421790'.A79:'histogram_price_historical_1666026590-1665421790'.X79" chart:class="chart:line">
            <chart:data-point chart:repeated="24"/>
          </chart:series>
          <chart:series chart:style-name="ch6" chart:values-cell-range-address="'histogram_price_historical_1666026590-1665421790'.A80:'histogram_price_historical_1666026590-1665421790'.X80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float" office:value="-0.035684">
                <text:p>-0.035684</text:p>
                <draw:g>
                  <svg:desc>'histogram_price_historical_1666026590-1665421790'.A59:'histogram_price_historical_1666026590-1665421790'.X59</svg:desc>
                </draw:g>
              </table:table-cell>
              <table:table-cell office:value-type="float" office:value="-0.032581">
                <text:p>-0.032581</text:p>
              </table:table-cell>
              <table:table-cell office:value-type="float" office:value="-0.029478">
                <text:p>-0.029478</text:p>
              </table:table-cell>
              <table:table-cell office:value-type="float" office:value="-0.026375">
                <text:p>-0.026375</text:p>
              </table:table-cell>
              <table:table-cell office:value-type="float" office:value="-0.023272">
                <text:p>-0.023272</text:p>
              </table:table-cell>
              <table:table-cell office:value-type="float" office:value="-0.020169">
                <text:p>-0.020169</text:p>
              </table:table-cell>
              <table:table-cell office:value-type="float" office:value="-0.017066">
                <text:p>-0.017066</text:p>
              </table:table-cell>
              <table:table-cell office:value-type="float" office:value="-0.013963">
                <text:p>-0.013963</text:p>
              </table:table-cell>
              <table:table-cell office:value-type="float" office:value="-0.01086">
                <text:p>-0.01086</text:p>
              </table:table-cell>
              <table:table-cell office:value-type="float" office:value="-0.007757">
                <text:p>-0.007757</text:p>
              </table:table-cell>
              <table:table-cell office:value-type="float" office:value="-0.004654">
                <text:p>-0.004654</text:p>
              </table:table-cell>
              <table:table-cell office:value-type="float" office:value="-0.001551">
                <text:p>-0.001551</text:p>
              </table:table-cell>
              <table:table-cell office:value-type="float" office:value="0.001552">
                <text:p>0.001552</text:p>
              </table:table-cell>
              <table:table-cell office:value-type="float" office:value="0.004654">
                <text:p>0.004654</text:p>
              </table:table-cell>
              <table:table-cell office:value-type="float" office:value="0.007758">
                <text:p>0.007758</text:p>
              </table:table-cell>
              <table:table-cell office:value-type="float" office:value="0.010861">
                <text:p>0.010861</text:p>
              </table:table-cell>
              <table:table-cell office:value-type="float" office:value="0.013964">
                <text:p>0.013964</text:p>
              </table:table-cell>
              <table:table-cell office:value-type="float" office:value="0.017067">
                <text:p>0.017067</text:p>
              </table:table-cell>
              <table:table-cell office:value-type="float" office:value="0.020169">
                <text:p>0.020169</text:p>
              </table:table-cell>
              <table:table-cell office:value-type="float" office:value="0.023273">
                <text:p>0.023273</text:p>
              </table:table-cell>
              <table:table-cell office:value-type="float" office:value="0.026376">
                <text:p>0.026376</text:p>
              </table:table-cell>
              <table:table-cell office:value-type="float" office:value="0.029478">
                <text:p>0.029478</text:p>
              </table:table-cell>
              <table:table-cell office:value-type="float" office:value="0.032582">
                <text:p>0.032582</text:p>
              </table:table-cell>
              <table:table-cell office:value-type="float" office:value="0.035685">
                <text:p>0.035685</text:p>
              </table:table-cell>
            </table:table-row>
          </table:table-header-rows>
          <table:table-rows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histogram_price_historical_1666026590-1665421790'.A79:'histogram_price_historical_1666026590-1665421790'.X7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686869116078523">
                <text:p>0.0686869116078523</text:p>
              </table:table-cell>
              <table:table-cell office:value-type="float" office:value="0.0932414241645035">
                <text:p>0.0932414241645035</text:p>
              </table:table-cell>
              <table:table-cell office:value-type="float" office:value="0.0780519039943671">
                <text:p>0.0780519039943671</text:p>
              </table:table-cell>
              <table:table-cell office:value-type="float" office:value="0.0718786026680355">
                <text:p>0.0718786026680355</text:p>
              </table:table-cell>
              <table:table-cell office:value-type="float" office:value="0.0855139918985916">
                <text:p>0.0855139918985916</text:p>
              </table:table-cell>
              <table:table-cell office:value-type="float" office:value="0.0991478176285017">
                <text:p>0.0991478176285017</text:p>
              </table:table-cell>
              <table:table-cell office:value-type="float" office:value="0.112075559166211">
                <text:p>0.112075559166211</text:p>
              </table:table-cell>
              <table:table-cell office:value-type="float" office:value="0.116699984391871">
                <text:p>0.116699984391871</text:p>
              </table:table-cell>
              <table:table-cell office:value-type="float" office:value="0.0988577986191251">
                <text:p>0.0988577986191251</text:p>
              </table:table-cell>
              <table:table-cell office:value-type="float" office:value="0.0851113172347531">
                <text:p>0.0851113172347531</text:p>
              </table:table-cell>
              <table:table-cell office:value-type="float" office:value="0.11184174627453">
                <text:p>0.11184174627453</text:p>
              </table:table-cell>
              <table:table-cell office:value-type="float" office:value="0.0898922613600421">
                <text:p>0.0898922613600421</text:p>
              </table:table-cell>
              <table:table-cell office:value-type="float" office:value="0.121337011400237">
                <text:p>0.121337011400237</text:p>
              </table:table-cell>
              <table:table-cell office:value-type="float" office:value="0.104958803365489">
                <text:p>0.104958803365489</text:p>
              </table:table-cell>
              <table:table-cell office:value-type="float" office:value="0.0987418051567863">
                <text:p>0.0987418051567863</text:p>
              </table:table-cell>
              <table:table-cell office:value-type="float" office:value="0.0987998008778513">
                <text:p>0.0987998008778513</text:p>
              </table:table-cell>
              <table:table-cell office:value-type="float" office:value="0.096597383706037">
                <text:p>0.096597383706037</text:p>
              </table:table-cell>
              <table:table-cell office:value-type="float" office:value="0.0783955563165887">
                <text:p>0.0783955563165887</text:p>
              </table:table-cell>
              <table:table-cell office:value-type="float" office:value="0.0722209454589751">
                <text:p>0.0722209454589751</text:p>
              </table:table-cell>
              <table:table-cell office:value-type="float" office:value="0.0806310696851236">
                <text:p>0.0806310696851236</text:p>
              </table:table-cell>
              <table:table-cell office:value-type="float" office:value="0.0701679800100058">
                <text:p>0.0701679800100058</text:p>
              </table:table-cell>
              <table:table-cell office:value-type="float" office:value="0.0671503250145228">
                <text:p>0.0671503250145228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-0.0177402836269176">
                <text:p>-0.0177402836269176</text:p>
                <draw:g>
                  <svg:desc>'histogram_price_historical_1666026590-1665421790'.A80:'histogram_price_historical_1666026590-1665421790'.X80</svg:desc>
                </draw:g>
              </table:table-cell>
              <table:table-cell office:value-type="float" office:value="-0.0191495198654097">
                <text:p>-0.0191495198654097</text:p>
              </table:table-cell>
              <table:table-cell office:value-type="float" office:value="-0.0123471655730051">
                <text:p>-0.0123471655730051</text:p>
              </table:table-cell>
              <table:table-cell office:value-type="float" office:value="-0.0119611909703941">
                <text:p>-0.0119611909703941</text:p>
              </table:table-cell>
              <table:table-cell office:value-type="float" office:value="-0.0146609079236726">
                <text:p>-0.0146609079236726</text:p>
              </table:table-cell>
              <table:table-cell office:value-type="float" office:value="-0.000594670712601612">
                <text:p>-0.000594670712601612</text:p>
              </table:table-cell>
              <table:table-cell office:value-type="float" office:value="-0.00098358581847211">
                <text:p>-0.00098358581847211</text:p>
              </table:table-cell>
              <table:table-cell office:value-type="float" office:value="0.00135140835277802">
                <text:p>0.00135140835277802</text:p>
              </table:table-cell>
              <table:table-cell office:value-type="float" office:value="0.0274064876105117">
                <text:p>0.0274064876105117</text:p>
              </table:table-cell>
              <table:table-cell office:value-type="float" office:value="0.0182567488018053">
                <text:p>0.0182567488018053</text:p>
              </table:table-cell>
              <table:table-cell office:value-type="float" office:value="-0.00208496760582605">
                <text:p>-0.00208496760582605</text:p>
              </table:table-cell>
              <table:table-cell office:value-type="float" office:value="-0.00331497145041174">
                <text:p>-0.00331497145041174</text:p>
              </table:table-cell>
              <table:table-cell office:value-type="float" office:value="0.0172069921942024">
                <text:p>0.0172069921942024</text:p>
              </table:table-cell>
              <table:table-cell office:value-type="float" office:value="-0.00247349846562194">
                <text:p>-0.00247349846562194</text:p>
              </table:table-cell>
              <table:table-cell office:value-type="float" office:value="0.0239772694080335">
                <text:p>0.0239772694080335</text:p>
              </table:table-cell>
              <table:table-cell office:value-type="float" office:value="0.0319684105631723">
                <text:p>0.0319684105631723</text:p>
              </table:table-cell>
              <table:table-cell office:value-type="float" office:value="0.00492572810678092">
                <text:p>0.00492572810678092</text:p>
              </table:table-cell>
              <table:table-cell office:value-type="float" office:value="0.017403767286616">
                <text:p>0.017403767286616</text:p>
              </table:table-cell>
              <table:table-cell office:value-type="float" office:value="0.000702436901039446">
                <text:p>0.000702436901039446</text:p>
              </table:table-cell>
              <table:table-cell office:value-type="float" office:value="-0.00854739476734054">
                <text:p>-0.00854739476734054</text:p>
              </table:table-cell>
              <table:table-cell office:value-type="float" office:value="-0.016778667954815">
                <text:p>-0.016778667954815</text:p>
              </table:table-cell>
              <table:table-cell office:value-type="float" office:value="0.00342998800286467">
                <text:p>0.00342998800286467</text:p>
              </table:table-cell>
              <table:table-cell office:value-type="float" office:value="-0.0169069195801058">
                <text:p>-0.0169069195801058</text:p>
              </table:table-cell>
              <table:table-cell office:value-type="float" office:value="-0.0190854929132113">
                <text:p>-0.01908549291321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